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0.42mm"/>
    </style:style>
    <style:style style:name="co7" style:family="table-column">
      <style:table-column-properties fo:break-before="auto" style:column-width="34.66mm"/>
    </style:style>
    <style:style style:name="co8" style:family="table-column">
      <style:table-column-properties fo:break-before="auto" style:column-width="34.4mm"/>
    </style:style>
    <style:style style:name="co9" style:family="table-column">
      <style:table-column-properties fo:break-before="auto" style:column-width="7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LP_300_100_train_acc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_QL_M__EPSILON_SEARCH__ALPHA-0,7__GAMMA-None__PRUNE_TYPE-ROW__PRUNE_PERCENT-0,8__MIN_EPSILON-0,1__REWARD_TYPE-ACC_COMPRESS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0" calcext:value-type="float">
            <text:p>0</text:p>
          </table:table-cell>
          <table:table-cell office:value-type="float" office:value="96.3636363636364" calcext:value-type="float">
            <text:p>96,3636363636364</text:p>
          </table:table-cell>
          <table:table-cell office:value-type="float" office:value="4558" calcext:value-type="float">
            <text:p>4558</text:p>
          </table:table-cell>
          <table:table-cell office:value-type="float" office:value="4730" calcext:value-type="float">
            <text:p>4730</text:p>
          </table:table-cell>
          <table:table-cell/>
          <table:table-cell office:value-type="float" office:value="1.0377358490566" calcext:value-type="float">
            <text:p>1,03773584905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1" calcext:value-type="float">
            <text:p>1</text:p>
          </table:table-cell>
          <table:table-cell office:value-type="float" office:value="96.3908939478068" calcext:value-type="float">
            <text:p>96,3908939478068</text:p>
          </table:table-cell>
          <table:table-cell office:value-type="float" office:value="5208" calcext:value-type="float">
            <text:p>5208</text:p>
          </table:table-cell>
          <table:table-cell office:value-type="float" office:value="5403" calcext:value-type="float">
            <text:p>5403</text:p>
          </table:table-cell>
          <table:table-cell/>
          <table:table-cell office:value-type="float" office:value="1.03744239631336" calcext:value-type="float">
            <text:p>1,037442396313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2" calcext:value-type="float">
            <text:p>2</text:p>
          </table:table-cell>
          <table:table-cell office:value-type="float" office:value="87.5339319273335" calcext:value-type="float">
            <text:p>87,5339319273335</text:p>
          </table:table-cell>
          <table:table-cell office:value-type="float" office:value="4192" calcext:value-type="float">
            <text:p>4192</text:p>
          </table:table-cell>
          <table:table-cell office:value-type="float" office:value="4789" calcext:value-type="float">
            <text:p>4789</text:p>
          </table:table-cell>
          <table:table-cell/>
          <table:table-cell office:value-type="float" office:value="1.1424141221374" calcext:value-type="float">
            <text:p>1,14241412213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3" calcext:value-type="float">
            <text:p>3</text:p>
          </table:table-cell>
          <table:table-cell office:value-type="float" office:value="88.2939739413681" calcext:value-type="float">
            <text:p>88,2939739413681</text:p>
          </table:table-cell>
          <table:table-cell office:value-type="float" office:value="4337" calcext:value-type="float">
            <text:p>4337</text:p>
          </table:table-cell>
          <table:table-cell office:value-type="float" office:value="4912" calcext:value-type="float">
            <text:p>4912</text:p>
          </table:table-cell>
          <table:table-cell/>
          <table:table-cell office:value-type="float" office:value="1.13258012451003" calcext:value-type="float">
            <text:p>1,13258012451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4" calcext:value-type="float">
            <text:p>4</text:p>
          </table:table-cell>
          <table:table-cell office:value-type="float" office:value="93.1313993174062" calcext:value-type="float">
            <text:p>93,1313993174062</text:p>
          </table:table-cell>
          <table:table-cell office:value-type="float" office:value="4366" calcext:value-type="float">
            <text:p>4366</text:p>
          </table:table-cell>
          <table:table-cell office:value-type="float" office:value="4688" calcext:value-type="float">
            <text:p>4688</text:p>
          </table:table-cell>
          <table:table-cell/>
          <table:table-cell office:value-type="float" office:value="1.07375171781951" calcext:value-type="float">
            <text:p>1,073751717819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5" calcext:value-type="float">
            <text:p>5</text:p>
          </table:table-cell>
          <table:table-cell office:value-type="float" office:value="84.5566103264645" calcext:value-type="float">
            <text:p>84,5566103264645</text:p>
          </table:table-cell>
          <table:table-cell office:value-type="float" office:value="3652" calcext:value-type="float">
            <text:p>3652</text:p>
          </table:table-cell>
          <table:table-cell office:value-type="float" office:value="4319" calcext:value-type="float">
            <text:p>4319</text:p>
          </table:table-cell>
          <table:table-cell/>
          <table:table-cell office:value-type="float" office:value="1.18263964950712" calcext:value-type="float">
            <text:p>1,182639649507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6" calcext:value-type="float">
            <text:p>6</text:p>
          </table:table-cell>
          <table:table-cell office:value-type="float" office:value="94.5642978003384" calcext:value-type="float">
            <text:p>94,5642978003384</text:p>
          </table:table-cell>
          <table:table-cell office:value-type="float" office:value="4471" calcext:value-type="float">
            <text:p>4471</text:p>
          </table:table-cell>
          <table:table-cell office:value-type="float" office:value="4728" calcext:value-type="float">
            <text:p>4728</text:p>
          </table:table-cell>
          <table:table-cell/>
          <table:table-cell office:value-type="float" office:value="1.05748154775218" calcext:value-type="float">
            <text:p>1,057481547752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7" calcext:value-type="float">
            <text:p>7</text:p>
          </table:table-cell>
          <table:table-cell office:value-type="float" office:value="93.4635312873655" calcext:value-type="float">
            <text:p>93,4635312873655</text:p>
          </table:table-cell>
          <table:table-cell office:value-type="float" office:value="4690" calcext:value-type="float">
            <text:p>4690</text:p>
          </table:table-cell>
          <table:table-cell office:value-type="float" office:value="5018" calcext:value-type="float">
            <text:p>5018</text:p>
          </table:table-cell>
          <table:table-cell/>
          <table:table-cell office:value-type="float" office:value="1.06993603411514" calcext:value-type="float">
            <text:p>1,06993603411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8" calcext:value-type="float">
            <text:p>8</text:p>
          </table:table-cell>
          <table:table-cell office:value-type="float" office:value="88.027268853856" calcext:value-type="float">
            <text:p>88,027268853856</text:p>
          </table:table-cell>
          <table:table-cell office:value-type="float" office:value="4132" calcext:value-type="float">
            <text:p>4132</text:p>
          </table:table-cell>
          <table:table-cell office:value-type="float" office:value="4694" calcext:value-type="float">
            <text:p>4694</text:p>
          </table:table-cell>
          <table:table-cell/>
          <table:table-cell office:value-type="float" office:value="1.13601161665053" calcext:value-type="float">
            <text:p>1,136011616650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9" calcext:value-type="float">
            <text:p>9</text:p>
          </table:table-cell>
          <table:table-cell office:value-type="float" office:value="90.3369357914812" calcext:value-type="float">
            <text:p>90,3369357914812</text:p>
          </table:table-cell>
          <table:table-cell office:value-type="float" office:value="4263" calcext:value-type="float">
            <text:p>4263</text:p>
          </table:table-cell>
          <table:table-cell office:value-type="float" office:value="4719" calcext:value-type="float">
            <text:p>4719</text:p>
          </table:table-cell>
          <table:table-cell/>
          <table:table-cell office:value-type="float" office:value="1.10696692470091" calcext:value-type="float">
            <text:p>1,10696692470091</text:p>
          </table:table-cell>
          <table:table-cell office:value-type="string" calcext:value-type="string">
            <text:p>H_M</text:p>
          </table:table-cell>
          <table:table-cell office:value-type="float" office:value="0.910999039432162" calcext:value-type="float">
            <text:p>0,910999039432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 Accuracy (Overall):</text:p>
          </table:table-cell>
          <table:table-cell office:value-type="float" office:value="91.39375" calcext:value-type="float">
            <text:p>91,39375</text:p>
          </table:table-cell>
          <table:table-cell office:value-type="float" office:value="43869" calcext:value-type="float">
            <text:p>43869</text:p>
          </table:table-cell>
          <table:table-cell office:value-type="float" office:value="48000" calcext:value-type="float">
            <text:p>4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_QL_M__ALPHA_SEARCH__MIN_ALPHA-0,2__GAMMA-None__PRUNE_TYPE-ROW__PRUNE_PERCENT-0,8__EPSILON-0,5__REWARD_TYPE-ACC_COMPRESS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0" calcext:value-type="float">
            <text:p>0</text:p>
          </table:table-cell>
          <table:table-cell office:value-type="float" office:value="96.5961945031713" calcext:value-type="float">
            <text:p>96,5961945031713</text:p>
          </table:table-cell>
          <table:table-cell office:value-type="float" office:value="4569" calcext:value-type="float">
            <text:p>4569</text:p>
          </table:table-cell>
          <table:table-cell office:value-type="float" office:value="4730" calcext:value-type="float">
            <text:p>4730</text:p>
          </table:table-cell>
          <table:table-cell/>
          <table:table-cell table:formula="of:=IF([.C15] &gt; 0;1/([.C15]/100);100)" office:value-type="float" office:value="1.03523746990589" calcext:value-type="float">
            <text:p>1,035237469905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1" calcext:value-type="float">
            <text:p>1</text:p>
          </table:table-cell>
          <table:table-cell office:value-type="float" office:value="95.1693503609106" calcext:value-type="float">
            <text:p>95,1693503609106</text:p>
          </table:table-cell>
          <table:table-cell office:value-type="float" office:value="5142" calcext:value-type="float">
            <text:p>5142</text:p>
          </table:table-cell>
          <table:table-cell office:value-type="float" office:value="5403" calcext:value-type="float">
            <text:p>5403</text:p>
          </table:table-cell>
          <table:table-cell/>
          <table:table-cell table:formula="of:=IF([.C16] &gt; 0;1/([.C16]/100);100)" office:value-type="float" office:value="1.05075845974329" calcext:value-type="float">
            <text:p>1,050758459743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2" calcext:value-type="float">
            <text:p>2</text:p>
          </table:table-cell>
          <table:table-cell office:value-type="float" office:value="88.9747337648779" calcext:value-type="float">
            <text:p>88,9747337648779</text:p>
          </table:table-cell>
          <table:table-cell office:value-type="float" office:value="4261" calcext:value-type="float">
            <text:p>4261</text:p>
          </table:table-cell>
          <table:table-cell office:value-type="float" office:value="4789" calcext:value-type="float">
            <text:p>4789</text:p>
          </table:table-cell>
          <table:table-cell/>
          <table:table-cell table:formula="of:=IF([.C17] &gt; 0;1/([.C17]/100);100)" office:value-type="float" office:value="1.12391457404365" calcext:value-type="float">
            <text:p>1,12391457404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3" calcext:value-type="float">
            <text:p>3</text:p>
          </table:table-cell>
          <table:table-cell office:value-type="float" office:value="88.599348534202" calcext:value-type="float">
            <text:p>88,599348534202</text:p>
          </table:table-cell>
          <table:table-cell office:value-type="float" office:value="4352" calcext:value-type="float">
            <text:p>4352</text:p>
          </table:table-cell>
          <table:table-cell office:value-type="float" office:value="4912" calcext:value-type="float">
            <text:p>4912</text:p>
          </table:table-cell>
          <table:table-cell/>
          <table:table-cell table:formula="of:=IF([.C18] &gt; 0;1/([.C18]/100);100)" office:value-type="float" office:value="1.12867647058823" calcext:value-type="float">
            <text:p>1,128676470588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4" calcext:value-type="float">
            <text:p>4</text:p>
          </table:table-cell>
          <table:table-cell office:value-type="float" office:value="87.3506825938567" calcext:value-type="float">
            <text:p>87,3506825938567</text:p>
          </table:table-cell>
          <table:table-cell office:value-type="float" office:value="4095" calcext:value-type="float">
            <text:p>4095</text:p>
          </table:table-cell>
          <table:table-cell office:value-type="float" office:value="4688" calcext:value-type="float">
            <text:p>4688</text:p>
          </table:table-cell>
          <table:table-cell/>
          <table:table-cell table:formula="of:=IF([.C19] &gt; 0;1/([.C19]/100);100)" office:value-type="float" office:value="1.14481074481074" calcext:value-type="float">
            <text:p>1,144810744810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5" calcext:value-type="float">
            <text:p>5</text:p>
          </table:table-cell>
          <table:table-cell office:value-type="float" office:value="81.592961333642" calcext:value-type="float">
            <text:p>81,592961333642</text:p>
          </table:table-cell>
          <table:table-cell office:value-type="float" office:value="3524" calcext:value-type="float">
            <text:p>3524</text:p>
          </table:table-cell>
          <table:table-cell office:value-type="float" office:value="4319" calcext:value-type="float">
            <text:p>4319</text:p>
          </table:table-cell>
          <table:table-cell/>
          <table:table-cell table:formula="of:=IF([.C20] &gt; 0;1/([.C20]/100);100)" office:value-type="float" office:value="1.22559591373439" calcext:value-type="float">
            <text:p>1,225595913734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6" calcext:value-type="float">
            <text:p>6</text:p>
          </table:table-cell>
          <table:table-cell office:value-type="float" office:value="94.6277495769882" calcext:value-type="float">
            <text:p>94,6277495769882</text:p>
          </table:table-cell>
          <table:table-cell office:value-type="float" office:value="4474" calcext:value-type="float">
            <text:p>4474</text:p>
          </table:table-cell>
          <table:table-cell office:value-type="float" office:value="4728" calcext:value-type="float">
            <text:p>4728</text:p>
          </table:table-cell>
          <table:table-cell/>
          <table:table-cell table:formula="of:=IF([.C21] &gt; 0;1/([.C21]/100);100)" office:value-type="float" office:value="1.05677246312025" calcext:value-type="float">
            <text:p>1,056772463120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7" calcext:value-type="float">
            <text:p>7</text:p>
          </table:table-cell>
          <table:table-cell office:value-type="float" office:value="93.6030290952571" calcext:value-type="float">
            <text:p>93,6030290952571</text:p>
          </table:table-cell>
          <table:table-cell office:value-type="float" office:value="4697" calcext:value-type="float">
            <text:p>4697</text:p>
          </table:table-cell>
          <table:table-cell office:value-type="float" office:value="5018" calcext:value-type="float">
            <text:p>5018</text:p>
          </table:table-cell>
          <table:table-cell/>
          <table:table-cell table:formula="of:=IF([.C22] &gt; 0;1/([.C22]/100);100)" office:value-type="float" office:value="1.068341494571" calcext:value-type="float">
            <text:p>1,0683414945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8" calcext:value-type="float">
            <text:p>8</text:p>
          </table:table-cell>
          <table:table-cell office:value-type="float" office:value="86.8342564976566" calcext:value-type="float">
            <text:p>86,8342564976566</text:p>
          </table:table-cell>
          <table:table-cell office:value-type="float" office:value="4076" calcext:value-type="float">
            <text:p>4076</text:p>
          </table:table-cell>
          <table:table-cell office:value-type="float" office:value="4694" calcext:value-type="float">
            <text:p>4694</text:p>
          </table:table-cell>
          <table:table-cell/>
          <table:table-cell table:formula="of:=IF([.C23] &gt; 0;1/([.C23]/100);100)" office:value-type="float" office:value="1.15161923454367" calcext:value-type="float">
            <text:p>1,151619234543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9" calcext:value-type="float">
            <text:p>9</text:p>
          </table:table-cell>
          <table:table-cell office:value-type="float" office:value="90.2521720703539" calcext:value-type="float">
            <text:p>90,2521720703539</text:p>
          </table:table-cell>
          <table:table-cell office:value-type="float" office:value="4259" calcext:value-type="float">
            <text:p>4259</text:p>
          </table:table-cell>
          <table:table-cell office:value-type="float" office:value="4719" calcext:value-type="float">
            <text:p>4719</text:p>
          </table:table-cell>
          <table:table-cell/>
          <table:table-cell table:formula="of:=IF([.C24] &gt; 0;1/([.C24]/100);100)" office:value-type="float" office:value="1.10800657431322" calcext:value-type="float">
            <text:p>1,10800657431322</text:p>
          </table:table-cell>
          <table:table-cell office:value-type="string" calcext:value-type="string">
            <text:p>M_H</text:p>
          </table:table-cell>
          <table:table-cell table:formula="of:=10/SUM([.G15:.G24])" office:value-type="float" office:value="0.901409799568824" calcext:value-type="float">
            <text:p>0,901409799568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 Accuracy (Overall):</text:p>
          </table:table-cell>
          <table:table-cell office:value-type="float" office:value="90.51875" calcext:value-type="float">
            <text:p>90,51875</text:p>
          </table:table-cell>
          <table:table-cell office:value-type="float" office:value="43449" calcext:value-type="float">
            <text:p>43449</text:p>
          </table:table-cell>
          <table:table-cell office:value-type="float" office:value="48000" calcext:value-type="float">
            <text:p>4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_QL_M__EPSILON_SEARCH__ALPHA-0,8__GAMMA-None__PRUNE_TYPE-ROW__PRUNE_PERCENT-0,8__MIN_EPSILON-0,1__REWARD_TYPE-ACC_COMPRESS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0" calcext:value-type="float">
            <text:p>0</text:p>
          </table:table-cell>
          <table:table-cell office:value-type="float" office:value="96.9133192389007" calcext:value-type="float">
            <text:p>96,9133192389007</text:p>
          </table:table-cell>
          <table:table-cell office:value-type="float" office:value="4584" calcext:value-type="float">
            <text:p>4584</text:p>
          </table:table-cell>
          <table:table-cell office:value-type="float" office:value="4730" calcext:value-type="float">
            <text:p>4730</text:p>
          </table:table-cell>
          <table:table-cell/>
          <table:table-cell table:formula="of:=IF([.C27] &gt; 0;1/([.C27]/100);100)" office:value-type="float" office:value="1.03184991273996" calcext:value-type="float">
            <text:p>1,031849912739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1" calcext:value-type="float">
            <text:p>1</text:p>
          </table:table-cell>
          <table:table-cell office:value-type="float" office:value="97.9085693133444" calcext:value-type="float">
            <text:p>97,9085693133444</text:p>
          </table:table-cell>
          <table:table-cell office:value-type="float" office:value="5290" calcext:value-type="float">
            <text:p>5290</text:p>
          </table:table-cell>
          <table:table-cell office:value-type="float" office:value="5403" calcext:value-type="float">
            <text:p>5403</text:p>
          </table:table-cell>
          <table:table-cell/>
          <table:table-cell table:formula="of:=IF([.C28] &gt; 0;1/([.C28]/100);100)" office:value-type="float" office:value="1.02136105860113" calcext:value-type="float">
            <text:p>1,021361058601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2" calcext:value-type="float">
            <text:p>2</text:p>
          </table:table-cell>
          <table:table-cell office:value-type="float" office:value="90.7287533931927" calcext:value-type="float">
            <text:p>90,7287533931927</text:p>
          </table:table-cell>
          <table:table-cell office:value-type="float" office:value="4345" calcext:value-type="float">
            <text:p>4345</text:p>
          </table:table-cell>
          <table:table-cell office:value-type="float" office:value="4789" calcext:value-type="float">
            <text:p>4789</text:p>
          </table:table-cell>
          <table:table-cell/>
          <table:table-cell table:formula="of:=IF([.C29] &gt; 0;1/([.C29]/100);100)" office:value-type="float" office:value="1.10218642117376" calcext:value-type="float">
            <text:p>1,102186421173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3" calcext:value-type="float">
            <text:p>3</text:p>
          </table:table-cell>
          <table:table-cell office:value-type="float" office:value="23.2491856677524" calcext:value-type="float">
            <text:p>23,2491856677524</text:p>
          </table:table-cell>
          <table:table-cell office:value-type="float" office:value="1142" calcext:value-type="float">
            <text:p>1142</text:p>
          </table:table-cell>
          <table:table-cell office:value-type="float" office:value="4912" calcext:value-type="float">
            <text:p>4912</text:p>
          </table:table-cell>
          <table:table-cell/>
          <table:table-cell table:formula="of:=IF([.C30] &gt; 0;1/([.C30]/100);100)" office:value-type="float" office:value="4.30122591943959" calcext:value-type="float">
            <text:p>4,301225919439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4" calcext:value-type="float">
            <text:p>4</text:p>
          </table:table-cell>
          <table:table-cell office:value-type="float" office:value="93.8566552901024" calcext:value-type="float">
            <text:p>93,8566552901024</text:p>
          </table:table-cell>
          <table:table-cell office:value-type="float" office:value="4400" calcext:value-type="float">
            <text:p>4400</text:p>
          </table:table-cell>
          <table:table-cell office:value-type="float" office:value="4688" calcext:value-type="float">
            <text:p>4688</text:p>
          </table:table-cell>
          <table:table-cell/>
          <table:table-cell table:formula="of:=IF([.C31] &gt; 0;1/([.C31]/100);100)" office:value-type="float" office:value="1.06545454545455" calcext:value-type="float">
            <text:p>1,06545454545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5" calcext:value-type="float">
            <text:p>5</text:p>
          </table:table-cell>
          <table:table-cell office:value-type="float" office:value="85.3438295901829" calcext:value-type="float">
            <text:p>85,3438295901829</text:p>
          </table:table-cell>
          <table:table-cell office:value-type="float" office:value="3686" calcext:value-type="float">
            <text:p>3686</text:p>
          </table:table-cell>
          <table:table-cell office:value-type="float" office:value="4319" calcext:value-type="float">
            <text:p>4319</text:p>
          </table:table-cell>
          <table:table-cell/>
          <table:table-cell table:formula="of:=IF([.C32] &gt; 0;1/([.C32]/100);100)" office:value-type="float" office:value="1.17173087357569" calcext:value-type="float">
            <text:p>1,171730873575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6" calcext:value-type="float">
            <text:p>6</text:p>
          </table:table-cell>
          <table:table-cell office:value-type="float" office:value="95.7275803722504" calcext:value-type="float">
            <text:p>95,7275803722504</text:p>
          </table:table-cell>
          <table:table-cell office:value-type="float" office:value="4526" calcext:value-type="float">
            <text:p>4526</text:p>
          </table:table-cell>
          <table:table-cell office:value-type="float" office:value="4728" calcext:value-type="float">
            <text:p>4728</text:p>
          </table:table-cell>
          <table:table-cell/>
          <table:table-cell table:formula="of:=IF([.C33] &gt; 0;1/([.C33]/100);100)" office:value-type="float" office:value="1.04463102076889" calcext:value-type="float">
            <text:p>1,044631020768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7" calcext:value-type="float">
            <text:p>7</text:p>
          </table:table-cell>
          <table:table-cell office:value-type="float" office:value="93.6428856117975" calcext:value-type="float">
            <text:p>93,6428856117975</text:p>
          </table:table-cell>
          <table:table-cell office:value-type="float" office:value="4699" calcext:value-type="float">
            <text:p>4699</text:p>
          </table:table-cell>
          <table:table-cell office:value-type="float" office:value="5018" calcext:value-type="float">
            <text:p>5018</text:p>
          </table:table-cell>
          <table:table-cell/>
          <table:table-cell table:formula="of:=IF([.C34] &gt; 0;1/([.C34]/100);100)" office:value-type="float" office:value="1.06788678442222" calcext:value-type="float">
            <text:p>1,067886784422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94" calcext:value-type="float">
            <text:p>4694</text:p>
          </table:table-cell>
          <table:table-cell/>
          <table:table-cell table:formula="of:=IF([.C35] &gt; 0;1/([.C35]/100);100)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9" calcext:value-type="float">
            <text:p>9</text:p>
          </table:table-cell>
          <table:table-cell office:value-type="float" office:value="91.290527654164" calcext:value-type="float">
            <text:p>91,290527654164</text:p>
          </table:table-cell>
          <table:table-cell office:value-type="float" office:value="4308" calcext:value-type="float">
            <text:p>4308</text:p>
          </table:table-cell>
          <table:table-cell office:value-type="float" office:value="4719" calcext:value-type="float">
            <text:p>4719</text:p>
          </table:table-cell>
          <table:table-cell/>
          <table:table-cell table:formula="of:=IF([.C36] &gt; 0;1/([.C36]/100);100)" office:value-type="float" office:value="1.09540389972145" calcext:value-type="float">
            <text:p>1,09540389972145</text:p>
          </table:table-cell>
          <table:table-cell office:value-type="string" calcext:value-type="string">
            <text:p>M_H</text:p>
          </table:table-cell>
          <table:table-cell table:formula="of:=10/SUM([.G27:.G36])" office:value-type="float" office:value="0.0885726016899072" calcext:value-type="float">
            <text:p>0,0885726016899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 Accuracy (Overall):</text:p>
          </table:table-cell>
          <table:table-cell office:value-type="float" office:value="77.0416666666667" calcext:value-type="float">
            <text:p>77,0416666666667</text:p>
          </table:table-cell>
          <table:table-cell office:value-type="float" office:value="36980" calcext:value-type="float">
            <text:p>36980</text:p>
          </table:table-cell>
          <table:table-cell office:value-type="float" office:value="48000" calcext:value-type="float">
            <text:p>4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_QL_M__ALPHA_SEARCH__MIN_ALPHA-0,2__GAMMA-None__PRUNE_TYPE-ROW__PRUNE_PERCENT-0,8__EPSILON-0,6__REWARD_TYPE-ACC_COMPRESS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0" calcext:value-type="float">
            <text:p>0</text:p>
          </table:table-cell>
          <table:table-cell office:value-type="float" office:value="96.1310782241015" calcext:value-type="float">
            <text:p>96,1310782241015</text:p>
          </table:table-cell>
          <table:table-cell office:value-type="float" office:value="4547" calcext:value-type="float">
            <text:p>4547</text:p>
          </table:table-cell>
          <table:table-cell office:value-type="float" office:value="4730" calcext:value-type="float">
            <text:p>4730</text:p>
          </table:table-cell>
          <table:table-cell/>
          <table:table-cell table:formula="of:=IF([.C39] &gt; 0;1/([.C39]/100);100)" office:value-type="float" office:value="1.04024631625247" calcext:value-type="float">
            <text:p>1,040246316252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1" calcext:value-type="float">
            <text:p>1</text:p>
          </table:table-cell>
          <table:table-cell office:value-type="float" office:value="95.2989080140663" calcext:value-type="float">
            <text:p>95,2989080140663</text:p>
          </table:table-cell>
          <table:table-cell office:value-type="float" office:value="5149" calcext:value-type="float">
            <text:p>5149</text:p>
          </table:table-cell>
          <table:table-cell office:value-type="float" office:value="5403" calcext:value-type="float">
            <text:p>5403</text:p>
          </table:table-cell>
          <table:table-cell/>
          <table:table-cell table:formula="of:=IF([.C40] &gt; 0;1/([.C40]/100);100)" office:value-type="float" office:value="1.04932996698388" calcext:value-type="float">
            <text:p>1,049329966983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2" calcext:value-type="float">
            <text:p>2</text:p>
          </table:table-cell>
          <table:table-cell office:value-type="float" office:value="89.893505951138" calcext:value-type="float">
            <text:p>89,893505951138</text:p>
          </table:table-cell>
          <table:table-cell office:value-type="float" office:value="4305" calcext:value-type="float">
            <text:p>4305</text:p>
          </table:table-cell>
          <table:table-cell office:value-type="float" office:value="4789" calcext:value-type="float">
            <text:p>4789</text:p>
          </table:table-cell>
          <table:table-cell/>
          <table:table-cell table:formula="of:=IF([.C41] &gt; 0;1/([.C41]/100);100)" office:value-type="float" office:value="1.11242740998839" calcext:value-type="float">
            <text:p>1,112427409988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3" calcext:value-type="float">
            <text:p>3</text:p>
          </table:table-cell>
          <table:table-cell office:value-type="float" office:value="85.7288273615635" calcext:value-type="float">
            <text:p>85,7288273615635</text:p>
          </table:table-cell>
          <table:table-cell office:value-type="float" office:value="4211" calcext:value-type="float">
            <text:p>4211</text:p>
          </table:table-cell>
          <table:table-cell office:value-type="float" office:value="4912" calcext:value-type="float">
            <text:p>4912</text:p>
          </table:table-cell>
          <table:table-cell/>
          <table:table-cell table:formula="of:=IF([.C42] &gt; 0;1/([.C42]/100);100)" office:value-type="float" office:value="1.16646877226312" calcext:value-type="float">
            <text:p>1,166468772263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4" calcext:value-type="float">
            <text:p>4</text:p>
          </table:table-cell>
          <table:table-cell office:value-type="float" office:value="91.3609215017065" calcext:value-type="float">
            <text:p>91,3609215017065</text:p>
          </table:table-cell>
          <table:table-cell office:value-type="float" office:value="4283" calcext:value-type="float">
            <text:p>4283</text:p>
          </table:table-cell>
          <table:table-cell office:value-type="float" office:value="4688" calcext:value-type="float">
            <text:p>4688</text:p>
          </table:table-cell>
          <table:table-cell/>
          <table:table-cell table:formula="of:=IF([.C43] &gt; 0;1/([.C43]/100);100)" office:value-type="float" office:value="1.09455988792902" calcext:value-type="float">
            <text:p>1,094559887929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5" calcext:value-type="float">
            <text:p>5</text:p>
          </table:table-cell>
          <table:table-cell office:value-type="float" office:value="86.5246584857606" calcext:value-type="float">
            <text:p>86,5246584857606</text:p>
          </table:table-cell>
          <table:table-cell office:value-type="float" office:value="3737" calcext:value-type="float">
            <text:p>3737</text:p>
          </table:table-cell>
          <table:table-cell office:value-type="float" office:value="4319" calcext:value-type="float">
            <text:p>4319</text:p>
          </table:table-cell>
          <table:table-cell/>
          <table:table-cell table:formula="of:=IF([.C44] &gt; 0;1/([.C44]/100);100)" office:value-type="float" office:value="1.15573989831416" calcext:value-type="float">
            <text:p>1,155739898314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6" calcext:value-type="float">
            <text:p>6</text:p>
          </table:table-cell>
          <table:table-cell office:value-type="float" office:value="95.4526226734349" calcext:value-type="float">
            <text:p>95,4526226734349</text:p>
          </table:table-cell>
          <table:table-cell office:value-type="float" office:value="4513" calcext:value-type="float">
            <text:p>4513</text:p>
          </table:table-cell>
          <table:table-cell office:value-type="float" office:value="4728" calcext:value-type="float">
            <text:p>4728</text:p>
          </table:table-cell>
          <table:table-cell/>
          <table:table-cell table:formula="of:=IF([.C45] &gt; 0;1/([.C45]/100);100)" office:value-type="float" office:value="1.04764015067582" calcext:value-type="float">
            <text:p>1,047640150675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7" calcext:value-type="float">
            <text:p>7</text:p>
          </table:table-cell>
          <table:table-cell office:value-type="float" office:value="92.2279792746114" calcext:value-type="float">
            <text:p>92,2279792746114</text:p>
          </table:table-cell>
          <table:table-cell office:value-type="float" office:value="4628" calcext:value-type="float">
            <text:p>4628</text:p>
          </table:table-cell>
          <table:table-cell office:value-type="float" office:value="5018" calcext:value-type="float">
            <text:p>5018</text:p>
          </table:table-cell>
          <table:table-cell/>
          <table:table-cell table:formula="of:=IF([.C46] &gt; 0;1/([.C46]/100);100)" office:value-type="float" office:value="1.08426966292135" calcext:value-type="float">
            <text:p>1,084269662921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8" calcext:value-type="float">
            <text:p>8</text:p>
          </table:table-cell>
          <table:table-cell office:value-type="float" office:value="87.0899020025565" calcext:value-type="float">
            <text:p>87,0899020025565</text:p>
          </table:table-cell>
          <table:table-cell office:value-type="float" office:value="4088" calcext:value-type="float">
            <text:p>4088</text:p>
          </table:table-cell>
          <table:table-cell office:value-type="float" office:value="4694" calcext:value-type="float">
            <text:p>4694</text:p>
          </table:table-cell>
          <table:table-cell/>
          <table:table-cell table:formula="of:=IF([.C47] &gt; 0;1/([.C47]/100);100)" office:value-type="float" office:value="1.14823874755382" calcext:value-type="float">
            <text:p>1,148238747553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9" calcext:value-type="float">
            <text:p>9</text:p>
          </table:table-cell>
          <table:table-cell office:value-type="float" office:value="87.9423606696334" calcext:value-type="float">
            <text:p>87,9423606696334</text:p>
          </table:table-cell>
          <table:table-cell office:value-type="float" office:value="4150" calcext:value-type="float">
            <text:p>4150</text:p>
          </table:table-cell>
          <table:table-cell office:value-type="float" office:value="4719" calcext:value-type="float">
            <text:p>4719</text:p>
          </table:table-cell>
          <table:table-cell/>
          <table:table-cell table:formula="of:=IF([.C48] &gt; 0;1/([.C48]/100);100)" office:value-type="float" office:value="1.13710843373494" calcext:value-type="float">
            <text:p>1,13710843373494</text:p>
          </table:table-cell>
          <table:table-cell office:value-type="string" calcext:value-type="string">
            <text:p>M_H</text:p>
          </table:table-cell>
          <table:table-cell table:formula="of:=10/SUM([.G39:.G48])" office:value-type="float" office:value="0.906123006430546" calcext:value-type="float">
            <text:p>0,9061230064305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 Accuracy (Overall):</text:p>
          </table:table-cell>
          <table:table-cell office:value-type="float" office:value="90.85625" calcext:value-type="float">
            <text:p>90,85625</text:p>
          </table:table-cell>
          <table:table-cell office:value-type="float" office:value="43611" calcext:value-type="float">
            <text:p>43611</text:p>
          </table:table-cell>
          <table:table-cell office:value-type="float" office:value="48000" calcext:value-type="float">
            <text:p>4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_QL_M__EPSILON_SEARCH__ALPHA-1,0__GAMMA-None__PRUNE_TYPE-ROW__PRUNE_PERCENT-0,8__MIN_EPSILON-0,1__REWARD_TYPE-ACC_COMPRESS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0" calcext:value-type="float">
            <text:p>0</text:p>
          </table:table-cell>
          <table:table-cell office:value-type="float" office:value="96.723044397463" calcext:value-type="float">
            <text:p>96,723044397463</text:p>
          </table:table-cell>
          <table:table-cell office:value-type="float" office:value="4575" calcext:value-type="float">
            <text:p>4575</text:p>
          </table:table-cell>
          <table:table-cell office:value-type="float" office:value="4730" calcext:value-type="float">
            <text:p>4730</text:p>
          </table:table-cell>
          <table:table-cell/>
          <table:table-cell table:formula="of:=IF([.C51] &gt; 0;1/([.C51]/100);100)" office:value-type="float" office:value="1.03387978142077" calcext:value-type="float">
            <text:p>1,03387978142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1" calcext:value-type="float">
            <text:p>1</text:p>
          </table:table-cell>
          <table:table-cell office:value-type="float" office:value="95.9281880436794" calcext:value-type="float">
            <text:p>95,9281880436794</text:p>
          </table:table-cell>
          <table:table-cell office:value-type="float" office:value="5183" calcext:value-type="float">
            <text:p>5183</text:p>
          </table:table-cell>
          <table:table-cell office:value-type="float" office:value="5403" calcext:value-type="float">
            <text:p>5403</text:p>
          </table:table-cell>
          <table:table-cell/>
          <table:table-cell table:formula="of:=IF([.C52] &gt; 0;1/([.C52]/100);100)" office:value-type="float" office:value="1.04244645957939" calcext:value-type="float">
            <text:p>1,042446459579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2" calcext:value-type="float">
            <text:p>2</text:p>
          </table:table-cell>
          <table:table-cell office:value-type="float" office:value="90.1858425558572" calcext:value-type="float">
            <text:p>90,1858425558572</text:p>
          </table:table-cell>
          <table:table-cell office:value-type="float" office:value="4319" calcext:value-type="float">
            <text:p>4319</text:p>
          </table:table-cell>
          <table:table-cell office:value-type="float" office:value="4789" calcext:value-type="float">
            <text:p>4789</text:p>
          </table:table-cell>
          <table:table-cell/>
          <table:table-cell table:formula="of:=IF([.C53] &gt; 0;1/([.C53]/100);100)" office:value-type="float" office:value="1.1088214864552" calcext:value-type="float">
            <text:p>1,10882148645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3" calcext:value-type="float">
            <text:p>3</text:p>
          </table:table-cell>
          <table:table-cell office:value-type="float" office:value="86.9910423452769" calcext:value-type="float">
            <text:p>86,9910423452769</text:p>
          </table:table-cell>
          <table:table-cell office:value-type="float" office:value="4273" calcext:value-type="float">
            <text:p>4273</text:p>
          </table:table-cell>
          <table:table-cell office:value-type="float" office:value="4912" calcext:value-type="float">
            <text:p>4912</text:p>
          </table:table-cell>
          <table:table-cell/>
          <table:table-cell table:formula="of:=IF([.C54] &gt; 0;1/([.C54]/100);100)" office:value-type="float" office:value="1.14954364615025" calcext:value-type="float">
            <text:p>1,149543646150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4" calcext:value-type="float">
            <text:p>4</text:p>
          </table:table-cell>
          <table:table-cell office:value-type="float" office:value="92.4061433447099" calcext:value-type="float">
            <text:p>92,4061433447099</text:p>
          </table:table-cell>
          <table:table-cell office:value-type="float" office:value="4332" calcext:value-type="float">
            <text:p>4332</text:p>
          </table:table-cell>
          <table:table-cell office:value-type="float" office:value="4688" calcext:value-type="float">
            <text:p>4688</text:p>
          </table:table-cell>
          <table:table-cell/>
          <table:table-cell table:formula="of:=IF([.C55] &gt; 0;1/([.C55]/100);100)" office:value-type="float" office:value="1.08217913204063" calcext:value-type="float">
            <text:p>1,082179132040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5" calcext:value-type="float">
            <text:p>5</text:p>
          </table:table-cell>
          <table:table-cell office:value-type="float" office:value="83.4915489696689" calcext:value-type="float">
            <text:p>83,4915489696689</text:p>
          </table:table-cell>
          <table:table-cell office:value-type="float" office:value="3606" calcext:value-type="float">
            <text:p>3606</text:p>
          </table:table-cell>
          <table:table-cell office:value-type="float" office:value="4319" calcext:value-type="float">
            <text:p>4319</text:p>
          </table:table-cell>
          <table:table-cell/>
          <table:table-cell table:formula="of:=IF([.C56] &gt; 0;1/([.C56]/100);100)" office:value-type="float" office:value="1.19772601220189" calcext:value-type="float">
            <text:p>1,197726012201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6" calcext:value-type="float">
            <text:p>6</text:p>
          </table:table-cell>
          <table:table-cell office:value-type="float" office:value="96.4043993231811" calcext:value-type="float">
            <text:p>96,4043993231811</text:p>
          </table:table-cell>
          <table:table-cell office:value-type="float" office:value="4558" calcext:value-type="float">
            <text:p>4558</text:p>
          </table:table-cell>
          <table:table-cell office:value-type="float" office:value="4728" calcext:value-type="float">
            <text:p>4728</text:p>
          </table:table-cell>
          <table:table-cell/>
          <table:table-cell table:formula="of:=IF([.C57] &gt; 0;1/([.C57]/100);100)" office:value-type="float" office:value="1.03729706011408" calcext:value-type="float">
            <text:p>1,037297060114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7" calcext:value-type="float">
            <text:p>7</text:p>
          </table:table-cell>
          <table:table-cell office:value-type="float" office:value="92.8457552809885" calcext:value-type="float">
            <text:p>92,8457552809885</text:p>
          </table:table-cell>
          <table:table-cell office:value-type="float" office:value="4659" calcext:value-type="float">
            <text:p>4659</text:p>
          </table:table-cell>
          <table:table-cell office:value-type="float" office:value="5018" calcext:value-type="float">
            <text:p>5018</text:p>
          </table:table-cell>
          <table:table-cell/>
          <table:table-cell table:formula="of:=IF([.C58] &gt; 0;1/([.C58]/100);100)" office:value-type="float" office:value="1.07705516205194" calcext:value-type="float">
            <text:p>1,077055162051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8" calcext:value-type="float">
            <text:p>8</text:p>
          </table:table-cell>
          <table:table-cell office:value-type="float" office:value="90.00852151683" calcext:value-type="float">
            <text:p>90,00852151683</text:p>
          </table:table-cell>
          <table:table-cell office:value-type="float" office:value="4225" calcext:value-type="float">
            <text:p>4225</text:p>
          </table:table-cell>
          <table:table-cell office:value-type="float" office:value="4694" calcext:value-type="float">
            <text:p>4694</text:p>
          </table:table-cell>
          <table:table-cell/>
          <table:table-cell table:formula="of:=IF([.C59] &gt; 0;1/([.C59]/100);100)" office:value-type="float" office:value="1.11100591715976" calcext:value-type="float">
            <text:p>1,111005917159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9" calcext:value-type="float">
            <text:p>9</text:p>
          </table:table-cell>
          <table:table-cell office:value-type="float" office:value="89.0019071837254" calcext:value-type="float">
            <text:p>89,0019071837254</text:p>
          </table:table-cell>
          <table:table-cell office:value-type="float" office:value="4200" calcext:value-type="float">
            <text:p>4200</text:p>
          </table:table-cell>
          <table:table-cell office:value-type="float" office:value="4719" calcext:value-type="float">
            <text:p>4719</text:p>
          </table:table-cell>
          <table:table-cell/>
          <table:table-cell table:formula="of:=IF([.C60] &gt; 0;1/([.C60]/100);100)" office:value-type="float" office:value="1.12357142857143" calcext:value-type="float">
            <text:p>1,12357142857143</text:p>
          </table:table-cell>
          <table:table-cell office:value-type="string" calcext:value-type="string">
            <text:p>M_H</text:p>
          </table:table-cell>
          <table:table-cell table:formula="of:=10/SUM([.G51:.G60])" office:value-type="float" office:value="0.912115310511451" calcext:value-type="float">
            <text:p>0,9121153105114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 Accuracy (Overall):</text:p>
          </table:table-cell>
          <table:table-cell office:value-type="float" office:value="91.5208333333333" calcext:value-type="float">
            <text:p>91,5208333333333</text:p>
          </table:table-cell>
          <table:table-cell office:value-type="float" office:value="43930" calcext:value-type="float">
            <text:p>43930</text:p>
          </table:table-cell>
          <table:table-cell office:value-type="float" office:value="48000" calcext:value-type="float">
            <text:p>4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_QL_M__EPSILON_SEARCH__ALPHA-0,9__GAMMA-None__PRUNE_TYPE-ROW__PRUNE_PERCENT-0,8__MIN_EPSILON-0,1__REWARD_TYPE-ACC_COMPRESS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0" calcext:value-type="float">
            <text:p>0</text:p>
          </table:table-cell>
          <table:table-cell office:value-type="float" office:value="96.8287526427061" calcext:value-type="float">
            <text:p>96,8287526427061</text:p>
          </table:table-cell>
          <table:table-cell office:value-type="float" office:value="4580" calcext:value-type="float">
            <text:p>4580</text:p>
          </table:table-cell>
          <table:table-cell office:value-type="float" office:value="4730" calcext:value-type="float">
            <text:p>4730</text:p>
          </table:table-cell>
          <table:table-cell/>
          <table:table-cell table:formula="of:=IF([.C63] &gt; 0;1/([.C63]/100);100)" office:value-type="float" office:value="1.03275109170306" calcext:value-type="float">
            <text:p>1,032751091703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1" calcext:value-type="float">
            <text:p>1</text:p>
          </table:table-cell>
          <table:table-cell office:value-type="float" office:value="96.3538774754766" calcext:value-type="float">
            <text:p>96,3538774754766</text:p>
          </table:table-cell>
          <table:table-cell office:value-type="float" office:value="5206" calcext:value-type="float">
            <text:p>5206</text:p>
          </table:table-cell>
          <table:table-cell office:value-type="float" office:value="5403" calcext:value-type="float">
            <text:p>5403</text:p>
          </table:table-cell>
          <table:table-cell/>
          <table:table-cell table:formula="of:=IF([.C64] &gt; 0;1/([.C64]/100);100)" office:value-type="float" office:value="1.03784095274683" calcext:value-type="float">
            <text:p>1,037840952746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2" calcext:value-type="float">
            <text:p>2</text:p>
          </table:table-cell>
          <table:table-cell office:value-type="float" office:value="87.5756942994362" calcext:value-type="float">
            <text:p>87,5756942994362</text:p>
          </table:table-cell>
          <table:table-cell office:value-type="float" office:value="4194" calcext:value-type="float">
            <text:p>4194</text:p>
          </table:table-cell>
          <table:table-cell office:value-type="float" office:value="4789" calcext:value-type="float">
            <text:p>4789</text:p>
          </table:table-cell>
          <table:table-cell/>
          <table:table-cell table:formula="of:=IF([.C65] &gt; 0;1/([.C65]/100);100)" office:value-type="float" office:value="1.14186933714831" calcext:value-type="float">
            <text:p>1,141869337148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3" calcext:value-type="float">
            <text:p>3</text:p>
          </table:table-cell>
          <table:table-cell office:value-type="float" office:value="87.0317589576547" calcext:value-type="float">
            <text:p>87,0317589576547</text:p>
          </table:table-cell>
          <table:table-cell office:value-type="float" office:value="4275" calcext:value-type="float">
            <text:p>4275</text:p>
          </table:table-cell>
          <table:table-cell office:value-type="float" office:value="4912" calcext:value-type="float">
            <text:p>4912</text:p>
          </table:table-cell>
          <table:table-cell/>
          <table:table-cell table:formula="of:=IF([.C66] &gt; 0;1/([.C66]/100);100)" office:value-type="float" office:value="1.14900584795322" calcext:value-type="float">
            <text:p>1,149005847953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4" calcext:value-type="float">
            <text:p>4</text:p>
          </table:table-cell>
          <table:table-cell office:value-type="float" office:value="92.5341296928328" calcext:value-type="float">
            <text:p>92,5341296928328</text:p>
          </table:table-cell>
          <table:table-cell office:value-type="float" office:value="4338" calcext:value-type="float">
            <text:p>4338</text:p>
          </table:table-cell>
          <table:table-cell office:value-type="float" office:value="4688" calcext:value-type="float">
            <text:p>4688</text:p>
          </table:table-cell>
          <table:table-cell/>
          <table:table-cell table:formula="of:=IF([.C67] &gt; 0;1/([.C67]/100);100)" office:value-type="float" office:value="1.08068234209313" calcext:value-type="float">
            <text:p>1,080682342093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5" calcext:value-type="float">
            <text:p>5</text:p>
          </table:table-cell>
          <table:table-cell office:value-type="float" office:value="80.7825885621672" calcext:value-type="float">
            <text:p>80,7825885621672</text:p>
          </table:table-cell>
          <table:table-cell office:value-type="float" office:value="3489" calcext:value-type="float">
            <text:p>3489</text:p>
          </table:table-cell>
          <table:table-cell office:value-type="float" office:value="4319" calcext:value-type="float">
            <text:p>4319</text:p>
          </table:table-cell>
          <table:table-cell/>
          <table:table-cell table:formula="of:=IF([.C68] &gt; 0;1/([.C68]/100);100)" office:value-type="float" office:value="1.23789051304099" calcext:value-type="float">
            <text:p>1,237890513040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6" calcext:value-type="float">
            <text:p>6</text:p>
          </table:table-cell>
          <table:table-cell office:value-type="float" office:value="95.5160744500846" calcext:value-type="float">
            <text:p>95,5160744500846</text:p>
          </table:table-cell>
          <table:table-cell office:value-type="float" office:value="4516" calcext:value-type="float">
            <text:p>4516</text:p>
          </table:table-cell>
          <table:table-cell office:value-type="float" office:value="4728" calcext:value-type="float">
            <text:p>4728</text:p>
          </table:table-cell>
          <table:table-cell/>
          <table:table-cell table:formula="of:=IF([.C69] &gt; 0;1/([.C69]/100);100)" office:value-type="float" office:value="1.04694419840567" calcext:value-type="float">
            <text:p>1,046944198405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7" calcext:value-type="float">
            <text:p>7</text:p>
          </table:table-cell>
          <table:table-cell office:value-type="float" office:value="92.7660422479075" calcext:value-type="float">
            <text:p>92,7660422479075</text:p>
          </table:table-cell>
          <table:table-cell office:value-type="float" office:value="4655" calcext:value-type="float">
            <text:p>4655</text:p>
          </table:table-cell>
          <table:table-cell office:value-type="float" office:value="5018" calcext:value-type="float">
            <text:p>5018</text:p>
          </table:table-cell>
          <table:table-cell/>
          <table:table-cell table:formula="of:=IF([.C70] &gt; 0;1/([.C70]/100);100)" office:value-type="float" office:value="1.07798066595059" calcext:value-type="float">
            <text:p>1,077980665950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8" calcext:value-type="float">
            <text:p>8</text:p>
          </table:table-cell>
          <table:table-cell office:value-type="float" office:value="89.8167873881551" calcext:value-type="float">
            <text:p>89,8167873881551</text:p>
          </table:table-cell>
          <table:table-cell office:value-type="float" office:value="4216" calcext:value-type="float">
            <text:p>4216</text:p>
          </table:table-cell>
          <table:table-cell office:value-type="float" office:value="4694" calcext:value-type="float">
            <text:p>4694</text:p>
          </table:table-cell>
          <table:table-cell/>
          <table:table-cell table:formula="of:=IF([.C71] &gt; 0;1/([.C71]/100);100)" office:value-type="float" office:value="1.11337760910816" calcext:value-type="float">
            <text:p>1,113377609108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9" calcext:value-type="float">
            <text:p>9</text:p>
          </table:table-cell>
          <table:table-cell office:value-type="float" office:value="89.2985802076711" calcext:value-type="float">
            <text:p>89,2985802076711</text:p>
          </table:table-cell>
          <table:table-cell office:value-type="float" office:value="4214" calcext:value-type="float">
            <text:p>4214</text:p>
          </table:table-cell>
          <table:table-cell office:value-type="float" office:value="4719" calcext:value-type="float">
            <text:p>4719</text:p>
          </table:table-cell>
          <table:table-cell/>
          <table:table-cell table:formula="of:=IF([.C72] &gt; 0;1/([.C72]/100);100)" office:value-type="float" office:value="1.11983863312767" calcext:value-type="float">
            <text:p>1,11983863312767</text:p>
          </table:table-cell>
          <table:table-cell office:value-type="string" calcext:value-type="string">
            <text:p>M_H</text:p>
          </table:table-cell>
          <table:table-cell table:formula="of:=10/SUM([.G63:.G72])" office:value-type="float" office:value="0.905946353544369" calcext:value-type="float">
            <text:p>0,9059463535443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 Accuracy (Overall):</text:p>
          </table:table-cell>
          <table:table-cell office:value-type="float" office:value="91.00625" calcext:value-type="float">
            <text:p>91,00625</text:p>
          </table:table-cell>
          <table:table-cell office:value-type="float" office:value="43683" calcext:value-type="float">
            <text:p>43683</text:p>
          </table:table-cell>
          <table:table-cell office:value-type="float" office:value="48000" calcext:value-type="float">
            <text:p>4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_QL_M__EPSILON_SEARCH__ALPHA-0,6__GAMMA-None__PRUNE_TYPE-ROW__PRUNE_PERCENT-0,8__MIN_EPSILON-0,1__REWARD_TYPE-ACC_COMPRESS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0" calcext:value-type="float">
            <text:p>0</text:p>
          </table:table-cell>
          <table:table-cell office:value-type="float" office:value="96.1310782241015" calcext:value-type="float">
            <text:p>96,1310782241015</text:p>
          </table:table-cell>
          <table:table-cell office:value-type="float" office:value="4547" calcext:value-type="float">
            <text:p>4547</text:p>
          </table:table-cell>
          <table:table-cell office:value-type="float" office:value="4730" calcext:value-type="float">
            <text:p>4730</text:p>
          </table:table-cell>
          <table:table-cell/>
          <table:table-cell table:formula="of:=IF([.C75] &gt; 0;1/([.C75]/100);100)" office:value-type="float" office:value="1.04024631625247" calcext:value-type="float">
            <text:p>1,040246316252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1" calcext:value-type="float">
            <text:p>1</text:p>
          </table:table-cell>
          <table:table-cell office:value-type="float" office:value="95.835646862854" calcext:value-type="float">
            <text:p>95,835646862854</text:p>
          </table:table-cell>
          <table:table-cell office:value-type="float" office:value="5178" calcext:value-type="float">
            <text:p>5178</text:p>
          </table:table-cell>
          <table:table-cell office:value-type="float" office:value="5403" calcext:value-type="float">
            <text:p>5403</text:p>
          </table:table-cell>
          <table:table-cell/>
          <table:table-cell table:formula="of:=IF([.C76] &gt; 0;1/([.C76]/100);100)" office:value-type="float" office:value="1.04345307068366" calcext:value-type="float">
            <text:p>1,043453070683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2" calcext:value-type="float">
            <text:p>2</text:p>
          </table:table-cell>
          <table:table-cell office:value-type="float" office:value="89.3088327416997" calcext:value-type="float">
            <text:p>89,3088327416997</text:p>
          </table:table-cell>
          <table:table-cell office:value-type="float" office:value="4277" calcext:value-type="float">
            <text:p>4277</text:p>
          </table:table-cell>
          <table:table-cell office:value-type="float" office:value="4789" calcext:value-type="float">
            <text:p>4789</text:p>
          </table:table-cell>
          <table:table-cell/>
          <table:table-cell table:formula="of:=IF([.C77] &gt; 0;1/([.C77]/100);100)" office:value-type="float" office:value="1.11971007715689" calcext:value-type="float">
            <text:p>1,119710077156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3" calcext:value-type="float">
            <text:p>3</text:p>
          </table:table-cell>
          <table:table-cell office:value-type="float" office:value="83.8558631921824" calcext:value-type="float">
            <text:p>83,8558631921824</text:p>
          </table:table-cell>
          <table:table-cell office:value-type="float" office:value="4119" calcext:value-type="float">
            <text:p>4119</text:p>
          </table:table-cell>
          <table:table-cell office:value-type="float" office:value="4912" calcext:value-type="float">
            <text:p>4912</text:p>
          </table:table-cell>
          <table:table-cell/>
          <table:table-cell table:formula="of:=IF([.C78] &gt; 0;1/([.C78]/100);100)" office:value-type="float" office:value="1.19252245690702" calcext:value-type="float">
            <text:p>1,192522456907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4" calcext:value-type="float">
            <text:p>4</text:p>
          </table:table-cell>
          <table:table-cell office:value-type="float" office:value="92.6621160409556" calcext:value-type="float">
            <text:p>92,6621160409556</text:p>
          </table:table-cell>
          <table:table-cell office:value-type="float" office:value="4344" calcext:value-type="float">
            <text:p>4344</text:p>
          </table:table-cell>
          <table:table-cell office:value-type="float" office:value="4688" calcext:value-type="float">
            <text:p>4688</text:p>
          </table:table-cell>
          <table:table-cell/>
          <table:table-cell table:formula="of:=IF([.C79] &gt; 0;1/([.C79]/100);100)" office:value-type="float" office:value="1.07918968692449" calcext:value-type="float">
            <text:p>1,079189686924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5" calcext:value-type="float">
            <text:p>5</text:p>
          </table:table-cell>
          <table:table-cell office:value-type="float" office:value="85.9226672840935" calcext:value-type="float">
            <text:p>85,9226672840935</text:p>
          </table:table-cell>
          <table:table-cell office:value-type="float" office:value="3711" calcext:value-type="float">
            <text:p>3711</text:p>
          </table:table-cell>
          <table:table-cell office:value-type="float" office:value="4319" calcext:value-type="float">
            <text:p>4319</text:p>
          </table:table-cell>
          <table:table-cell/>
          <table:table-cell table:formula="of:=IF([.C80] &gt; 0;1/([.C80]/100);100)" office:value-type="float" office:value="1.16383724063595" calcext:value-type="float">
            <text:p>1,163837240635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6" calcext:value-type="float">
            <text:p>6</text:p>
          </table:table-cell>
          <table:table-cell office:value-type="float" office:value="94.5642978003384" calcext:value-type="float">
            <text:p>94,5642978003384</text:p>
          </table:table-cell>
          <table:table-cell office:value-type="float" office:value="4471" calcext:value-type="float">
            <text:p>4471</text:p>
          </table:table-cell>
          <table:table-cell office:value-type="float" office:value="4728" calcext:value-type="float">
            <text:p>4728</text:p>
          </table:table-cell>
          <table:table-cell/>
          <table:table-cell table:formula="of:=IF([.C81] &gt; 0;1/([.C81]/100);100)" office:value-type="float" office:value="1.05748154775218" calcext:value-type="float">
            <text:p>1,057481547752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7" calcext:value-type="float">
            <text:p>7</text:p>
          </table:table-cell>
          <table:table-cell office:value-type="float" office:value="91.2514946193703" calcext:value-type="float">
            <text:p>91,2514946193703</text:p>
          </table:table-cell>
          <table:table-cell office:value-type="float" office:value="4579" calcext:value-type="float">
            <text:p>4579</text:p>
          </table:table-cell>
          <table:table-cell office:value-type="float" office:value="5018" calcext:value-type="float">
            <text:p>5018</text:p>
          </table:table-cell>
          <table:table-cell/>
          <table:table-cell table:formula="of:=IF([.C82] &gt; 0;1/([.C82]/100);100)" office:value-type="float" office:value="1.09587246123608" calcext:value-type="float">
            <text:p>1,095872461236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8" calcext:value-type="float">
            <text:p>8</text:p>
          </table:table-cell>
          <table:table-cell office:value-type="float" office:value="91.6276097145292" calcext:value-type="float">
            <text:p>91,6276097145292</text:p>
          </table:table-cell>
          <table:table-cell office:value-type="float" office:value="4301" calcext:value-type="float">
            <text:p>4301</text:p>
          </table:table-cell>
          <table:table-cell office:value-type="float" office:value="4694" calcext:value-type="float">
            <text:p>4694</text:p>
          </table:table-cell>
          <table:table-cell/>
          <table:table-cell table:formula="of:=IF([.C83] &gt; 0;1/([.C83]/100);100)" office:value-type="float" office:value="1.09137409904673" calcext:value-type="float">
            <text:p>1,091374099046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9" calcext:value-type="float">
            <text:p>9</text:p>
          </table:table-cell>
          <table:table-cell office:value-type="float" office:value="87.6668785759695" calcext:value-type="float">
            <text:p>87,6668785759695</text:p>
          </table:table-cell>
          <table:table-cell office:value-type="float" office:value="4137" calcext:value-type="float">
            <text:p>4137</text:p>
          </table:table-cell>
          <table:table-cell office:value-type="float" office:value="4719" calcext:value-type="float">
            <text:p>4719</text:p>
          </table:table-cell>
          <table:table-cell/>
          <table:table-cell table:formula="of:=IF([.C84] &gt; 0;1/([.C84]/100);100)" office:value-type="float" office:value="1.14068165337201" calcext:value-type="float">
            <text:p>1,14068165337201</text:p>
          </table:table-cell>
          <table:table-cell office:value-type="string" calcext:value-type="string">
            <text:p>M_H</text:p>
          </table:table-cell>
          <table:table-cell table:formula="of:=10/SUM([.G75:.G84])" office:value-type="float" office:value="0.907081426047265" calcext:value-type="float">
            <text:p>0,907081426047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 Accuracy (Overall):</text:p>
          </table:table-cell>
          <table:table-cell office:value-type="float" office:value="90.9666666666667" calcext:value-type="float">
            <text:p>90,9666666666667</text:p>
          </table:table-cell>
          <table:table-cell office:value-type="float" office:value="43664" calcext:value-type="float">
            <text:p>43664</text:p>
          </table:table-cell>
          <table:table-cell office:value-type="float" office:value="48000" calcext:value-type="float">
            <text:p>4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_QL_M__ALPHA_SEARCH__MIN_ALPHA-0,2__GAMMA-None__PRUNE_TYPE-ROW__PRUNE_PERCENT-0,8__EPSILON-0,1__REWARD_TYPE-ACC_COMPRESS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0" calcext:value-type="float">
            <text:p>0</text:p>
          </table:table-cell>
          <table:table-cell office:value-type="float" office:value="96.8498942917548" calcext:value-type="float">
            <text:p>96,8498942917548</text:p>
          </table:table-cell>
          <table:table-cell office:value-type="float" office:value="4581" calcext:value-type="float">
            <text:p>4581</text:p>
          </table:table-cell>
          <table:table-cell office:value-type="float" office:value="4730" calcext:value-type="float">
            <text:p>4730</text:p>
          </table:table-cell>
          <table:table-cell/>
          <table:table-cell table:formula="of:=IF([.C87] &gt; 0;1/([.C87]/100);100)" office:value-type="float" office:value="1.03252564942152" calcext:value-type="float">
            <text:p>1,032525649421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1" calcext:value-type="float">
            <text:p>1</text:p>
          </table:table-cell>
          <table:table-cell office:value-type="float" office:value="96.0577456968351" calcext:value-type="float">
            <text:p>96,0577456968351</text:p>
          </table:table-cell>
          <table:table-cell office:value-type="float" office:value="5190" calcext:value-type="float">
            <text:p>5190</text:p>
          </table:table-cell>
          <table:table-cell office:value-type="float" office:value="5403" calcext:value-type="float">
            <text:p>5403</text:p>
          </table:table-cell>
          <table:table-cell/>
          <table:table-cell table:formula="of:=IF([.C88] &gt; 0;1/([.C88]/100);100)" office:value-type="float" office:value="1.04104046242775" calcext:value-type="float">
            <text:p>1,041040462427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2" calcext:value-type="float">
            <text:p>2</text:p>
          </table:table-cell>
          <table:table-cell office:value-type="float" office:value="89.9352683232408" calcext:value-type="float">
            <text:p>89,9352683232408</text:p>
          </table:table-cell>
          <table:table-cell office:value-type="float" office:value="4307" calcext:value-type="float">
            <text:p>4307</text:p>
          </table:table-cell>
          <table:table-cell office:value-type="float" office:value="4789" calcext:value-type="float">
            <text:p>4789</text:p>
          </table:table-cell>
          <table:table-cell/>
          <table:table-cell table:formula="of:=IF([.C89] &gt; 0;1/([.C89]/100);100)" office:value-type="float" office:value="1.11191084281402" calcext:value-type="float">
            <text:p>1,111910842814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3" calcext:value-type="float">
            <text:p>3</text:p>
          </table:table-cell>
          <table:table-cell office:value-type="float" office:value="89.6376221498371" calcext:value-type="float">
            <text:p>89,6376221498371</text:p>
          </table:table-cell>
          <table:table-cell office:value-type="float" office:value="4403" calcext:value-type="float">
            <text:p>4403</text:p>
          </table:table-cell>
          <table:table-cell office:value-type="float" office:value="4912" calcext:value-type="float">
            <text:p>4912</text:p>
          </table:table-cell>
          <table:table-cell/>
          <table:table-cell table:formula="of:=IF([.C90] &gt; 0;1/([.C90]/100);100)" office:value-type="float" office:value="1.11560299795594" calcext:value-type="float">
            <text:p>1,115602997955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4" calcext:value-type="float">
            <text:p>4</text:p>
          </table:table-cell>
          <table:table-cell office:value-type="float" office:value="93.0674061433447" calcext:value-type="float">
            <text:p>93,0674061433447</text:p>
          </table:table-cell>
          <table:table-cell office:value-type="float" office:value="4363" calcext:value-type="float">
            <text:p>4363</text:p>
          </table:table-cell>
          <table:table-cell office:value-type="float" office:value="4688" calcext:value-type="float">
            <text:p>4688</text:p>
          </table:table-cell>
          <table:table-cell/>
          <table:table-cell table:formula="of:=IF([.C91] &gt; 0;1/([.C91]/100);100)" office:value-type="float" office:value="1.07449002979601" calcext:value-type="float">
            <text:p>1,07449002979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5" calcext:value-type="float">
            <text:p>5</text:p>
          </table:table-cell>
          <table:table-cell office:value-type="float" office:value="80.1574438527437" calcext:value-type="float">
            <text:p>80,1574438527437</text:p>
          </table:table-cell>
          <table:table-cell office:value-type="float" office:value="3462" calcext:value-type="float">
            <text:p>3462</text:p>
          </table:table-cell>
          <table:table-cell office:value-type="float" office:value="4319" calcext:value-type="float">
            <text:p>4319</text:p>
          </table:table-cell>
          <table:table-cell/>
          <table:table-cell table:formula="of:=IF([.C92] &gt; 0;1/([.C92]/100);100)" office:value-type="float" office:value="1.2475447718082" calcext:value-type="float">
            <text:p>1,24754477180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6" calcext:value-type="float">
            <text:p>6</text:p>
          </table:table-cell>
          <table:table-cell office:value-type="float" office:value="95.4103214890017" calcext:value-type="float">
            <text:p>95,4103214890017</text:p>
          </table:table-cell>
          <table:table-cell office:value-type="float" office:value="4511" calcext:value-type="float">
            <text:p>4511</text:p>
          </table:table-cell>
          <table:table-cell office:value-type="float" office:value="4728" calcext:value-type="float">
            <text:p>4728</text:p>
          </table:table-cell>
          <table:table-cell/>
          <table:table-cell table:formula="of:=IF([.C93] &gt; 0;1/([.C93]/100);100)" office:value-type="float" office:value="1.04810463311904" calcext:value-type="float">
            <text:p>1,04810463311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7" calcext:value-type="float">
            <text:p>7</text:p>
          </table:table-cell>
          <table:table-cell office:value-type="float" office:value="92.5069748903946" calcext:value-type="float">
            <text:p>92,5069748903946</text:p>
          </table:table-cell>
          <table:table-cell office:value-type="float" office:value="4642" calcext:value-type="float">
            <text:p>4642</text:p>
          </table:table-cell>
          <table:table-cell office:value-type="float" office:value="5018" calcext:value-type="float">
            <text:p>5018</text:p>
          </table:table-cell>
          <table:table-cell/>
          <table:table-cell table:formula="of:=IF([.C94] &gt; 0;1/([.C94]/100);100)" office:value-type="float" office:value="1.08099956915123" calcext:value-type="float">
            <text:p>1,080999569151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8" calcext:value-type="float">
            <text:p>8</text:p>
          </table:table-cell>
          <table:table-cell office:value-type="float" office:value="87.4307626757563" calcext:value-type="float">
            <text:p>87,4307626757563</text:p>
          </table:table-cell>
          <table:table-cell office:value-type="float" office:value="4104" calcext:value-type="float">
            <text:p>4104</text:p>
          </table:table-cell>
          <table:table-cell office:value-type="float" office:value="4694" calcext:value-type="float">
            <text:p>4694</text:p>
          </table:table-cell>
          <table:table-cell/>
          <table:table-cell table:formula="of:=IF([.C95] &gt; 0;1/([.C95]/100);100)" office:value-type="float" office:value="1.14376218323587" calcext:value-type="float">
            <text:p>1,143762183235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9" calcext:value-type="float">
            <text:p>9</text:p>
          </table:table-cell>
          <table:table-cell office:value-type="float" office:value="85.7385039203221" calcext:value-type="float">
            <text:p>85,7385039203221</text:p>
          </table:table-cell>
          <table:table-cell office:value-type="float" office:value="4046" calcext:value-type="float">
            <text:p>4046</text:p>
          </table:table-cell>
          <table:table-cell office:value-type="float" office:value="4719" calcext:value-type="float">
            <text:p>4719</text:p>
          </table:table-cell>
          <table:table-cell/>
          <table:table-cell table:formula="of:=IF([.C96] &gt; 0;1/([.C96]/100);100)" office:value-type="float" office:value="1.16633712308453" calcext:value-type="float">
            <text:p>1,16633712308453</text:p>
          </table:table-cell>
          <table:table-cell office:value-type="string" calcext:value-type="string">
            <text:p>M_H</text:p>
          </table:table-cell>
          <table:table-cell table:formula="of:=10/SUM([.G87:.G96])" office:value-type="float" office:value="0.903969652872392" calcext:value-type="float">
            <text:p>0,9039696528723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 Accuracy (Overall):</text:p>
          </table:table-cell>
          <table:table-cell office:value-type="float" office:value="90.8520833333333" calcext:value-type="float">
            <text:p>90,8520833333333</text:p>
          </table:table-cell>
          <table:table-cell office:value-type="float" office:value="43609" calcext:value-type="float">
            <text:p>43609</text:p>
          </table:table-cell>
          <table:table-cell office:value-type="float" office:value="48000" calcext:value-type="float">
            <text:p>4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_QL_M__ALPHA_SEARCH__MIN_ALPHA-0,2__GAMMA-None__PRUNE_TYPE-ROW__PRUNE_PERCENT-0,8__EPSILON-0,2__REWARD_TYPE-ACC_COMPRESS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0" calcext:value-type="float">
            <text:p>0</text:p>
          </table:table-cell>
          <table:table-cell office:value-type="float" office:value="95.9619450317125" calcext:value-type="float">
            <text:p>95,9619450317125</text:p>
          </table:table-cell>
          <table:table-cell office:value-type="float" office:value="4539" calcext:value-type="float">
            <text:p>4539</text:p>
          </table:table-cell>
          <table:table-cell office:value-type="float" office:value="4730" calcext:value-type="float">
            <text:p>4730</text:p>
          </table:table-cell>
          <table:table-cell/>
          <table:table-cell table:formula="of:=IF([.C99] &gt; 0;1/([.C99]/100);100)" office:value-type="float" office:value="1.04207975324961" calcext:value-type="float">
            <text:p>1,042079753249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1" calcext:value-type="float">
            <text:p>1</text:p>
          </table:table-cell>
          <table:table-cell office:value-type="float" office:value="96.3538774754766" calcext:value-type="float">
            <text:p>96,3538774754766</text:p>
          </table:table-cell>
          <table:table-cell office:value-type="float" office:value="5206" calcext:value-type="float">
            <text:p>5206</text:p>
          </table:table-cell>
          <table:table-cell office:value-type="float" office:value="5403" calcext:value-type="float">
            <text:p>5403</text:p>
          </table:table-cell>
          <table:table-cell/>
          <table:table-cell table:formula="of:=IF([.C100] &gt; 0;1/([.C100]/100);100)" office:value-type="float" office:value="1.03784095274683" calcext:value-type="float">
            <text:p>1,037840952746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2" calcext:value-type="float">
            <text:p>2</text:p>
          </table:table-cell>
          <table:table-cell office:value-type="float" office:value="89.267070369597" calcext:value-type="float">
            <text:p>89,267070369597</text:p>
          </table:table-cell>
          <table:table-cell office:value-type="float" office:value="4275" calcext:value-type="float">
            <text:p>4275</text:p>
          </table:table-cell>
          <table:table-cell office:value-type="float" office:value="4789" calcext:value-type="float">
            <text:p>4789</text:p>
          </table:table-cell>
          <table:table-cell/>
          <table:table-cell table:formula="of:=IF([.C101] &gt; 0;1/([.C101]/100);100)" office:value-type="float" office:value="1.12023391812866" calcext:value-type="float">
            <text:p>1,120233918128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3" calcext:value-type="float">
            <text:p>3</text:p>
          </table:table-cell>
          <table:table-cell office:value-type="float" office:value="86.7874592833876" calcext:value-type="float">
            <text:p>86,7874592833876</text:p>
          </table:table-cell>
          <table:table-cell office:value-type="float" office:value="4263" calcext:value-type="float">
            <text:p>4263</text:p>
          </table:table-cell>
          <table:table-cell office:value-type="float" office:value="4912" calcext:value-type="float">
            <text:p>4912</text:p>
          </table:table-cell>
          <table:table-cell/>
          <table:table-cell table:formula="of:=IF([.C102] &gt; 0;1/([.C102]/100);100)" office:value-type="float" office:value="1.1522402064274" calcext:value-type="float">
            <text:p>1,1522402064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4" calcext:value-type="float">
            <text:p>4</text:p>
          </table:table-cell>
          <table:table-cell office:value-type="float" office:value="92.2568259385666" calcext:value-type="float">
            <text:p>92,2568259385666</text:p>
          </table:table-cell>
          <table:table-cell office:value-type="float" office:value="4325" calcext:value-type="float">
            <text:p>4325</text:p>
          </table:table-cell>
          <table:table-cell office:value-type="float" office:value="4688" calcext:value-type="float">
            <text:p>4688</text:p>
          </table:table-cell>
          <table:table-cell/>
          <table:table-cell table:formula="of:=IF([.C103] &gt; 0;1/([.C103]/100);100)" office:value-type="float" office:value="1.08393063583815" calcext:value-type="float">
            <text:p>1,083930635838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5" calcext:value-type="float">
            <text:p>5</text:p>
          </table:table-cell>
          <table:table-cell office:value-type="float" office:value="80.8057420699236" calcext:value-type="float">
            <text:p>80,8057420699236</text:p>
          </table:table-cell>
          <table:table-cell office:value-type="float" office:value="3490" calcext:value-type="float">
            <text:p>3490</text:p>
          </table:table-cell>
          <table:table-cell office:value-type="float" office:value="4319" calcext:value-type="float">
            <text:p>4319</text:p>
          </table:table-cell>
          <table:table-cell/>
          <table:table-cell table:formula="of:=IF([.C104] &gt; 0;1/([.C104]/100);100)" office:value-type="float" office:value="1.23753581661891" calcext:value-type="float">
            <text:p>1,237535816618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6" calcext:value-type="float">
            <text:p>6</text:p>
          </table:table-cell>
          <table:table-cell office:value-type="float" office:value="95.1776649746193" calcext:value-type="float">
            <text:p>95,1776649746193</text:p>
          </table:table-cell>
          <table:table-cell office:value-type="float" office:value="4500" calcext:value-type="float">
            <text:p>4500</text:p>
          </table:table-cell>
          <table:table-cell office:value-type="float" office:value="4728" calcext:value-type="float">
            <text:p>4728</text:p>
          </table:table-cell>
          <table:table-cell/>
          <table:table-cell table:formula="of:=IF([.C105] &gt; 0;1/([.C105]/100);100)" office:value-type="float" office:value="1.05066666666667" calcext:value-type="float">
            <text:p>1,050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7" calcext:value-type="float">
            <text:p>7</text:p>
          </table:table-cell>
          <table:table-cell office:value-type="float" office:value="92.6664009565564" calcext:value-type="float">
            <text:p>92,6664009565564</text:p>
          </table:table-cell>
          <table:table-cell office:value-type="float" office:value="4650" calcext:value-type="float">
            <text:p>4650</text:p>
          </table:table-cell>
          <table:table-cell office:value-type="float" office:value="5018" calcext:value-type="float">
            <text:p>5018</text:p>
          </table:table-cell>
          <table:table-cell/>
          <table:table-cell table:formula="of:=IF([.C106] &gt; 0;1/([.C106]/100);100)" office:value-type="float" office:value="1.07913978494624" calcext:value-type="float">
            <text:p>1,079139784946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8" calcext:value-type="float">
            <text:p>8</text:p>
          </table:table-cell>
          <table:table-cell office:value-type="float" office:value="89.1137622496805" calcext:value-type="float">
            <text:p>89,1137622496805</text:p>
          </table:table-cell>
          <table:table-cell office:value-type="float" office:value="4183" calcext:value-type="float">
            <text:p>4183</text:p>
          </table:table-cell>
          <table:table-cell office:value-type="float" office:value="4694" calcext:value-type="float">
            <text:p>4694</text:p>
          </table:table-cell>
          <table:table-cell/>
          <table:table-cell table:formula="of:=IF([.C107] &gt; 0;1/([.C107]/100);100)" office:value-type="float" office:value="1.12216112837676" calcext:value-type="float">
            <text:p>1,122161128376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9" calcext:value-type="float">
            <text:p>9</text:p>
          </table:table-cell>
          <table:table-cell office:value-type="float" office:value="85.8656495020131" calcext:value-type="float">
            <text:p>85,8656495020131</text:p>
          </table:table-cell>
          <table:table-cell office:value-type="float" office:value="4052" calcext:value-type="float">
            <text:p>4052</text:p>
          </table:table-cell>
          <table:table-cell office:value-type="float" office:value="4719" calcext:value-type="float">
            <text:p>4719</text:p>
          </table:table-cell>
          <table:table-cell/>
          <table:table-cell table:formula="of:=IF([.C108] &gt; 0;1/([.C108]/100);100)" office:value-type="float" office:value="1.16461006910168" calcext:value-type="float">
            <text:p>1,16461006910168</text:p>
          </table:table-cell>
          <table:table-cell office:value-type="string" calcext:value-type="string">
            <text:p>M_H</text:p>
          </table:table-cell>
          <table:table-cell table:formula="of:=10/SUM([.G99:.G108])" office:value-type="float" office:value="0.901677567607837" calcext:value-type="float">
            <text:p>0,9016775676078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 Accuracy (Overall):</text:p>
          </table:table-cell>
          <table:table-cell office:value-type="float" office:value="90.5895833333333" calcext:value-type="float">
            <text:p>90,5895833333333</text:p>
          </table:table-cell>
          <table:table-cell office:value-type="float" office:value="43483" calcext:value-type="float">
            <text:p>43483</text:p>
          </table:table-cell>
          <table:table-cell office:value-type="float" office:value="48000" calcext:value-type="float">
            <text:p>4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_QL_M__ALPHA_SEARCH__MIN_ALPHA-0,2__GAMMA-None__PRUNE_TYPE-ROW__PRUNE_PERCENT-0,8__EPSILON-0,3__REWARD_TYPE-ACC_COMPRESS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0" calcext:value-type="float">
            <text:p>0</text:p>
          </table:table-cell>
          <table:table-cell office:value-type="float" office:value="96.7019027484144" calcext:value-type="float">
            <text:p>96,7019027484144</text:p>
          </table:table-cell>
          <table:table-cell office:value-type="float" office:value="4574" calcext:value-type="float">
            <text:p>4574</text:p>
          </table:table-cell>
          <table:table-cell office:value-type="float" office:value="4730" calcext:value-type="float">
            <text:p>4730</text:p>
          </table:table-cell>
          <table:table-cell/>
          <table:table-cell table:formula="of:=IF([.C111] &gt; 0;1/([.C111]/100);100)" office:value-type="float" office:value="1.03410581547879" calcext:value-type="float">
            <text:p>1,034105815478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1" calcext:value-type="float">
            <text:p>1</text:p>
          </table:table-cell>
          <table:table-cell office:value-type="float" office:value="96.3538774754766" calcext:value-type="float">
            <text:p>96,3538774754766</text:p>
          </table:table-cell>
          <table:table-cell office:value-type="float" office:value="5206" calcext:value-type="float">
            <text:p>5206</text:p>
          </table:table-cell>
          <table:table-cell office:value-type="float" office:value="5403" calcext:value-type="float">
            <text:p>5403</text:p>
          </table:table-cell>
          <table:table-cell/>
          <table:table-cell table:formula="of:=IF([.C112] &gt; 0;1/([.C112]/100);100)" office:value-type="float" office:value="1.03784095274683" calcext:value-type="float">
            <text:p>1,037840952746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2" calcext:value-type="float">
            <text:p>2</text:p>
          </table:table-cell>
          <table:table-cell office:value-type="float" office:value="89.4550010440593" calcext:value-type="float">
            <text:p>89,4550010440593</text:p>
          </table:table-cell>
          <table:table-cell office:value-type="float" office:value="4284" calcext:value-type="float">
            <text:p>4284</text:p>
          </table:table-cell>
          <table:table-cell office:value-type="float" office:value="4789" calcext:value-type="float">
            <text:p>4789</text:p>
          </table:table-cell>
          <table:table-cell/>
          <table:table-cell table:formula="of:=IF([.C113] &gt; 0;1/([.C113]/100);100)" office:value-type="float" office:value="1.11788048552754" calcext:value-type="float">
            <text:p>1,117880485527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3" calcext:value-type="float">
            <text:p>3</text:p>
          </table:table-cell>
          <table:table-cell office:value-type="float" office:value="89.2915309446254" calcext:value-type="float">
            <text:p>89,2915309446254</text:p>
          </table:table-cell>
          <table:table-cell office:value-type="float" office:value="4386" calcext:value-type="float">
            <text:p>4386</text:p>
          </table:table-cell>
          <table:table-cell office:value-type="float" office:value="4912" calcext:value-type="float">
            <text:p>4912</text:p>
          </table:table-cell>
          <table:table-cell/>
          <table:table-cell table:formula="of:=IF([.C114] &gt; 0;1/([.C114]/100);100)" office:value-type="float" office:value="1.11992704058368" calcext:value-type="float">
            <text:p>1,119927040583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4" calcext:value-type="float">
            <text:p>4</text:p>
          </table:table-cell>
          <table:table-cell office:value-type="float" office:value="92.8754266211604" calcext:value-type="float">
            <text:p>92,8754266211604</text:p>
          </table:table-cell>
          <table:table-cell office:value-type="float" office:value="4354" calcext:value-type="float">
            <text:p>4354</text:p>
          </table:table-cell>
          <table:table-cell office:value-type="float" office:value="4688" calcext:value-type="float">
            <text:p>4688</text:p>
          </table:table-cell>
          <table:table-cell/>
          <table:table-cell table:formula="of:=IF([.C115] &gt; 0;1/([.C115]/100);100)" office:value-type="float" office:value="1.0767110702802" calcext:value-type="float">
            <text:p>1,07671107028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5" calcext:value-type="float">
            <text:p>5</text:p>
          </table:table-cell>
          <table:table-cell office:value-type="float" office:value="87.1729567029405" calcext:value-type="float">
            <text:p>87,1729567029405</text:p>
          </table:table-cell>
          <table:table-cell office:value-type="float" office:value="3765" calcext:value-type="float">
            <text:p>3765</text:p>
          </table:table-cell>
          <table:table-cell office:value-type="float" office:value="4319" calcext:value-type="float">
            <text:p>4319</text:p>
          </table:table-cell>
          <table:table-cell/>
          <table:table-cell table:formula="of:=IF([.C116] &gt; 0;1/([.C116]/100);100)" office:value-type="float" office:value="1.14714475431607" calcext:value-type="float">
            <text:p>1,147144754316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6" calcext:value-type="float">
            <text:p>6</text:p>
          </table:table-cell>
          <table:table-cell office:value-type="float" office:value="95.3045685279188" calcext:value-type="float">
            <text:p>95,3045685279188</text:p>
          </table:table-cell>
          <table:table-cell office:value-type="float" office:value="4506" calcext:value-type="float">
            <text:p>4506</text:p>
          </table:table-cell>
          <table:table-cell office:value-type="float" office:value="4728" calcext:value-type="float">
            <text:p>4728</text:p>
          </table:table-cell>
          <table:table-cell/>
          <table:table-cell table:formula="of:=IF([.C117] &gt; 0;1/([.C117]/100);100)" office:value-type="float" office:value="1.04926764314248" calcext:value-type="float">
            <text:p>1,049267643142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7" calcext:value-type="float">
            <text:p>7</text:p>
          </table:table-cell>
          <table:table-cell office:value-type="float" office:value="90.9326424870466" calcext:value-type="float">
            <text:p>90,9326424870466</text:p>
          </table:table-cell>
          <table:table-cell office:value-type="float" office:value="4563" calcext:value-type="float">
            <text:p>4563</text:p>
          </table:table-cell>
          <table:table-cell office:value-type="float" office:value="5018" calcext:value-type="float">
            <text:p>5018</text:p>
          </table:table-cell>
          <table:table-cell/>
          <table:table-cell table:formula="of:=IF([.C118] &gt; 0;1/([.C118]/100);100)" office:value-type="float" office:value="1.0997150997151" calcext:value-type="float">
            <text:p>1,09971509971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8" calcext:value-type="float">
            <text:p>8</text:p>
          </table:table-cell>
          <table:table-cell office:value-type="float" office:value="88.1550916063059" calcext:value-type="float">
            <text:p>88,1550916063059</text:p>
          </table:table-cell>
          <table:table-cell office:value-type="float" office:value="4138" calcext:value-type="float">
            <text:p>4138</text:p>
          </table:table-cell>
          <table:table-cell office:value-type="float" office:value="4694" calcext:value-type="float">
            <text:p>4694</text:p>
          </table:table-cell>
          <table:table-cell/>
          <table:table-cell table:formula="of:=IF([.C119] &gt; 0;1/([.C119]/100);100)" office:value-type="float" office:value="1.13436442725955" calcext:value-type="float">
            <text:p>1,134364427259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9" calcext:value-type="float">
            <text:p>9</text:p>
          </table:table-cell>
          <table:table-cell office:value-type="float" office:value="90.9090909090909" calcext:value-type="float">
            <text:p>90,9090909090909</text:p>
          </table:table-cell>
          <table:table-cell office:value-type="float" office:value="4290" calcext:value-type="float">
            <text:p>4290</text:p>
          </table:table-cell>
          <table:table-cell office:value-type="float" office:value="4719" calcext:value-type="float">
            <text:p>4719</text:p>
          </table:table-cell>
          <table:table-cell/>
          <table:table-cell table:formula="of:=IF([.C120] &gt; 0;1/([.C120]/100);100)" office:value-type="float" office:value="1.1" calcext:value-type="float">
            <text:p>1,1</text:p>
          </table:table-cell>
          <table:table-cell office:value-type="string" calcext:value-type="string">
            <text:p>M_H</text:p>
          </table:table-cell>
          <table:table-cell table:formula="of:=10/SUM([.G111:.G120])" office:value-type="float" office:value="0.916006148529137" calcext:value-type="float">
            <text:p>0,916006148529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 Accuracy (Overall):</text:p>
          </table:table-cell>
          <table:table-cell office:value-type="float" office:value="91.8041666666667" calcext:value-type="float">
            <text:p>91,8041666666667</text:p>
          </table:table-cell>
          <table:table-cell office:value-type="float" office:value="44066" calcext:value-type="float">
            <text:p>44066</text:p>
          </table:table-cell>
          <table:table-cell office:value-type="float" office:value="48000" calcext:value-type="float">
            <text:p>4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_QL_M__ALPHA_SEARCH__MIN_ALPHA-0,2__GAMMA-None__PRUNE_TYPE-ROW__PRUNE_PERCENT-0,8__EPSILON-0,4__REWARD_TYPE-ACC_COMPRESS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0" calcext:value-type="float">
            <text:p>0</text:p>
          </table:table-cell>
          <table:table-cell office:value-type="float" office:value="96.3636363636364" calcext:value-type="float">
            <text:p>96,3636363636364</text:p>
          </table:table-cell>
          <table:table-cell office:value-type="float" office:value="4558" calcext:value-type="float">
            <text:p>4558</text:p>
          </table:table-cell>
          <table:table-cell office:value-type="float" office:value="4730" calcext:value-type="float">
            <text:p>4730</text:p>
          </table:table-cell>
          <table:table-cell/>
          <table:table-cell table:formula="of:=IF([.C123] &gt; 0;1/([.C123]/100);100)" office:value-type="float" office:value="1.0377358490566" calcext:value-type="float">
            <text:p>1,03773584905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1" calcext:value-type="float">
            <text:p>1</text:p>
          </table:table-cell>
          <table:table-cell office:value-type="float" office:value="96.9091245604294" calcext:value-type="float">
            <text:p>96,9091245604294</text:p>
          </table:table-cell>
          <table:table-cell office:value-type="float" office:value="5236" calcext:value-type="float">
            <text:p>5236</text:p>
          </table:table-cell>
          <table:table-cell office:value-type="float" office:value="5403" calcext:value-type="float">
            <text:p>5403</text:p>
          </table:table-cell>
          <table:table-cell/>
          <table:table-cell table:formula="of:=IF([.C124] &gt; 0;1/([.C124]/100);100)" office:value-type="float" office:value="1.03189457601222" calcext:value-type="float">
            <text:p>1,031894576012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2" calcext:value-type="float">
            <text:p>2</text:p>
          </table:table-cell>
          <table:table-cell office:value-type="float" office:value="89.3505951138025" calcext:value-type="float">
            <text:p>89,3505951138025</text:p>
          </table:table-cell>
          <table:table-cell office:value-type="float" office:value="4279" calcext:value-type="float">
            <text:p>4279</text:p>
          </table:table-cell>
          <table:table-cell office:value-type="float" office:value="4789" calcext:value-type="float">
            <text:p>4789</text:p>
          </table:table-cell>
          <table:table-cell/>
          <table:table-cell table:formula="of:=IF([.C125] &gt; 0;1/([.C125]/100);100)" office:value-type="float" office:value="1.11918672587053" calcext:value-type="float">
            <text:p>1,119186725870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3" calcext:value-type="float">
            <text:p>3</text:p>
          </table:table-cell>
          <table:table-cell office:value-type="float" office:value="87.9478827361564" calcext:value-type="float">
            <text:p>87,9478827361564</text:p>
          </table:table-cell>
          <table:table-cell office:value-type="float" office:value="4320" calcext:value-type="float">
            <text:p>4320</text:p>
          </table:table-cell>
          <table:table-cell office:value-type="float" office:value="4912" calcext:value-type="float">
            <text:p>4912</text:p>
          </table:table-cell>
          <table:table-cell/>
          <table:table-cell table:formula="of:=IF([.C126] &gt; 0;1/([.C126]/100);100)" office:value-type="float" office:value="1.13703703703704" calcext:value-type="float">
            <text:p>1,137037037037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4" calcext:value-type="float">
            <text:p>4</text:p>
          </table:table-cell>
          <table:table-cell office:value-type="float" office:value="92.768771331058" calcext:value-type="float">
            <text:p>92,768771331058</text:p>
          </table:table-cell>
          <table:table-cell office:value-type="float" office:value="4349" calcext:value-type="float">
            <text:p>4349</text:p>
          </table:table-cell>
          <table:table-cell office:value-type="float" office:value="4688" calcext:value-type="float">
            <text:p>4688</text:p>
          </table:table-cell>
          <table:table-cell/>
          <table:table-cell table:formula="of:=IF([.C127] &gt; 0;1/([.C127]/100);100)" office:value-type="float" office:value="1.07794895378248" calcext:value-type="float">
            <text:p>1,077948953782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5" calcext:value-type="float">
            <text:p>5</text:p>
          </table:table-cell>
          <table:table-cell office:value-type="float" office:value="81.5466543181292" calcext:value-type="float">
            <text:p>81,5466543181292</text:p>
          </table:table-cell>
          <table:table-cell office:value-type="float" office:value="3522" calcext:value-type="float">
            <text:p>3522</text:p>
          </table:table-cell>
          <table:table-cell office:value-type="float" office:value="4319" calcext:value-type="float">
            <text:p>4319</text:p>
          </table:table-cell>
          <table:table-cell/>
          <table:table-cell table:formula="of:=IF([.C128] &gt; 0;1/([.C128]/100);100)" office:value-type="float" office:value="1.22629187961386" calcext:value-type="float">
            <text:p>1,226291879613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6" calcext:value-type="float">
            <text:p>6</text:p>
          </table:table-cell>
          <table:table-cell office:value-type="float" office:value="95.2199661590525" calcext:value-type="float">
            <text:p>95,2199661590525</text:p>
          </table:table-cell>
          <table:table-cell office:value-type="float" office:value="4502" calcext:value-type="float">
            <text:p>4502</text:p>
          </table:table-cell>
          <table:table-cell office:value-type="float" office:value="4728" calcext:value-type="float">
            <text:p>4728</text:p>
          </table:table-cell>
          <table:table-cell/>
          <table:table-cell table:formula="of:=IF([.C129] &gt; 0;1/([.C129]/100);100)" office:value-type="float" office:value="1.0501999111506" calcext:value-type="float">
            <text:p>1,05019991115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7" calcext:value-type="float">
            <text:p>7</text:p>
          </table:table-cell>
          <table:table-cell office:value-type="float" office:value="92.0486249501794" calcext:value-type="float">
            <text:p>92,0486249501794</text:p>
          </table:table-cell>
          <table:table-cell office:value-type="float" office:value="4619" calcext:value-type="float">
            <text:p>4619</text:p>
          </table:table-cell>
          <table:table-cell office:value-type="float" office:value="5018" calcext:value-type="float">
            <text:p>5018</text:p>
          </table:table-cell>
          <table:table-cell/>
          <table:table-cell table:formula="of:=IF([.C130] &gt; 0;1/([.C130]/100);100)" office:value-type="float" office:value="1.08638233383849" calcext:value-type="float">
            <text:p>1,086382333838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8" calcext:value-type="float">
            <text:p>8</text:p>
          </table:table-cell>
          <table:table-cell office:value-type="float" office:value="89.7954835960801" calcext:value-type="float">
            <text:p>89,7954835960801</text:p>
          </table:table-cell>
          <table:table-cell office:value-type="float" office:value="4215" calcext:value-type="float">
            <text:p>4215</text:p>
          </table:table-cell>
          <table:table-cell office:value-type="float" office:value="4694" calcext:value-type="float">
            <text:p>4694</text:p>
          </table:table-cell>
          <table:table-cell/>
          <table:table-cell table:formula="of:=IF([.C131] &gt; 0;1/([.C131]/100);100)" office:value-type="float" office:value="1.11364175563464" calcext:value-type="float">
            <text:p>1,113641755634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9" calcext:value-type="float">
            <text:p>9</text:p>
          </table:table-cell>
          <table:table-cell office:value-type="float" office:value="88.7688069506251" calcext:value-type="float">
            <text:p>88,7688069506251</text:p>
          </table:table-cell>
          <table:table-cell office:value-type="float" office:value="4189" calcext:value-type="float">
            <text:p>4189</text:p>
          </table:table-cell>
          <table:table-cell office:value-type="float" office:value="4719" calcext:value-type="float">
            <text:p>4719</text:p>
          </table:table-cell>
          <table:table-cell/>
          <table:table-cell table:formula="of:=IF([.C132] &gt; 0;1/([.C132]/100);100)" office:value-type="float" office:value="1.12652184292194" calcext:value-type="float">
            <text:p>1,12652184292194</text:p>
          </table:table-cell>
          <table:table-cell office:value-type="string" calcext:value-type="string">
            <text:p>M_H</text:p>
          </table:table-cell>
          <table:table-cell table:formula="of:=10/SUM([.G123:.G132])" office:value-type="float" office:value="0.90852589973137" calcext:value-type="float">
            <text:p>0,90852589973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 Accuracy (Overall):</text:p>
          </table:table-cell>
          <table:table-cell office:value-type="float" office:value="91.2270833333333" calcext:value-type="float">
            <text:p>91,2270833333333</text:p>
          </table:table-cell>
          <table:table-cell office:value-type="float" office:value="43789" calcext:value-type="float">
            <text:p>43789</text:p>
          </table:table-cell>
          <table:table-cell office:value-type="float" office:value="48000" calcext:value-type="float">
            <text:p>4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_QL_M__EPSILON_SEARCH__ALPHA-0,5__GAMMA-None__PRUNE_TYPE-ROW__PRUNE_PERCENT-0,8__MIN_EPSILON-0,1__REWARD_TYPE-ACC_COMPRESS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0" calcext:value-type="float">
            <text:p>0</text:p>
          </table:table-cell>
          <table:table-cell office:value-type="float" office:value="95.4122621564482" calcext:value-type="float">
            <text:p>95,4122621564482</text:p>
          </table:table-cell>
          <table:table-cell office:value-type="float" office:value="4513" calcext:value-type="float">
            <text:p>4513</text:p>
          </table:table-cell>
          <table:table-cell office:value-type="float" office:value="4730" calcext:value-type="float">
            <text:p>4730</text:p>
          </table:table-cell>
          <table:table-cell/>
          <table:table-cell table:formula="of:=IF([.C135] &gt; 0;1/([.C135]/100);100)" office:value-type="float" office:value="1.04808331486816" calcext:value-type="float">
            <text:p>1,048083314868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1" calcext:value-type="float">
            <text:p>1</text:p>
          </table:table-cell>
          <table:table-cell office:value-type="float" office:value="95.1693503609106" calcext:value-type="float">
            <text:p>95,1693503609106</text:p>
          </table:table-cell>
          <table:table-cell office:value-type="float" office:value="5142" calcext:value-type="float">
            <text:p>5142</text:p>
          </table:table-cell>
          <table:table-cell office:value-type="float" office:value="5403" calcext:value-type="float">
            <text:p>5403</text:p>
          </table:table-cell>
          <table:table-cell/>
          <table:table-cell table:formula="of:=IF([.C136] &gt; 0;1/([.C136]/100);100)" office:value-type="float" office:value="1.05075845974329" calcext:value-type="float">
            <text:p>1,050758459743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2" calcext:value-type="float">
            <text:p>2</text:p>
          </table:table-cell>
          <table:table-cell office:value-type="float" office:value="89.2253079974943" calcext:value-type="float">
            <text:p>89,2253079974943</text:p>
          </table:table-cell>
          <table:table-cell office:value-type="float" office:value="4273" calcext:value-type="float">
            <text:p>4273</text:p>
          </table:table-cell>
          <table:table-cell office:value-type="float" office:value="4789" calcext:value-type="float">
            <text:p>4789</text:p>
          </table:table-cell>
          <table:table-cell/>
          <table:table-cell table:formula="of:=IF([.C137] &gt; 0;1/([.C137]/100);100)" office:value-type="float" office:value="1.12075824947344" calcext:value-type="float">
            <text:p>1,120758249473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3" calcext:value-type="float">
            <text:p>3</text:p>
          </table:table-cell>
          <table:table-cell office:value-type="float" office:value="84.7109120521173" calcext:value-type="float">
            <text:p>84,7109120521173</text:p>
          </table:table-cell>
          <table:table-cell office:value-type="float" office:value="4161" calcext:value-type="float">
            <text:p>4161</text:p>
          </table:table-cell>
          <table:table-cell office:value-type="float" office:value="4912" calcext:value-type="float">
            <text:p>4912</text:p>
          </table:table-cell>
          <table:table-cell/>
          <table:table-cell table:formula="of:=IF([.C138] &gt; 0;1/([.C138]/100);100)" office:value-type="float" office:value="1.18048546022591" calcext:value-type="float">
            <text:p>1,18048546022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4" calcext:value-type="float">
            <text:p>4</text:p>
          </table:table-cell>
          <table:table-cell office:value-type="float" office:value="91.6168941979522" calcext:value-type="float">
            <text:p>91,6168941979522</text:p>
          </table:table-cell>
          <table:table-cell office:value-type="float" office:value="4295" calcext:value-type="float">
            <text:p>4295</text:p>
          </table:table-cell>
          <table:table-cell office:value-type="float" office:value="4688" calcext:value-type="float">
            <text:p>4688</text:p>
          </table:table-cell>
          <table:table-cell/>
          <table:table-cell table:formula="of:=IF([.C139] &gt; 0;1/([.C139]/100);100)" office:value-type="float" office:value="1.09150174621653" calcext:value-type="float">
            <text:p>1,091501746216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5" calcext:value-type="float">
            <text:p>5</text:p>
          </table:table-cell>
          <table:table-cell office:value-type="float" office:value="82.9358647835147" calcext:value-type="float">
            <text:p>82,9358647835147</text:p>
          </table:table-cell>
          <table:table-cell office:value-type="float" office:value="3582" calcext:value-type="float">
            <text:p>3582</text:p>
          </table:table-cell>
          <table:table-cell office:value-type="float" office:value="4319" calcext:value-type="float">
            <text:p>4319</text:p>
          </table:table-cell>
          <table:table-cell/>
          <table:table-cell table:formula="of:=IF([.C140] &gt; 0;1/([.C140]/100);100)" office:value-type="float" office:value="1.20575097710776" calcext:value-type="float">
            <text:p>1,205750977107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6" calcext:value-type="float">
            <text:p>6</text:p>
          </table:table-cell>
          <table:table-cell office:value-type="float" office:value="95.6006768189509" calcext:value-type="float">
            <text:p>95,6006768189509</text:p>
          </table:table-cell>
          <table:table-cell office:value-type="float" office:value="4520" calcext:value-type="float">
            <text:p>4520</text:p>
          </table:table-cell>
          <table:table-cell office:value-type="float" office:value="4728" calcext:value-type="float">
            <text:p>4728</text:p>
          </table:table-cell>
          <table:table-cell/>
          <table:table-cell table:formula="of:=IF([.C141] &gt; 0;1/([.C141]/100);100)" office:value-type="float" office:value="1.04601769911504" calcext:value-type="float">
            <text:p>1,046017699115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7" calcext:value-type="float">
            <text:p>7</text:p>
          </table:table-cell>
          <table:table-cell office:value-type="float" office:value="90.8130729374253" calcext:value-type="float">
            <text:p>90,8130729374253</text:p>
          </table:table-cell>
          <table:table-cell office:value-type="float" office:value="4557" calcext:value-type="float">
            <text:p>4557</text:p>
          </table:table-cell>
          <table:table-cell office:value-type="float" office:value="5018" calcext:value-type="float">
            <text:p>5018</text:p>
          </table:table-cell>
          <table:table-cell/>
          <table:table-cell table:formula="of:=IF([.C142] &gt; 0;1/([.C142]/100);100)" office:value-type="float" office:value="1.10116304586351" calcext:value-type="float">
            <text:p>1,101163045863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8" calcext:value-type="float">
            <text:p>8</text:p>
          </table:table-cell>
          <table:table-cell office:value-type="float" office:value="84.4908393694078" calcext:value-type="float">
            <text:p>84,4908393694078</text:p>
          </table:table-cell>
          <table:table-cell office:value-type="float" office:value="3966" calcext:value-type="float">
            <text:p>3966</text:p>
          </table:table-cell>
          <table:table-cell office:value-type="float" office:value="4694" calcext:value-type="float">
            <text:p>4694</text:p>
          </table:table-cell>
          <table:table-cell/>
          <table:table-cell table:formula="of:=IF([.C143] &gt; 0;1/([.C143]/100);100)" office:value-type="float" office:value="1.18356026222895" calcext:value-type="float">
            <text:p>1,183560262228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9" calcext:value-type="float">
            <text:p>9</text:p>
          </table:table-cell>
          <table:table-cell office:value-type="float" office:value="89.1078618351346" calcext:value-type="float">
            <text:p>89,1078618351346</text:p>
          </table:table-cell>
          <table:table-cell office:value-type="float" office:value="4205" calcext:value-type="float">
            <text:p>4205</text:p>
          </table:table-cell>
          <table:table-cell office:value-type="float" office:value="4719" calcext:value-type="float">
            <text:p>4719</text:p>
          </table:table-cell>
          <table:table-cell/>
          <table:table-cell table:formula="of:=IF([.C144] &gt; 0;1/([.C144]/100);100)" office:value-type="float" office:value="1.12223543400713" calcext:value-type="float">
            <text:p>1,12223543400713</text:p>
          </table:table-cell>
          <table:table-cell office:value-type="string" calcext:value-type="string">
            <text:p>M_H</text:p>
          </table:table-cell>
          <table:table-cell table:formula="of:=10/SUM([.G135:.G144])" office:value-type="float" office:value="0.89683567817807" calcext:value-type="float">
            <text:p>0,896835678178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 Accuracy (Overall):</text:p>
          </table:table-cell>
          <table:table-cell office:value-type="float" office:value="90.0291666666667" calcext:value-type="float">
            <text:p>90,0291666666667</text:p>
          </table:table-cell>
          <table:table-cell office:value-type="float" office:value="43214" calcext:value-type="float">
            <text:p>43214</text:p>
          </table:table-cell>
          <table:table-cell office:value-type="float" office:value="48000" calcext:value-type="float">
            <text:p>4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_QL_M__EPSILON_SEARCH__ALPHA-0,4__GAMMA-None__PRUNE_TYPE-ROW__PRUNE_PERCENT-0,8__MIN_EPSILON-0,1__REWARD_TYPE-ACC_COMPRESS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0" calcext:value-type="float">
            <text:p>0</text:p>
          </table:table-cell>
          <table:table-cell office:value-type="float" office:value="95.7293868921776" calcext:value-type="float">
            <text:p>95,7293868921776</text:p>
          </table:table-cell>
          <table:table-cell office:value-type="float" office:value="4528" calcext:value-type="float">
            <text:p>4528</text:p>
          </table:table-cell>
          <table:table-cell office:value-type="float" office:value="4730" calcext:value-type="float">
            <text:p>4730</text:p>
          </table:table-cell>
          <table:table-cell/>
          <table:table-cell table:formula="of:=IF([.C147] &gt; 0;1/([.C147]/100);100)" office:value-type="float" office:value="1.04461130742049" calcext:value-type="float">
            <text:p>1,044611307420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1" calcext:value-type="float">
            <text:p>1</text:p>
          </table:table-cell>
          <table:table-cell office:value-type="float" office:value="96.3538774754766" calcext:value-type="float">
            <text:p>96,3538774754766</text:p>
          </table:table-cell>
          <table:table-cell office:value-type="float" office:value="5206" calcext:value-type="float">
            <text:p>5206</text:p>
          </table:table-cell>
          <table:table-cell office:value-type="float" office:value="5403" calcext:value-type="float">
            <text:p>5403</text:p>
          </table:table-cell>
          <table:table-cell/>
          <table:table-cell table:formula="of:=IF([.C148] &gt; 0;1/([.C148]/100);100)" office:value-type="float" office:value="1.03784095274683" calcext:value-type="float">
            <text:p>1,037840952746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2" calcext:value-type="float">
            <text:p>2</text:p>
          </table:table-cell>
          <table:table-cell office:value-type="float" office:value="88.8912090206724" calcext:value-type="float">
            <text:p>88,8912090206724</text:p>
          </table:table-cell>
          <table:table-cell office:value-type="float" office:value="4257" calcext:value-type="float">
            <text:p>4257</text:p>
          </table:table-cell>
          <table:table-cell office:value-type="float" office:value="4789" calcext:value-type="float">
            <text:p>4789</text:p>
          </table:table-cell>
          <table:table-cell/>
          <table:table-cell table:formula="of:=IF([.C149] &gt; 0;1/([.C149]/100);100)" office:value-type="float" office:value="1.12497063659854" calcext:value-type="float">
            <text:p>1,124970636598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3" calcext:value-type="float">
            <text:p>3</text:p>
          </table:table-cell>
          <table:table-cell office:value-type="float" office:value="86.6042345276873" calcext:value-type="float">
            <text:p>86,6042345276873</text:p>
          </table:table-cell>
          <table:table-cell office:value-type="float" office:value="4254" calcext:value-type="float">
            <text:p>4254</text:p>
          </table:table-cell>
          <table:table-cell office:value-type="float" office:value="4912" calcext:value-type="float">
            <text:p>4912</text:p>
          </table:table-cell>
          <table:table-cell/>
          <table:table-cell table:formula="of:=IF([.C150] &gt; 0;1/([.C150]/100);100)" office:value-type="float" office:value="1.15467795016455" calcext:value-type="float">
            <text:p>1,15467795016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4" calcext:value-type="float">
            <text:p>4</text:p>
          </table:table-cell>
          <table:table-cell office:value-type="float" office:value="92.0648464163823" calcext:value-type="float">
            <text:p>92,0648464163823</text:p>
          </table:table-cell>
          <table:table-cell office:value-type="float" office:value="4316" calcext:value-type="float">
            <text:p>4316</text:p>
          </table:table-cell>
          <table:table-cell office:value-type="float" office:value="4688" calcext:value-type="float">
            <text:p>4688</text:p>
          </table:table-cell>
          <table:table-cell/>
          <table:table-cell table:formula="of:=IF([.C151] &gt; 0;1/([.C151]/100);100)" office:value-type="float" office:value="1.08619091751622" calcext:value-type="float">
            <text:p>1,086190917516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5" calcext:value-type="float">
            <text:p>5</text:p>
          </table:table-cell>
          <table:table-cell office:value-type="float" office:value="85.1354480203751" calcext:value-type="float">
            <text:p>85,1354480203751</text:p>
          </table:table-cell>
          <table:table-cell office:value-type="float" office:value="3677" calcext:value-type="float">
            <text:p>3677</text:p>
          </table:table-cell>
          <table:table-cell office:value-type="float" office:value="4319" calcext:value-type="float">
            <text:p>4319</text:p>
          </table:table-cell>
          <table:table-cell/>
          <table:table-cell table:formula="of:=IF([.C152] &gt; 0;1/([.C152]/100);100)" office:value-type="float" office:value="1.17459885776448" calcext:value-type="float">
            <text:p>1,174598857764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6" calcext:value-type="float">
            <text:p>6</text:p>
          </table:table-cell>
          <table:table-cell office:value-type="float" office:value="95.7698815566836" calcext:value-type="float">
            <text:p>95,7698815566836</text:p>
          </table:table-cell>
          <table:table-cell office:value-type="float" office:value="4528" calcext:value-type="float">
            <text:p>4528</text:p>
          </table:table-cell>
          <table:table-cell office:value-type="float" office:value="4728" calcext:value-type="float">
            <text:p>4728</text:p>
          </table:table-cell>
          <table:table-cell/>
          <table:table-cell table:formula="of:=IF([.C153] &gt; 0;1/([.C153]/100);100)" office:value-type="float" office:value="1.04416961130742" calcext:value-type="float">
            <text:p>1,044169611307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7" calcext:value-type="float">
            <text:p>7</text:p>
          </table:table-cell>
          <table:table-cell office:value-type="float" office:value="92.8856117975289" calcext:value-type="float">
            <text:p>92,8856117975289</text:p>
          </table:table-cell>
          <table:table-cell office:value-type="float" office:value="4661" calcext:value-type="float">
            <text:p>4661</text:p>
          </table:table-cell>
          <table:table-cell office:value-type="float" office:value="5018" calcext:value-type="float">
            <text:p>5018</text:p>
          </table:table-cell>
          <table:table-cell/>
          <table:table-cell table:formula="of:=IF([.C154] &gt; 0;1/([.C154]/100);100)" office:value-type="float" office:value="1.07659300579275" calcext:value-type="float">
            <text:p>1,07659300579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8" calcext:value-type="float">
            <text:p>8</text:p>
          </table:table-cell>
          <table:table-cell office:value-type="float" office:value="90.3919897741798" calcext:value-type="float">
            <text:p>90,3919897741798</text:p>
          </table:table-cell>
          <table:table-cell office:value-type="float" office:value="4243" calcext:value-type="float">
            <text:p>4243</text:p>
          </table:table-cell>
          <table:table-cell office:value-type="float" office:value="4694" calcext:value-type="float">
            <text:p>4694</text:p>
          </table:table-cell>
          <table:table-cell/>
          <table:table-cell table:formula="of:=IF([.C155] &gt; 0;1/([.C155]/100);100)" office:value-type="float" office:value="1.10629271741692" calcext:value-type="float">
            <text:p>1,106292717416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9" calcext:value-type="float">
            <text:p>9</text:p>
          </table:table-cell>
          <table:table-cell office:value-type="float" office:value="90.7395634668362" calcext:value-type="float">
            <text:p>90,7395634668362</text:p>
          </table:table-cell>
          <table:table-cell office:value-type="float" office:value="4282" calcext:value-type="float">
            <text:p>4282</text:p>
          </table:table-cell>
          <table:table-cell office:value-type="float" office:value="4719" calcext:value-type="float">
            <text:p>4719</text:p>
          </table:table-cell>
          <table:table-cell/>
          <table:table-cell table:formula="of:=IF([.C156] &gt; 0;1/([.C156]/100);100)" office:value-type="float" office:value="1.10205511443251" calcext:value-type="float">
            <text:p>1,10205511443251</text:p>
          </table:table-cell>
          <table:table-cell office:value-type="string" calcext:value-type="string">
            <text:p>M_H</text:p>
          </table:table-cell>
          <table:table-cell table:formula="of:=10/SUM([.G147:.G156])" office:value-type="float" office:value="0.913075148096217" calcext:value-type="float">
            <text:p>0,913075148096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 Accuracy (Overall):</text:p>
          </table:table-cell>
          <table:table-cell office:value-type="float" office:value="91.5666666666667" calcext:value-type="float">
            <text:p>91,5666666666667</text:p>
          </table:table-cell>
          <table:table-cell office:value-type="float" office:value="43952" calcext:value-type="float">
            <text:p>43952</text:p>
          </table:table-cell>
          <table:table-cell office:value-type="float" office:value="48000" calcext:value-type="float">
            <text:p>4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_QL_WIKI__EPSILON_SEARCH__ALPHA-0,9__GAMMA-0,6__PRUNE_TYPE-ROW__PRUNE_PERCENT-0,8__MIN_EPSILON-0,1__REWARD_TYPE-ACC_COMPRESS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0" calcext:value-type="float">
            <text:p>0</text:p>
          </table:table-cell>
          <table:table-cell office:value-type="float" office:value="96.7441860465116" calcext:value-type="float">
            <text:p>96,7441860465116</text:p>
          </table:table-cell>
          <table:table-cell office:value-type="float" office:value="4576" calcext:value-type="float">
            <text:p>4576</text:p>
          </table:table-cell>
          <table:table-cell office:value-type="float" office:value="4730" calcext:value-type="float">
            <text:p>4730</text:p>
          </table:table-cell>
          <table:table-cell/>
          <table:table-cell table:formula="of:=IF([.C159] &gt; 0;1/([.C159]/100);100)" office:value-type="float" office:value="1.03365384615385" calcext:value-type="float">
            <text:p>1,03365384615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1" calcext:value-type="float">
            <text:p>1</text:p>
          </table:table-cell>
          <table:table-cell office:value-type="float" office:value="95.3914491948917" calcext:value-type="float">
            <text:p>95,3914491948917</text:p>
          </table:table-cell>
          <table:table-cell office:value-type="float" office:value="5154" calcext:value-type="float">
            <text:p>5154</text:p>
          </table:table-cell>
          <table:table-cell office:value-type="float" office:value="5403" calcext:value-type="float">
            <text:p>5403</text:p>
          </table:table-cell>
          <table:table-cell/>
          <table:table-cell table:formula="of:=IF([.C160] &gt; 0;1/([.C160]/100);100)" office:value-type="float" office:value="1.04831199068685" calcext:value-type="float">
            <text:p>1,04831199068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2" calcext:value-type="float">
            <text:p>2</text:p>
          </table:table-cell>
          <table:table-cell office:value-type="float" office:value="88.473585299645" calcext:value-type="float">
            <text:p>88,473585299645</text:p>
          </table:table-cell>
          <table:table-cell office:value-type="float" office:value="4237" calcext:value-type="float">
            <text:p>4237</text:p>
          </table:table-cell>
          <table:table-cell office:value-type="float" office:value="4789" calcext:value-type="float">
            <text:p>4789</text:p>
          </table:table-cell>
          <table:table-cell/>
          <table:table-cell table:formula="of:=IF([.C161] &gt; 0;1/([.C161]/100);100)" office:value-type="float" office:value="1.13028085909842" calcext:value-type="float">
            <text:p>1,130280859098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3" calcext:value-type="float">
            <text:p>3</text:p>
          </table:table-cell>
          <table:table-cell office:value-type="float" office:value="86.0952768729642" calcext:value-type="float">
            <text:p>86,0952768729642</text:p>
          </table:table-cell>
          <table:table-cell office:value-type="float" office:value="4229" calcext:value-type="float">
            <text:p>4229</text:p>
          </table:table-cell>
          <table:table-cell office:value-type="float" office:value="4912" calcext:value-type="float">
            <text:p>4912</text:p>
          </table:table-cell>
          <table:table-cell/>
          <table:table-cell table:formula="of:=IF([.C162] &gt; 0;1/([.C162]/100);100)" office:value-type="float" office:value="1.16150390163159" calcext:value-type="float">
            <text:p>1,161503901631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4" calcext:value-type="float">
            <text:p>4</text:p>
          </table:table-cell>
          <table:table-cell office:value-type="float" office:value="93.8353242320819" calcext:value-type="float">
            <text:p>93,8353242320819</text:p>
          </table:table-cell>
          <table:table-cell office:value-type="float" office:value="4399" calcext:value-type="float">
            <text:p>4399</text:p>
          </table:table-cell>
          <table:table-cell office:value-type="float" office:value="4688" calcext:value-type="float">
            <text:p>4688</text:p>
          </table:table-cell>
          <table:table-cell/>
          <table:table-cell table:formula="of:=IF([.C163] &gt; 0;1/([.C163]/100);100)" office:value-type="float" office:value="1.0656967492612" calcext:value-type="float">
            <text:p>1,06569674926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5" calcext:value-type="float">
            <text:p>5</text:p>
          </table:table-cell>
          <table:table-cell office:value-type="float" office:value="83.3526279231304" calcext:value-type="float">
            <text:p>83,3526279231304</text:p>
          </table:table-cell>
          <table:table-cell office:value-type="float" office:value="3600" calcext:value-type="float">
            <text:p>3600</text:p>
          </table:table-cell>
          <table:table-cell office:value-type="float" office:value="4319" calcext:value-type="float">
            <text:p>4319</text:p>
          </table:table-cell>
          <table:table-cell/>
          <table:table-cell table:formula="of:=IF([.C164] &gt; 0;1/([.C164]/100);100)" office:value-type="float" office:value="1.19972222222222" calcext:value-type="float">
            <text:p>1,199722222222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6" calcext:value-type="float">
            <text:p>6</text:p>
          </table:table-cell>
          <table:table-cell office:value-type="float" office:value="96.1082910321489" calcext:value-type="float">
            <text:p>96,1082910321489</text:p>
          </table:table-cell>
          <table:table-cell office:value-type="float" office:value="4544" calcext:value-type="float">
            <text:p>4544</text:p>
          </table:table-cell>
          <table:table-cell office:value-type="float" office:value="4728" calcext:value-type="float">
            <text:p>4728</text:p>
          </table:table-cell>
          <table:table-cell/>
          <table:table-cell table:formula="of:=IF([.C165] &gt; 0;1/([.C165]/100);100)" office:value-type="float" office:value="1.04049295774648" calcext:value-type="float">
            <text:p>1,040492957746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7" calcext:value-type="float">
            <text:p>7</text:p>
          </table:table-cell>
          <table:table-cell office:value-type="float" office:value="92.3874053407732" calcext:value-type="float">
            <text:p>92,3874053407732</text:p>
          </table:table-cell>
          <table:table-cell office:value-type="float" office:value="4636" calcext:value-type="float">
            <text:p>4636</text:p>
          </table:table-cell>
          <table:table-cell office:value-type="float" office:value="5018" calcext:value-type="float">
            <text:p>5018</text:p>
          </table:table-cell>
          <table:table-cell/>
          <table:table-cell table:formula="of:=IF([.C166] &gt; 0;1/([.C166]/100);100)" office:value-type="float" office:value="1.08239861949957" calcext:value-type="float">
            <text:p>1,08239861949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8" calcext:value-type="float">
            <text:p>8</text:p>
          </table:table-cell>
          <table:table-cell office:value-type="float" office:value="88.048572645931" calcext:value-type="float">
            <text:p>88,048572645931</text:p>
          </table:table-cell>
          <table:table-cell office:value-type="float" office:value="4133" calcext:value-type="float">
            <text:p>4133</text:p>
          </table:table-cell>
          <table:table-cell office:value-type="float" office:value="4694" calcext:value-type="float">
            <text:p>4694</text:p>
          </table:table-cell>
          <table:table-cell/>
          <table:table-cell table:formula="of:=IF([.C167] &gt; 0;1/([.C167]/100);100)" office:value-type="float" office:value="1.13573675296395" calcext:value-type="float">
            <text:p>1,135736752963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9" calcext:value-type="float">
            <text:p>9</text:p>
          </table:table-cell>
          <table:table-cell office:value-type="float" office:value="87.8152150879424" calcext:value-type="float">
            <text:p>87,8152150879424</text:p>
          </table:table-cell>
          <table:table-cell office:value-type="float" office:value="4144" calcext:value-type="float">
            <text:p>4144</text:p>
          </table:table-cell>
          <table:table-cell office:value-type="float" office:value="4719" calcext:value-type="float">
            <text:p>4719</text:p>
          </table:table-cell>
          <table:table-cell/>
          <table:table-cell table:formula="of:=IF([.C168] &gt; 0;1/([.C168]/100);100)" office:value-type="float" office:value="1.13875482625483" calcext:value-type="float">
            <text:p>1,13875482625483</text:p>
          </table:table-cell>
          <table:table-cell office:value-type="string" calcext:value-type="string">
            <text:p>M_H</text:p>
          </table:table-cell>
          <table:table-cell table:formula="of:=10/SUM([.G159:.G168])" office:value-type="float" office:value="0.906080027767892" calcext:value-type="float">
            <text:p>0,9060800277678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 Accuracy (Overall):</text:p>
          </table:table-cell>
          <table:table-cell office:value-type="float" office:value="90.9416666666667" calcext:value-type="float">
            <text:p>90,9416666666667</text:p>
          </table:table-cell>
          <table:table-cell office:value-type="float" office:value="43652" calcext:value-type="float">
            <text:p>43652</text:p>
          </table:table-cell>
          <table:table-cell office:value-type="float" office:value="48000" calcext:value-type="float">
            <text:p>4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_QL_WIKI__EPSILON_SEARCH__ALPHA-0,9__GAMMA-0,5__PRUNE_TYPE-ROW__PRUNE_PERCENT-0,8__MIN_EPSILON-0,1__REWARD_TYPE-ACC_COMPRESS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0" calcext:value-type="float">
            <text:p>0</text:p>
          </table:table-cell>
          <table:table-cell office:value-type="float" office:value="96.4693446088795" calcext:value-type="float">
            <text:p>96,4693446088795</text:p>
          </table:table-cell>
          <table:table-cell office:value-type="float" office:value="4563" calcext:value-type="float">
            <text:p>4563</text:p>
          </table:table-cell>
          <table:table-cell office:value-type="float" office:value="4730" calcext:value-type="float">
            <text:p>4730</text:p>
          </table:table-cell>
          <table:table-cell/>
          <table:table-cell table:formula="of:=IF([.C171] &gt; 0;1/([.C171]/100);100)" office:value-type="float" office:value="1.03659872890642" calcext:value-type="float">
            <text:p>1,036598728906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1" calcext:value-type="float">
            <text:p>1</text:p>
          </table:table-cell>
          <table:table-cell office:value-type="float" office:value="95.7060892096983" calcext:value-type="float">
            <text:p>95,7060892096983</text:p>
          </table:table-cell>
          <table:table-cell office:value-type="float" office:value="5171" calcext:value-type="float">
            <text:p>5171</text:p>
          </table:table-cell>
          <table:table-cell office:value-type="float" office:value="5403" calcext:value-type="float">
            <text:p>5403</text:p>
          </table:table-cell>
          <table:table-cell/>
          <table:table-cell table:formula="of:=IF([.C172] &gt; 0;1/([.C172]/100);100)" office:value-type="float" office:value="1.0448655965964" calcext:value-type="float">
            <text:p>1,0448655965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2" calcext:value-type="float">
            <text:p>2</text:p>
          </table:table-cell>
          <table:table-cell office:value-type="float" office:value="86.7195656713301" calcext:value-type="float">
            <text:p>86,7195656713301</text:p>
          </table:table-cell>
          <table:table-cell office:value-type="float" office:value="4153" calcext:value-type="float">
            <text:p>4153</text:p>
          </table:table-cell>
          <table:table-cell office:value-type="float" office:value="4789" calcext:value-type="float">
            <text:p>4789</text:p>
          </table:table-cell>
          <table:table-cell/>
          <table:table-cell table:formula="of:=IF([.C173] &gt; 0;1/([.C173]/100);100)" office:value-type="float" office:value="1.15314230676619" calcext:value-type="float">
            <text:p>1,153142306766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3" calcext:value-type="float">
            <text:p>3</text:p>
          </table:table-cell>
          <table:table-cell office:value-type="float" office:value="85.9527687296417" calcext:value-type="float">
            <text:p>85,9527687296417</text:p>
          </table:table-cell>
          <table:table-cell office:value-type="float" office:value="4222" calcext:value-type="float">
            <text:p>4222</text:p>
          </table:table-cell>
          <table:table-cell office:value-type="float" office:value="4912" calcext:value-type="float">
            <text:p>4912</text:p>
          </table:table-cell>
          <table:table-cell/>
          <table:table-cell table:formula="of:=IF([.C174] &gt; 0;1/([.C174]/100);100)" office:value-type="float" office:value="1.16342965419233" calcext:value-type="float">
            <text:p>1,163429654192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4" calcext:value-type="float">
            <text:p>4</text:p>
          </table:table-cell>
          <table:table-cell office:value-type="float" office:value="91.4675767918089" calcext:value-type="float">
            <text:p>91,4675767918089</text:p>
          </table:table-cell>
          <table:table-cell office:value-type="float" office:value="4288" calcext:value-type="float">
            <text:p>4288</text:p>
          </table:table-cell>
          <table:table-cell office:value-type="float" office:value="4688" calcext:value-type="float">
            <text:p>4688</text:p>
          </table:table-cell>
          <table:table-cell/>
          <table:table-cell table:formula="of:=IF([.C175] &gt; 0;1/([.C175]/100);100)" office:value-type="float" office:value="1.09328358208955" calcext:value-type="float">
            <text:p>1,093283582089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5" calcext:value-type="float">
            <text:p>5</text:p>
          </table:table-cell>
          <table:table-cell office:value-type="float" office:value="82.1717990275527" calcext:value-type="float">
            <text:p>82,1717990275527</text:p>
          </table:table-cell>
          <table:table-cell office:value-type="float" office:value="3549" calcext:value-type="float">
            <text:p>3549</text:p>
          </table:table-cell>
          <table:table-cell office:value-type="float" office:value="4319" calcext:value-type="float">
            <text:p>4319</text:p>
          </table:table-cell>
          <table:table-cell/>
          <table:table-cell table:formula="of:=IF([.C176] &gt; 0;1/([.C176]/100);100)" office:value-type="float" office:value="1.21696252465483" calcext:value-type="float">
            <text:p>1,216962524654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6" calcext:value-type="float">
            <text:p>6</text:p>
          </table:table-cell>
          <table:table-cell office:value-type="float" office:value="94.7335025380711" calcext:value-type="float">
            <text:p>94,7335025380711</text:p>
          </table:table-cell>
          <table:table-cell office:value-type="float" office:value="4479" calcext:value-type="float">
            <text:p>4479</text:p>
          </table:table-cell>
          <table:table-cell office:value-type="float" office:value="4728" calcext:value-type="float">
            <text:p>4728</text:p>
          </table:table-cell>
          <table:table-cell/>
          <table:table-cell table:formula="of:=IF([.C177] &gt; 0;1/([.C177]/100);100)" office:value-type="float" office:value="1.05559276624246" calcext:value-type="float">
            <text:p>1,055592766242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7" calcext:value-type="float">
            <text:p>7</text:p>
          </table:table-cell>
          <table:table-cell office:value-type="float" office:value="87.8636907134317" calcext:value-type="float">
            <text:p>87,8636907134317</text:p>
          </table:table-cell>
          <table:table-cell office:value-type="float" office:value="4409" calcext:value-type="float">
            <text:p>4409</text:p>
          </table:table-cell>
          <table:table-cell office:value-type="float" office:value="5018" calcext:value-type="float">
            <text:p>5018</text:p>
          </table:table-cell>
          <table:table-cell/>
          <table:table-cell table:formula="of:=IF([.C178] &gt; 0;1/([.C178]/100);100)" office:value-type="float" office:value="1.1381265593105" calcext:value-type="float">
            <text:p>1,13812655931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8" calcext:value-type="float">
            <text:p>8</text:p>
          </table:table-cell>
          <table:table-cell office:value-type="float" office:value="85.6838517256072" calcext:value-type="float">
            <text:p>85,6838517256072</text:p>
          </table:table-cell>
          <table:table-cell office:value-type="float" office:value="4022" calcext:value-type="float">
            <text:p>4022</text:p>
          </table:table-cell>
          <table:table-cell office:value-type="float" office:value="4694" calcext:value-type="float">
            <text:p>4694</text:p>
          </table:table-cell>
          <table:table-cell/>
          <table:table-cell table:formula="of:=IF([.C179] &gt; 0;1/([.C179]/100);100)" office:value-type="float" office:value="1.16708105420189" calcext:value-type="float">
            <text:p>1,167081054201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9" calcext:value-type="float">
            <text:p>9</text:p>
          </table:table-cell>
          <table:table-cell office:value-type="float" office:value="85.5901674083492" calcext:value-type="float">
            <text:p>85,5901674083492</text:p>
          </table:table-cell>
          <table:table-cell office:value-type="float" office:value="4039" calcext:value-type="float">
            <text:p>4039</text:p>
          </table:table-cell>
          <table:table-cell office:value-type="float" office:value="4719" calcext:value-type="float">
            <text:p>4719</text:p>
          </table:table-cell>
          <table:table-cell/>
          <table:table-cell table:formula="of:=IF([.C180] &gt; 0;1/([.C180]/100);100)" office:value-type="float" office:value="1.16835850458034" calcext:value-type="float">
            <text:p>1,16835850458034</text:p>
          </table:table-cell>
          <table:table-cell office:value-type="string" calcext:value-type="string">
            <text:p>M_H</text:p>
          </table:table-cell>
          <table:table-cell table:formula="of:=10/SUM([.G171:.G180])" office:value-type="float" office:value="0.889882291975659" calcext:value-type="float">
            <text:p>0,8898822919756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 Accuracy (Overall):</text:p>
          </table:table-cell>
          <table:table-cell office:value-type="float" office:value="89.3645833333333" calcext:value-type="float">
            <text:p>89,3645833333333</text:p>
          </table:table-cell>
          <table:table-cell office:value-type="float" office:value="42895" calcext:value-type="float">
            <text:p>42895</text:p>
          </table:table-cell>
          <table:table-cell office:value-type="float" office:value="48000" calcext:value-type="float">
            <text:p>4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_QL_WIKI__EPSILON_SEARCH__ALPHA-0,9__GAMMA-0,4__PRUNE_TYPE-ROW__PRUNE_PERCENT-0,8__MIN_EPSILON-0,1__REWARD_TYPE-ACC_COMPRESS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0" calcext:value-type="float">
            <text:p>0</text:p>
          </table:table-cell>
          <table:table-cell office:value-type="float" office:value="96.9978858350951" calcext:value-type="float">
            <text:p>96,9978858350951</text:p>
          </table:table-cell>
          <table:table-cell office:value-type="float" office:value="4588" calcext:value-type="float">
            <text:p>4588</text:p>
          </table:table-cell>
          <table:table-cell office:value-type="float" office:value="4730" calcext:value-type="float">
            <text:p>4730</text:p>
          </table:table-cell>
          <table:table-cell/>
          <table:table-cell table:formula="of:=IF([.C183] &gt; 0;1/([.C183]/100);100)" office:value-type="float" office:value="1.03095030514385" calcext:value-type="float">
            <text:p>1,03095030514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1" calcext:value-type="float">
            <text:p>1</text:p>
          </table:table-cell>
          <table:table-cell office:value-type="float" office:value="95.835646862854" calcext:value-type="float">
            <text:p>95,835646862854</text:p>
          </table:table-cell>
          <table:table-cell office:value-type="float" office:value="5178" calcext:value-type="float">
            <text:p>5178</text:p>
          </table:table-cell>
          <table:table-cell office:value-type="float" office:value="5403" calcext:value-type="float">
            <text:p>5403</text:p>
          </table:table-cell>
          <table:table-cell/>
          <table:table-cell table:formula="of:=IF([.C184] &gt; 0;1/([.C184]/100);100)" office:value-type="float" office:value="1.04345307068366" calcext:value-type="float">
            <text:p>1,043453070683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2" calcext:value-type="float">
            <text:p>2</text:p>
          </table:table-cell>
          <table:table-cell office:value-type="float" office:value="89.4132386719566" calcext:value-type="float">
            <text:p>89,4132386719566</text:p>
          </table:table-cell>
          <table:table-cell office:value-type="float" office:value="4282" calcext:value-type="float">
            <text:p>4282</text:p>
          </table:table-cell>
          <table:table-cell office:value-type="float" office:value="4789" calcext:value-type="float">
            <text:p>4789</text:p>
          </table:table-cell>
          <table:table-cell/>
          <table:table-cell table:formula="of:=IF([.C185] &gt; 0;1/([.C185]/100);100)" office:value-type="float" office:value="1.11840261560019" calcext:value-type="float">
            <text:p>1,118402615600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3" calcext:value-type="float">
            <text:p>3</text:p>
          </table:table-cell>
          <table:table-cell office:value-type="float" office:value="88.3754071661238" calcext:value-type="float">
            <text:p>88,3754071661238</text:p>
          </table:table-cell>
          <table:table-cell office:value-type="float" office:value="4341" calcext:value-type="float">
            <text:p>4341</text:p>
          </table:table-cell>
          <table:table-cell office:value-type="float" office:value="4912" calcext:value-type="float">
            <text:p>4912</text:p>
          </table:table-cell>
          <table:table-cell/>
          <table:table-cell table:formula="of:=IF([.C186] &gt; 0;1/([.C186]/100);100)" office:value-type="float" office:value="1.13153651232435" calcext:value-type="float">
            <text:p>1,131536512324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4" calcext:value-type="float">
            <text:p>4</text:p>
          </table:table-cell>
          <table:table-cell office:value-type="float" office:value="92.4274744027304" calcext:value-type="float">
            <text:p>92,4274744027304</text:p>
          </table:table-cell>
          <table:table-cell office:value-type="float" office:value="4333" calcext:value-type="float">
            <text:p>4333</text:p>
          </table:table-cell>
          <table:table-cell office:value-type="float" office:value="4688" calcext:value-type="float">
            <text:p>4688</text:p>
          </table:table-cell>
          <table:table-cell/>
          <table:table-cell table:formula="of:=IF([.C187] &gt; 0;1/([.C187]/100);100)" office:value-type="float" office:value="1.08192937918301" calcext:value-type="float">
            <text:p>1,081929379183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19" calcext:value-type="float">
            <text:p>4319</text:p>
          </table:table-cell>
          <table:table-cell/>
          <table:table-cell table:formula="of:=IF([.C188] &gt; 0;1/([.C188]/100);100)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6" calcext:value-type="float">
            <text:p>6</text:p>
          </table:table-cell>
          <table:table-cell office:value-type="float" office:value="96.1717428087986" calcext:value-type="float">
            <text:p>96,1717428087986</text:p>
          </table:table-cell>
          <table:table-cell office:value-type="float" office:value="4547" calcext:value-type="float">
            <text:p>4547</text:p>
          </table:table-cell>
          <table:table-cell office:value-type="float" office:value="4728" calcext:value-type="float">
            <text:p>4728</text:p>
          </table:table-cell>
          <table:table-cell/>
          <table:table-cell table:formula="of:=IF([.C189] &gt; 0;1/([.C189]/100);100)" office:value-type="float" office:value="1.03980646580163" calcext:value-type="float">
            <text:p>1,039806465801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7" calcext:value-type="float">
            <text:p>7</text:p>
          </table:table-cell>
          <table:table-cell office:value-type="float" office:value="88.7604623355919" calcext:value-type="float">
            <text:p>88,7604623355919</text:p>
          </table:table-cell>
          <table:table-cell office:value-type="float" office:value="4454" calcext:value-type="float">
            <text:p>4454</text:p>
          </table:table-cell>
          <table:table-cell office:value-type="float" office:value="5018" calcext:value-type="float">
            <text:p>5018</text:p>
          </table:table-cell>
          <table:table-cell/>
          <table:table-cell table:formula="of:=IF([.C190] &gt; 0;1/([.C190]/100);100)" office:value-type="float" office:value="1.12662775033678" calcext:value-type="float">
            <text:p>1,126627750336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8" calcext:value-type="float">
            <text:p>8</text:p>
          </table:table-cell>
          <table:table-cell office:value-type="float" office:value="91.0950149126544" calcext:value-type="float">
            <text:p>91,0950149126544</text:p>
          </table:table-cell>
          <table:table-cell office:value-type="float" office:value="4276" calcext:value-type="float">
            <text:p>4276</text:p>
          </table:table-cell>
          <table:table-cell office:value-type="float" office:value="4694" calcext:value-type="float">
            <text:p>4694</text:p>
          </table:table-cell>
          <table:table-cell/>
          <table:table-cell table:formula="of:=IF([.C191] &gt; 0;1/([.C191]/100);100)" office:value-type="float" office:value="1.0977549111319" calcext:value-type="float">
            <text:p>1,09775491113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9" calcext:value-type="float">
            <text:p>9</text:p>
          </table:table-cell>
          <table:table-cell office:value-type="float" office:value="89.044289044289" calcext:value-type="float">
            <text:p>89,044289044289</text:p>
          </table:table-cell>
          <table:table-cell office:value-type="float" office:value="4202" calcext:value-type="float">
            <text:p>4202</text:p>
          </table:table-cell>
          <table:table-cell office:value-type="float" office:value="4719" calcext:value-type="float">
            <text:p>4719</text:p>
          </table:table-cell>
          <table:table-cell/>
          <table:table-cell table:formula="of:=IF([.C192] &gt; 0;1/([.C192]/100);100)" office:value-type="float" office:value="1.12303664921466" calcext:value-type="float">
            <text:p>1,12303664921466</text:p>
          </table:table-cell>
          <table:table-cell office:value-type="string" calcext:value-type="string">
            <text:p>M_H</text:p>
          </table:table-cell>
          <table:table-cell table:formula="of:=10/SUM([.G183:.G192])" office:value-type="float" office:value="0.0910800749878654" calcext:value-type="float">
            <text:p>0,0910800749878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 Accuracy (Overall):</text:p>
          </table:table-cell>
          <table:table-cell office:value-type="float" office:value="83.7520833333333" calcext:value-type="float">
            <text:p>83,7520833333333</text:p>
          </table:table-cell>
          <table:table-cell office:value-type="float" office:value="40201" calcext:value-type="float">
            <text:p>40201</text:p>
          </table:table-cell>
          <table:table-cell office:value-type="float" office:value="48000" calcext:value-type="float">
            <text:p>4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_QL_WIKI__ALPHA_SEARCH__MIN_ALPHA-0,2__GAMMA-0,5__PRUNE_TYPE-ROW__PRUNE_PERCENT-0,8__EPSILON-0,1__REWARD_TYPE-ACC_COMPRESS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0" calcext:value-type="float">
            <text:p>0</text:p>
          </table:table-cell>
          <table:table-cell office:value-type="float" office:value="95.1585623678647" calcext:value-type="float">
            <text:p>95,1585623678647</text:p>
          </table:table-cell>
          <table:table-cell office:value-type="float" office:value="4501" calcext:value-type="float">
            <text:p>4501</text:p>
          </table:table-cell>
          <table:table-cell office:value-type="float" office:value="4730" calcext:value-type="float">
            <text:p>4730</text:p>
          </table:table-cell>
          <table:table-cell/>
          <table:table-cell table:formula="of:=IF([.C195] &gt; 0;1/([.C195]/100);100)" office:value-type="float" office:value="1.05087758275939" calcext:value-type="float">
            <text:p>1,050877582759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1" calcext:value-type="float">
            <text:p>1</text:p>
          </table:table-cell>
          <table:table-cell office:value-type="float" office:value="96.0207292245049" calcext:value-type="float">
            <text:p>96,0207292245049</text:p>
          </table:table-cell>
          <table:table-cell office:value-type="float" office:value="5188" calcext:value-type="float">
            <text:p>5188</text:p>
          </table:table-cell>
          <table:table-cell office:value-type="float" office:value="5403" calcext:value-type="float">
            <text:p>5403</text:p>
          </table:table-cell>
          <table:table-cell/>
          <table:table-cell table:formula="of:=IF([.C196] &gt; 0;1/([.C196]/100);100)" office:value-type="float" office:value="1.04144178874325" calcext:value-type="float">
            <text:p>1,041441788743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2" calcext:value-type="float">
            <text:p>2</text:p>
          </table:table-cell>
          <table:table-cell office:value-type="float" office:value="87.4295259970766" calcext:value-type="float">
            <text:p>87,4295259970766</text:p>
          </table:table-cell>
          <table:table-cell office:value-type="float" office:value="4187" calcext:value-type="float">
            <text:p>4187</text:p>
          </table:table-cell>
          <table:table-cell office:value-type="float" office:value="4789" calcext:value-type="float">
            <text:p>4789</text:p>
          </table:table-cell>
          <table:table-cell/>
          <table:table-cell table:formula="of:=IF([.C197] &gt; 0;1/([.C197]/100);100)" office:value-type="float" office:value="1.14377836159542" calcext:value-type="float">
            <text:p>1,143778361595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3" calcext:value-type="float">
            <text:p>3</text:p>
          </table:table-cell>
          <table:table-cell office:value-type="float" office:value="89.2711726384365" calcext:value-type="float">
            <text:p>89,2711726384365</text:p>
          </table:table-cell>
          <table:table-cell office:value-type="float" office:value="4385" calcext:value-type="float">
            <text:p>4385</text:p>
          </table:table-cell>
          <table:table-cell office:value-type="float" office:value="4912" calcext:value-type="float">
            <text:p>4912</text:p>
          </table:table-cell>
          <table:table-cell/>
          <table:table-cell table:formula="of:=IF([.C198] &gt; 0;1/([.C198]/100);100)" office:value-type="float" office:value="1.12018244013683" calcext:value-type="float">
            <text:p>1,120182440136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4" calcext:value-type="float">
            <text:p>4</text:p>
          </table:table-cell>
          <table:table-cell office:value-type="float" office:value="90.2090443686007" calcext:value-type="float">
            <text:p>90,2090443686007</text:p>
          </table:table-cell>
          <table:table-cell office:value-type="float" office:value="4229" calcext:value-type="float">
            <text:p>4229</text:p>
          </table:table-cell>
          <table:table-cell office:value-type="float" office:value="4688" calcext:value-type="float">
            <text:p>4688</text:p>
          </table:table-cell>
          <table:table-cell/>
          <table:table-cell table:formula="of:=IF([.C199] &gt; 0;1/([.C199]/100);100)" office:value-type="float" office:value="1.10853629699693" calcext:value-type="float">
            <text:p>1,108536296996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5" calcext:value-type="float">
            <text:p>5</text:p>
          </table:table-cell>
          <table:table-cell office:value-type="float" office:value="81.4771937948599" calcext:value-type="float">
            <text:p>81,4771937948599</text:p>
          </table:table-cell>
          <table:table-cell office:value-type="float" office:value="3519" calcext:value-type="float">
            <text:p>3519</text:p>
          </table:table-cell>
          <table:table-cell office:value-type="float" office:value="4319" calcext:value-type="float">
            <text:p>4319</text:p>
          </table:table-cell>
          <table:table-cell/>
          <table:table-cell table:formula="of:=IF([.C200] &gt; 0;1/([.C200]/100);100)" office:value-type="float" office:value="1.22733731173629" calcext:value-type="float">
            <text:p>1,227337311736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6" calcext:value-type="float">
            <text:p>6</text:p>
          </table:table-cell>
          <table:table-cell office:value-type="float" office:value="95.3257191201354" calcext:value-type="float">
            <text:p>95,3257191201354</text:p>
          </table:table-cell>
          <table:table-cell office:value-type="float" office:value="4507" calcext:value-type="float">
            <text:p>4507</text:p>
          </table:table-cell>
          <table:table-cell office:value-type="float" office:value="4728" calcext:value-type="float">
            <text:p>4728</text:p>
          </table:table-cell>
          <table:table-cell/>
          <table:table-cell table:formula="of:=IF([.C201] &gt; 0;1/([.C201]/100);100)" office:value-type="float" office:value="1.04903483470158" calcext:value-type="float">
            <text:p>1,049034834701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7" calcext:value-type="float">
            <text:p>7</text:p>
          </table:table-cell>
          <table:table-cell office:value-type="float" office:value="88.9198884017537" calcext:value-type="float">
            <text:p>88,9198884017537</text:p>
          </table:table-cell>
          <table:table-cell office:value-type="float" office:value="4462" calcext:value-type="float">
            <text:p>4462</text:p>
          </table:table-cell>
          <table:table-cell office:value-type="float" office:value="5018" calcext:value-type="float">
            <text:p>5018</text:p>
          </table:table-cell>
          <table:table-cell/>
          <table:table-cell table:formula="of:=IF([.C202] &gt; 0;1/([.C202]/100);100)" office:value-type="float" office:value="1.12460779919319" calcext:value-type="float">
            <text:p>1,124607799193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8" calcext:value-type="float">
            <text:p>8</text:p>
          </table:table-cell>
          <table:table-cell office:value-type="float" office:value="87.8994461014061" calcext:value-type="float">
            <text:p>87,8994461014061</text:p>
          </table:table-cell>
          <table:table-cell office:value-type="float" office:value="4126" calcext:value-type="float">
            <text:p>4126</text:p>
          </table:table-cell>
          <table:table-cell office:value-type="float" office:value="4694" calcext:value-type="float">
            <text:p>4694</text:p>
          </table:table-cell>
          <table:table-cell/>
          <table:table-cell table:formula="of:=IF([.C203] &gt; 0;1/([.C203]/100);100)" office:value-type="float" office:value="1.13766359670383" calcext:value-type="float">
            <text:p>1,137663596703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9" calcext:value-type="float">
            <text:p>9</text:p>
          </table:table-cell>
          <table:table-cell office:value-type="float" office:value="85.886840432295" calcext:value-type="float">
            <text:p>85,886840432295</text:p>
          </table:table-cell>
          <table:table-cell office:value-type="float" office:value="4053" calcext:value-type="float">
            <text:p>4053</text:p>
          </table:table-cell>
          <table:table-cell office:value-type="float" office:value="4719" calcext:value-type="float">
            <text:p>4719</text:p>
          </table:table-cell>
          <table:table-cell/>
          <table:table-cell table:formula="of:=IF([.C204] &gt; 0;1/([.C204]/100);100)" office:value-type="float" office:value="1.16432272390822" calcext:value-type="float">
            <text:p>1,16432272390822</text:p>
          </table:table-cell>
          <table:table-cell office:value-type="string" calcext:value-type="string">
            <text:p>M_H</text:p>
          </table:table-cell>
          <table:table-cell table:formula="of:=10/SUM([.G195:.G204])" office:value-type="float" office:value="0.895432892631334" calcext:value-type="float">
            <text:p>0,895432892631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 Accuracy (Overall):</text:p>
          </table:table-cell>
          <table:table-cell office:value-type="float" office:value="89.9104166666667" calcext:value-type="float">
            <text:p>89,9104166666667</text:p>
          </table:table-cell>
          <table:table-cell office:value-type="float" office:value="43157" calcext:value-type="float">
            <text:p>43157</text:p>
          </table:table-cell>
          <table:table-cell office:value-type="float" office:value="48000" calcext:value-type="float">
            <text:p>4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_QL_WIKI__EPSILON_SEARCH__ALPHA-0,9__GAMMA-1,0__PRUNE_TYPE-ROW__PRUNE_PERCENT-0,8__MIN_EPSILON-0,1__REWARD_TYPE-ACC_COMPRESS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0" calcext:value-type="float">
            <text:p>0</text:p>
          </table:table-cell>
          <table:table-cell office:value-type="float" office:value="96.4482029598309" calcext:value-type="float">
            <text:p>96,4482029598309</text:p>
          </table:table-cell>
          <table:table-cell office:value-type="float" office:value="4562" calcext:value-type="float">
            <text:p>4562</text:p>
          </table:table-cell>
          <table:table-cell office:value-type="float" office:value="4730" calcext:value-type="float">
            <text:p>4730</text:p>
          </table:table-cell>
          <table:table-cell/>
          <table:table-cell table:formula="of:=IF([.C207] &gt; 0;1/([.C207]/100);100)" office:value-type="float" office:value="1.03682595352915" calcext:value-type="float">
            <text:p>1,036825953529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1" calcext:value-type="float">
            <text:p>1</text:p>
          </table:table-cell>
          <table:table-cell office:value-type="float" office:value="96.6870257264483" calcext:value-type="float">
            <text:p>96,6870257264483</text:p>
          </table:table-cell>
          <table:table-cell office:value-type="float" office:value="5224" calcext:value-type="float">
            <text:p>5224</text:p>
          </table:table-cell>
          <table:table-cell office:value-type="float" office:value="5403" calcext:value-type="float">
            <text:p>5403</text:p>
          </table:table-cell>
          <table:table-cell/>
          <table:table-cell table:formula="of:=IF([.C208] &gt; 0;1/([.C208]/100);100)" office:value-type="float" office:value="1.03426493108729" calcext:value-type="float">
            <text:p>1,034264931087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89" calcext:value-type="float">
            <text:p>4789</text:p>
          </table:table-cell>
          <table:table-cell/>
          <table:table-cell table:formula="of:=IF([.C209] &gt; 0;1/([.C209]/100);100)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3" calcext:value-type="float">
            <text:p>3</text:p>
          </table:table-cell>
          <table:table-cell office:value-type="float" office:value="90.0447882736156" calcext:value-type="float">
            <text:p>90,0447882736156</text:p>
          </table:table-cell>
          <table:table-cell office:value-type="float" office:value="4423" calcext:value-type="float">
            <text:p>4423</text:p>
          </table:table-cell>
          <table:table-cell office:value-type="float" office:value="4912" calcext:value-type="float">
            <text:p>4912</text:p>
          </table:table-cell>
          <table:table-cell/>
          <table:table-cell table:formula="of:=IF([.C210] &gt; 0;1/([.C210]/100);100)" office:value-type="float" office:value="1.11055844449469" calcext:value-type="float">
            <text:p>1,110558444494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4" calcext:value-type="float">
            <text:p>4</text:p>
          </table:table-cell>
          <table:table-cell office:value-type="float" office:value="94.9872013651877" calcext:value-type="float">
            <text:p>94,9872013651877</text:p>
          </table:table-cell>
          <table:table-cell office:value-type="float" office:value="4453" calcext:value-type="float">
            <text:p>4453</text:p>
          </table:table-cell>
          <table:table-cell office:value-type="float" office:value="4688" calcext:value-type="float">
            <text:p>4688</text:p>
          </table:table-cell>
          <table:table-cell/>
          <table:table-cell table:formula="of:=IF([.C211] &gt; 0;1/([.C211]/100);100)" office:value-type="float" office:value="1.05277341118347" calcext:value-type="float">
            <text:p>1,05277341118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5" calcext:value-type="float">
            <text:p>5</text:p>
          </table:table-cell>
          <table:table-cell office:value-type="float" office:value="82.9821717990276" calcext:value-type="float">
            <text:p>82,9821717990276</text:p>
          </table:table-cell>
          <table:table-cell office:value-type="float" office:value="3584" calcext:value-type="float">
            <text:p>3584</text:p>
          </table:table-cell>
          <table:table-cell office:value-type="float" office:value="4319" calcext:value-type="float">
            <text:p>4319</text:p>
          </table:table-cell>
          <table:table-cell/>
          <table:table-cell table:formula="of:=IF([.C212] &gt; 0;1/([.C212]/100);100)" office:value-type="float" office:value="1.205078125" calcext:value-type="float">
            <text:p>1,205078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6" calcext:value-type="float">
            <text:p>6</text:p>
          </table:table-cell>
          <table:table-cell office:value-type="float" office:value="96.510152284264" calcext:value-type="float">
            <text:p>96,510152284264</text:p>
          </table:table-cell>
          <table:table-cell office:value-type="float" office:value="4563" calcext:value-type="float">
            <text:p>4563</text:p>
          </table:table-cell>
          <table:table-cell office:value-type="float" office:value="4728" calcext:value-type="float">
            <text:p>4728</text:p>
          </table:table-cell>
          <table:table-cell/>
          <table:table-cell table:formula="of:=IF([.C213] &gt; 0;1/([.C213]/100);100)" office:value-type="float" office:value="1.03616042077581" calcext:value-type="float">
            <text:p>1,036160420775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7" calcext:value-type="float">
            <text:p>7</text:p>
          </table:table-cell>
          <table:table-cell office:value-type="float" office:value="93.2841769629335" calcext:value-type="float">
            <text:p>93,2841769629335</text:p>
          </table:table-cell>
          <table:table-cell office:value-type="float" office:value="4681" calcext:value-type="float">
            <text:p>4681</text:p>
          </table:table-cell>
          <table:table-cell office:value-type="float" office:value="5018" calcext:value-type="float">
            <text:p>5018</text:p>
          </table:table-cell>
          <table:table-cell/>
          <table:table-cell table:formula="of:=IF([.C214] &gt; 0;1/([.C214]/100);100)" office:value-type="float" office:value="1.07199316385388" calcext:value-type="float">
            <text:p>1,071993163853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8" calcext:value-type="float">
            <text:p>8</text:p>
          </table:table-cell>
          <table:table-cell office:value-type="float" office:value="91.3080528334043" calcext:value-type="float">
            <text:p>91,3080528334043</text:p>
          </table:table-cell>
          <table:table-cell office:value-type="float" office:value="4286" calcext:value-type="float">
            <text:p>4286</text:p>
          </table:table-cell>
          <table:table-cell office:value-type="float" office:value="4694" calcext:value-type="float">
            <text:p>4694</text:p>
          </table:table-cell>
          <table:table-cell/>
          <table:table-cell table:formula="of:=IF([.C215] &gt; 0;1/([.C215]/100);100)" office:value-type="float" office:value="1.09519365375642" calcext:value-type="float">
            <text:p>1,095193653756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9" calcext:value-type="float">
            <text:p>9</text:p>
          </table:table-cell>
          <table:table-cell office:value-type="float" office:value="88.1330790421699" calcext:value-type="float">
            <text:p>88,1330790421699</text:p>
          </table:table-cell>
          <table:table-cell office:value-type="float" office:value="4159" calcext:value-type="float">
            <text:p>4159</text:p>
          </table:table-cell>
          <table:table-cell office:value-type="float" office:value="4719" calcext:value-type="float">
            <text:p>4719</text:p>
          </table:table-cell>
          <table:table-cell/>
          <table:table-cell table:formula="of:=IF([.C216] &gt; 0;1/([.C216]/100);100)" office:value-type="float" office:value="1.13464775186343" calcext:value-type="float">
            <text:p>1,13464775186343</text:p>
          </table:table-cell>
          <table:table-cell office:value-type="string" calcext:value-type="string">
            <text:p>M_H</text:p>
          </table:table-cell>
          <table:table-cell table:formula="of:=10/SUM([.G207:.G216])" office:value-type="float" office:value="0.0910933513473378" calcext:value-type="float">
            <text:p>0,091093351347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 Accuracy (Overall):</text:p>
          </table:table-cell>
          <table:table-cell office:value-type="float" office:value="83.1979166666667" calcext:value-type="float">
            <text:p>83,1979166666667</text:p>
          </table:table-cell>
          <table:table-cell office:value-type="float" office:value="39935" calcext:value-type="float">
            <text:p>39935</text:p>
          </table:table-cell>
          <table:table-cell office:value-type="float" office:value="48000" calcext:value-type="float">
            <text:p>4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_QL_WIKI__ALPHA_SEARCH__MIN_ALPHA-0,2__GAMMA-0,7__PRUNE_TYPE-ROW__PRUNE_PERCENT-0,8__EPSILON-0,1__REWARD_TYPE-ACC_COMPRESS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0" calcext:value-type="float">
            <text:p>0</text:p>
          </table:table-cell>
          <table:table-cell office:value-type="float" office:value="96.3213530655391" calcext:value-type="float">
            <text:p>96,3213530655391</text:p>
          </table:table-cell>
          <table:table-cell office:value-type="float" office:value="4556" calcext:value-type="float">
            <text:p>4556</text:p>
          </table:table-cell>
          <table:table-cell office:value-type="float" office:value="4730" calcext:value-type="float">
            <text:p>4730</text:p>
          </table:table-cell>
          <table:table-cell/>
          <table:table-cell table:formula="of:=IF([.C219] &gt; 0;1/([.C219]/100);100)" office:value-type="float" office:value="1.03819139596137" calcext:value-type="float">
            <text:p>1,038191395961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1" calcext:value-type="float">
            <text:p>1</text:p>
          </table:table-cell>
          <table:table-cell office:value-type="float" office:value="96.7240421987785" calcext:value-type="float">
            <text:p>96,7240421987785</text:p>
          </table:table-cell>
          <table:table-cell office:value-type="float" office:value="5226" calcext:value-type="float">
            <text:p>5226</text:p>
          </table:table-cell>
          <table:table-cell office:value-type="float" office:value="5403" calcext:value-type="float">
            <text:p>5403</text:p>
          </table:table-cell>
          <table:table-cell/>
          <table:table-cell table:formula="of:=IF([.C220] &gt; 0;1/([.C220]/100);100)" office:value-type="float" office:value="1.03386911595867" calcext:value-type="float">
            <text:p>1,033869115958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89" calcext:value-type="float">
            <text:p>4789</text:p>
          </table:table-cell>
          <table:table-cell/>
          <table:table-cell table:formula="of:=IF([.C221] &gt; 0;1/([.C221]/100);100)"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3" calcext:value-type="float">
            <text:p>3</text:p>
          </table:table-cell>
          <table:table-cell office:value-type="float" office:value="89.4747557003257" calcext:value-type="float">
            <text:p>89,4747557003257</text:p>
          </table:table-cell>
          <table:table-cell office:value-type="float" office:value="4395" calcext:value-type="float">
            <text:p>4395</text:p>
          </table:table-cell>
          <table:table-cell office:value-type="float" office:value="4912" calcext:value-type="float">
            <text:p>4912</text:p>
          </table:table-cell>
          <table:table-cell/>
          <table:table-cell table:formula="of:=IF([.C222] &gt; 0;1/([.C222]/100);100)" office:value-type="float" office:value="1.11763367463026" calcext:value-type="float">
            <text:p>1,11763367463026</text:p>
          </table:table-cell>
          <table:table-cell table:number-columns-repeated="2"/>
          <table:table-cell table:number-columns-repeated="2"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4" calcext:value-type="float">
            <text:p>4</text:p>
          </table:table-cell>
          <table:table-cell office:value-type="float" office:value="95.2431740614334" calcext:value-type="float">
            <text:p>95,2431740614334</text:p>
          </table:table-cell>
          <table:table-cell office:value-type="float" office:value="4465" calcext:value-type="float">
            <text:p>4465</text:p>
          </table:table-cell>
          <table:table-cell office:value-type="float" office:value="4688" calcext:value-type="float">
            <text:p>4688</text:p>
          </table:table-cell>
          <table:table-cell/>
          <table:table-cell table:formula="of:=IF([.C223] &gt; 0;1/([.C223]/100);100)" office:value-type="float" office:value="1.04994400895857" calcext:value-type="float">
            <text:p>1,049944008958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5" calcext:value-type="float">
            <text:p>5</text:p>
          </table:table-cell>
          <table:table-cell office:value-type="float" office:value="83.2137068765918" calcext:value-type="float">
            <text:p>83,2137068765918</text:p>
          </table:table-cell>
          <table:table-cell office:value-type="float" office:value="3594" calcext:value-type="float">
            <text:p>3594</text:p>
          </table:table-cell>
          <table:table-cell office:value-type="float" office:value="4319" calcext:value-type="float">
            <text:p>4319</text:p>
          </table:table-cell>
          <table:table-cell/>
          <table:table-cell table:formula="of:=IF([.C224] &gt; 0;1/([.C224]/100);100)" office:value-type="float" office:value="1.20172509738453" calcext:value-type="float">
            <text:p>1,20172509738453</text:p>
          </table:table-cell>
          <table:table-cell table:number-columns-repeated="2"/>
          <table:table-cell office:value-type="float" office:value="0.294117647058823" calcext:value-type="float">
            <text:p>0,2941176470588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6" calcext:value-type="float">
            <text:p>6</text:p>
          </table:table-cell>
          <table:table-cell office:value-type="float" office:value="95.1988155668359" calcext:value-type="float">
            <text:p>95,1988155668359</text:p>
          </table:table-cell>
          <table:table-cell office:value-type="float" office:value="4501" calcext:value-type="float">
            <text:p>4501</text:p>
          </table:table-cell>
          <table:table-cell office:value-type="float" office:value="4728" calcext:value-type="float">
            <text:p>4728</text:p>
          </table:table-cell>
          <table:table-cell/>
          <table:table-cell table:formula="of:=IF([.C225] &gt; 0;1/([.C225]/100);100)" office:value-type="float" office:value="1.05043323705843" calcext:value-type="float">
            <text:p>1,050433237058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7" calcext:value-type="float">
            <text:p>7</text:p>
          </table:table-cell>
          <table:table-cell office:value-type="float" office:value="92.5667596652053" calcext:value-type="float">
            <text:p>92,5667596652053</text:p>
          </table:table-cell>
          <table:table-cell office:value-type="float" office:value="4645" calcext:value-type="float">
            <text:p>4645</text:p>
          </table:table-cell>
          <table:table-cell office:value-type="float" office:value="5018" calcext:value-type="float">
            <text:p>5018</text:p>
          </table:table-cell>
          <table:table-cell/>
          <table:table-cell table:formula="of:=IF([.C226] &gt; 0;1/([.C226]/100);100)" office:value-type="float" office:value="1.08030139935414" calcext:value-type="float">
            <text:p>1,080301399354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8" calcext:value-type="float">
            <text:p>8</text:p>
          </table:table-cell>
          <table:table-cell office:value-type="float" office:value="86.003408606732" calcext:value-type="float">
            <text:p>86,003408606732</text:p>
          </table:table-cell>
          <table:table-cell office:value-type="float" office:value="4037" calcext:value-type="float">
            <text:p>4037</text:p>
          </table:table-cell>
          <table:table-cell office:value-type="float" office:value="4694" calcext:value-type="float">
            <text:p>4694</text:p>
          </table:table-cell>
          <table:table-cell/>
          <table:table-cell table:formula="of:=IF([.C227] &gt; 0;1/([.C227]/100);100)" office:value-type="float" office:value="1.16274461233589" calcext:value-type="float">
            <text:p>1,162744612335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9" calcext:value-type="float">
            <text:p>9</text:p>
          </table:table-cell>
          <table:table-cell office:value-type="float" office:value="84.5094299639754" calcext:value-type="float">
            <text:p>84,5094299639754</text:p>
          </table:table-cell>
          <table:table-cell office:value-type="float" office:value="3988" calcext:value-type="float">
            <text:p>3988</text:p>
          </table:table-cell>
          <table:table-cell office:value-type="float" office:value="4719" calcext:value-type="float">
            <text:p>4719</text:p>
          </table:table-cell>
          <table:table-cell/>
          <table:table-cell table:formula="of:=IF([.C228] &gt; 0;1/([.C228]/100);100)" office:value-type="float" office:value="1.1832998996991" calcext:value-type="float">
            <text:p>1,1832998996991</text:p>
          </table:table-cell>
          <table:table-cell office:value-type="string" calcext:value-type="string">
            <text:p>M_H</text:p>
          </table:table-cell>
          <table:table-cell table:formula="of:=10/SUM([.G219:.G228])" office:value-type="float" office:value="0.0909767921645566" calcext:value-type="float">
            <text:p>0,0909767921645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 Accuracy (Overall):</text:p>
          </table:table-cell>
          <table:table-cell office:value-type="float" office:value="82.0979166666667" calcext:value-type="float">
            <text:p>82,0979166666667</text:p>
          </table:table-cell>
          <table:table-cell office:value-type="float" office:value="39407" calcext:value-type="float">
            <text:p>39407</text:p>
          </table:table-cell>
          <table:table-cell office:value-type="float" office:value="48000" calcext:value-type="float">
            <text:p>4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_QL_WIKI__EPSILON_SEARCH__ALPHA-0,9__GAMMA-0,7__PRUNE_TYPE-ROW__PRUNE_PERCENT-0,8__MIN_EPSILON-0,1__REWARD_TYPE-ACC_COMPRESS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0" calcext:value-type="float">
            <text:p>0</text:p>
          </table:table-cell>
          <table:table-cell office:value-type="float" office:value="96.9133192389007" calcext:value-type="float">
            <text:p>96,9133192389007</text:p>
          </table:table-cell>
          <table:table-cell office:value-type="float" office:value="4584" calcext:value-type="float">
            <text:p>4584</text:p>
          </table:table-cell>
          <table:table-cell office:value-type="float" office:value="4730" calcext:value-type="float">
            <text:p>4730</text:p>
          </table:table-cell>
          <table:table-cell/>
          <table:table-cell table:formula="of:=IF([.C231] &gt; 0;1/([.C231]/100);100)" office:value-type="float" office:value="1.03184991273996" calcext:value-type="float">
            <text:p>1,031849912739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1" calcext:value-type="float">
            <text:p>1</text:p>
          </table:table-cell>
          <table:table-cell office:value-type="float" office:value="94.9472515269295" calcext:value-type="float">
            <text:p>94,9472515269295</text:p>
          </table:table-cell>
          <table:table-cell office:value-type="float" office:value="5130" calcext:value-type="float">
            <text:p>5130</text:p>
          </table:table-cell>
          <table:table-cell office:value-type="float" office:value="5403" calcext:value-type="float">
            <text:p>5403</text:p>
          </table:table-cell>
          <table:table-cell/>
          <table:table-cell table:formula="of:=IF([.C232] &gt; 0;1/([.C232]/100);100)" office:value-type="float" office:value="1.05321637426901" calcext:value-type="float">
            <text:p>1,053216374269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2" calcext:value-type="float">
            <text:p>2</text:p>
          </table:table-cell>
          <table:table-cell office:value-type="float" office:value="87.8053873460013" calcext:value-type="float">
            <text:p>87,8053873460013</text:p>
          </table:table-cell>
          <table:table-cell office:value-type="float" office:value="4205" calcext:value-type="float">
            <text:p>4205</text:p>
          </table:table-cell>
          <table:table-cell office:value-type="float" office:value="4789" calcext:value-type="float">
            <text:p>4789</text:p>
          </table:table-cell>
          <table:table-cell/>
          <table:table-cell table:formula="of:=IF([.C233] &gt; 0;1/([.C233]/100);100)" office:value-type="float" office:value="1.13888228299643" calcext:value-type="float">
            <text:p>1,138882282996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3" calcext:value-type="float">
            <text:p>3</text:p>
          </table:table-cell>
          <table:table-cell office:value-type="float" office:value="88.7214983713355" calcext:value-type="float">
            <text:p>88,7214983713355</text:p>
          </table:table-cell>
          <table:table-cell office:value-type="float" office:value="4358" calcext:value-type="float">
            <text:p>4358</text:p>
          </table:table-cell>
          <table:table-cell office:value-type="float" office:value="4912" calcext:value-type="float">
            <text:p>4912</text:p>
          </table:table-cell>
          <table:table-cell/>
          <table:table-cell table:formula="of:=IF([.C234] &gt; 0;1/([.C234]/100);100)" office:value-type="float" office:value="1.12712253327214" calcext:value-type="float">
            <text:p>1,127122533272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4" calcext:value-type="float">
            <text:p>4</text:p>
          </table:table-cell>
          <table:table-cell office:value-type="float" office:value="92.0435153583618" calcext:value-type="float">
            <text:p>92,0435153583618</text:p>
          </table:table-cell>
          <table:table-cell office:value-type="float" office:value="4315" calcext:value-type="float">
            <text:p>4315</text:p>
          </table:table-cell>
          <table:table-cell office:value-type="float" office:value="4688" calcext:value-type="float">
            <text:p>4688</text:p>
          </table:table-cell>
          <table:table-cell/>
          <table:table-cell table:formula="of:=IF([.C235] &gt; 0;1/([.C235]/100);100)" office:value-type="float" office:value="1.0864426419467" calcext:value-type="float">
            <text:p>1,08644264194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5" calcext:value-type="float">
            <text:p>5</text:p>
          </table:table-cell>
          <table:table-cell office:value-type="float" office:value="81.5698078258856" calcext:value-type="float">
            <text:p>81,5698078258856</text:p>
          </table:table-cell>
          <table:table-cell office:value-type="float" office:value="3523" calcext:value-type="float">
            <text:p>3523</text:p>
          </table:table-cell>
          <table:table-cell office:value-type="float" office:value="4319" calcext:value-type="float">
            <text:p>4319</text:p>
          </table:table-cell>
          <table:table-cell/>
          <table:table-cell table:formula="of:=IF([.C236] &gt; 0;1/([.C236]/100);100)" office:value-type="float" office:value="1.22594379789952" calcext:value-type="float">
            <text:p>1,225943797899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6" calcext:value-type="float">
            <text:p>6</text:p>
          </table:table-cell>
          <table:table-cell office:value-type="float" office:value="94.4162436548223" calcext:value-type="float">
            <text:p>94,4162436548223</text:p>
          </table:table-cell>
          <table:table-cell office:value-type="float" office:value="4464" calcext:value-type="float">
            <text:p>4464</text:p>
          </table:table-cell>
          <table:table-cell office:value-type="float" office:value="4728" calcext:value-type="float">
            <text:p>4728</text:p>
          </table:table-cell>
          <table:table-cell/>
          <table:table-cell table:formula="of:=IF([.C237] &gt; 0;1/([.C237]/100);100)" office:value-type="float" office:value="1.05913978494624" calcext:value-type="float">
            <text:p>1,059139784946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7" calcext:value-type="float">
            <text:p>7</text:p>
          </table:table-cell>
          <table:table-cell office:value-type="float" office:value="88.9198884017537" calcext:value-type="float">
            <text:p>88,9198884017537</text:p>
          </table:table-cell>
          <table:table-cell office:value-type="float" office:value="4462" calcext:value-type="float">
            <text:p>4462</text:p>
          </table:table-cell>
          <table:table-cell office:value-type="float" office:value="5018" calcext:value-type="float">
            <text:p>5018</text:p>
          </table:table-cell>
          <table:table-cell/>
          <table:table-cell table:formula="of:=IF([.C238] &gt; 0;1/([.C238]/100);100)" office:value-type="float" office:value="1.12460779919319" calcext:value-type="float">
            <text:p>1,124607799193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8" calcext:value-type="float">
            <text:p>8</text:p>
          </table:table-cell>
          <table:table-cell office:value-type="float" office:value="86.9833830421815" calcext:value-type="float">
            <text:p>86,9833830421815</text:p>
          </table:table-cell>
          <table:table-cell office:value-type="float" office:value="4083" calcext:value-type="float">
            <text:p>4083</text:p>
          </table:table-cell>
          <table:table-cell office:value-type="float" office:value="4694" calcext:value-type="float">
            <text:p>4694</text:p>
          </table:table-cell>
          <table:table-cell/>
          <table:table-cell table:formula="of:=IF([.C239] &gt; 0;1/([.C239]/100);100)" office:value-type="float" office:value="1.1496448689689" calcext:value-type="float">
            <text:p>1,14964486896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9" calcext:value-type="float">
            <text:p>9</text:p>
          </table:table-cell>
          <table:table-cell office:value-type="float" office:value="88.0906971816063" calcext:value-type="float">
            <text:p>88,0906971816063</text:p>
          </table:table-cell>
          <table:table-cell office:value-type="float" office:value="4157" calcext:value-type="float">
            <text:p>4157</text:p>
          </table:table-cell>
          <table:table-cell office:value-type="float" office:value="4719" calcext:value-type="float">
            <text:p>4719</text:p>
          </table:table-cell>
          <table:table-cell/>
          <table:table-cell table:formula="of:=IF([.C240] &gt; 0;1/([.C240]/100);100)" office:value-type="float" office:value="1.1351936492663" calcext:value-type="float">
            <text:p>1,1351936492663</text:p>
          </table:table-cell>
          <table:table-cell office:value-type="string" calcext:value-type="string">
            <text:p>M_H</text:p>
          </table:table-cell>
          <table:table-cell table:formula="of:=10/SUM([.G231:.G240])" office:value-type="float" office:value="0.898307652974739" calcext:value-type="float">
            <text:p>0,8983076529747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 Accuracy (Overall):</text:p>
          </table:table-cell>
          <table:table-cell office:value-type="float" office:value="90.16875" calcext:value-type="float">
            <text:p>90,16875</text:p>
          </table:table-cell>
          <table:table-cell office:value-type="float" office:value="43281" calcext:value-type="float">
            <text:p>43281</text:p>
          </table:table-cell>
          <table:table-cell office:value-type="float" office:value="48000" calcext:value-type="float">
            <text:p>4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_QL_WIKI__ALPHA_SEARCH__MIN_ALPHA-0,2__GAMMA-0,4__PRUNE_TYPE-ROW__PRUNE_PERCENT-0,8__EPSILON-0,1__REWARD_TYPE-ACC_COMPRESS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0" calcext:value-type="float">
            <text:p>0</text:p>
          </table:table-cell>
          <table:table-cell office:value-type="float" office:value="96.3002114164905" calcext:value-type="float">
            <text:p>96,3002114164905</text:p>
          </table:table-cell>
          <table:table-cell office:value-type="float" office:value="4555" calcext:value-type="float">
            <text:p>4555</text:p>
          </table:table-cell>
          <table:table-cell office:value-type="float" office:value="4730" calcext:value-type="float">
            <text:p>4730</text:p>
          </table:table-cell>
          <table:table-cell/>
          <table:table-cell table:formula="of:=IF([.C243] &gt; 0;1/([.C243]/100);100)" office:value-type="float" office:value="1.0384193194292" calcext:value-type="float">
            <text:p>1,0384193194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1" calcext:value-type="float">
            <text:p>1</text:p>
          </table:table-cell>
          <table:table-cell office:value-type="float" office:value="95.7986303905238" calcext:value-type="float">
            <text:p>95,7986303905238</text:p>
          </table:table-cell>
          <table:table-cell office:value-type="float" office:value="5176" calcext:value-type="float">
            <text:p>5176</text:p>
          </table:table-cell>
          <table:table-cell office:value-type="float" office:value="5403" calcext:value-type="float">
            <text:p>5403</text:p>
          </table:table-cell>
          <table:table-cell/>
          <table:table-cell table:formula="of:=IF([.C244] &gt; 0;1/([.C244]/100);100)" office:value-type="float" office:value="1.04385625965997" calcext:value-type="float">
            <text:p>1,043856259659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2" calcext:value-type="float">
            <text:p>2</text:p>
          </table:table-cell>
          <table:table-cell office:value-type="float" office:value="87.6801002296931" calcext:value-type="float">
            <text:p>87,6801002296931</text:p>
          </table:table-cell>
          <table:table-cell office:value-type="float" office:value="4199" calcext:value-type="float">
            <text:p>4199</text:p>
          </table:table-cell>
          <table:table-cell office:value-type="float" office:value="4789" calcext:value-type="float">
            <text:p>4789</text:p>
          </table:table-cell>
          <table:table-cell/>
          <table:table-cell table:formula="of:=IF([.C245] &gt; 0;1/([.C245]/100);100)" office:value-type="float" office:value="1.14050964515361" calcext:value-type="float">
            <text:p>1,140509645153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3" calcext:value-type="float">
            <text:p>3</text:p>
          </table:table-cell>
          <table:table-cell office:value-type="float" office:value="88.0700325732899" calcext:value-type="float">
            <text:p>88,0700325732899</text:p>
          </table:table-cell>
          <table:table-cell office:value-type="float" office:value="4326" calcext:value-type="float">
            <text:p>4326</text:p>
          </table:table-cell>
          <table:table-cell office:value-type="float" office:value="4912" calcext:value-type="float">
            <text:p>4912</text:p>
          </table:table-cell>
          <table:table-cell/>
          <table:table-cell table:formula="of:=IF([.C246] &gt; 0;1/([.C246]/100);100)" office:value-type="float" office:value="1.13546000924642" calcext:value-type="float">
            <text:p>1,135460009246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4" calcext:value-type="float">
            <text:p>4</text:p>
          </table:table-cell>
          <table:table-cell office:value-type="float" office:value="91.0836177474403" calcext:value-type="float">
            <text:p>91,0836177474403</text:p>
          </table:table-cell>
          <table:table-cell office:value-type="float" office:value="4270" calcext:value-type="float">
            <text:p>4270</text:p>
          </table:table-cell>
          <table:table-cell office:value-type="float" office:value="4688" calcext:value-type="float">
            <text:p>4688</text:p>
          </table:table-cell>
          <table:table-cell/>
          <table:table-cell table:formula="of:=IF([.C247] &gt; 0;1/([.C247]/100);100)" office:value-type="float" office:value="1.09789227166276" calcext:value-type="float">
            <text:p>1,09789227166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5" calcext:value-type="float">
            <text:p>5</text:p>
          </table:table-cell>
          <table:table-cell office:value-type="float" office:value="82.0097244732577" calcext:value-type="float">
            <text:p>82,0097244732577</text:p>
          </table:table-cell>
          <table:table-cell office:value-type="float" office:value="3542" calcext:value-type="float">
            <text:p>3542</text:p>
          </table:table-cell>
          <table:table-cell office:value-type="float" office:value="4319" calcext:value-type="float">
            <text:p>4319</text:p>
          </table:table-cell>
          <table:table-cell/>
          <table:table-cell table:formula="of:=IF([.C248] &gt; 0;1/([.C248]/100);100)" office:value-type="float" office:value="1.21936758893281" calcext:value-type="float">
            <text:p>1,21936758893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6" calcext:value-type="float">
            <text:p>6</text:p>
          </table:table-cell>
          <table:table-cell office:value-type="float" office:value="96.510152284264" calcext:value-type="float">
            <text:p>96,510152284264</text:p>
          </table:table-cell>
          <table:table-cell office:value-type="float" office:value="4563" calcext:value-type="float">
            <text:p>4563</text:p>
          </table:table-cell>
          <table:table-cell office:value-type="float" office:value="4728" calcext:value-type="float">
            <text:p>4728</text:p>
          </table:table-cell>
          <table:table-cell/>
          <table:table-cell table:formula="of:=IF([.C249] &gt; 0;1/([.C249]/100);100)" office:value-type="float" office:value="1.03616042077581" calcext:value-type="float">
            <text:p>1,036160420775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7" calcext:value-type="float">
            <text:p>7</text:p>
          </table:table-cell>
          <table:table-cell office:value-type="float" office:value="91.3710641689916" calcext:value-type="float">
            <text:p>91,3710641689916</text:p>
          </table:table-cell>
          <table:table-cell office:value-type="float" office:value="4585" calcext:value-type="float">
            <text:p>4585</text:p>
          </table:table-cell>
          <table:table-cell office:value-type="float" office:value="5018" calcext:value-type="float">
            <text:p>5018</text:p>
          </table:table-cell>
          <table:table-cell/>
          <table:table-cell table:formula="of:=IF([.C250] &gt; 0;1/([.C250]/100);100)" office:value-type="float" office:value="1.09443838604144" calcext:value-type="float">
            <text:p>1,094438386041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8" calcext:value-type="float">
            <text:p>8</text:p>
          </table:table-cell>
          <table:table-cell office:value-type="float" office:value="87.4520664678313" calcext:value-type="float">
            <text:p>87,4520664678313</text:p>
          </table:table-cell>
          <table:table-cell office:value-type="float" office:value="4105" calcext:value-type="float">
            <text:p>4105</text:p>
          </table:table-cell>
          <table:table-cell office:value-type="float" office:value="4694" calcext:value-type="float">
            <text:p>4694</text:p>
          </table:table-cell>
          <table:table-cell/>
          <table:table-cell table:formula="of:=IF([.C251] &gt; 0;1/([.C251]/100);100)" office:value-type="float" office:value="1.14348355663825" calcext:value-type="float">
            <text:p>1,143483556638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9" calcext:value-type="float">
            <text:p>9</text:p>
          </table:table-cell>
          <table:table-cell office:value-type="float" office:value="88.0271243907608" calcext:value-type="float">
            <text:p>88,0271243907608</text:p>
          </table:table-cell>
          <table:table-cell office:value-type="float" office:value="4154" calcext:value-type="float">
            <text:p>4154</text:p>
          </table:table-cell>
          <table:table-cell office:value-type="float" office:value="4719" calcext:value-type="float">
            <text:p>4719</text:p>
          </table:table-cell>
          <table:table-cell/>
          <table:table-cell table:formula="of:=IF([.C252] &gt; 0;1/([.C252]/100);100)" office:value-type="float" office:value="1.13601348098219" calcext:value-type="float">
            <text:p>1,13601348098219</text:p>
          </table:table-cell>
          <table:table-cell office:value-type="string" calcext:value-type="string">
            <text:p>M_H</text:p>
          </table:table-cell>
          <table:table-cell table:formula="of:=10/SUM([.G243:.G252])" office:value-type="float" office:value="0.902071079002134" calcext:value-type="float">
            <text:p>0,902071079002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 Accuracy (Overall):</text:p>
          </table:table-cell>
          <table:table-cell office:value-type="float" office:value="90.5729166666667" calcext:value-type="float">
            <text:p>90,5729166666667</text:p>
          </table:table-cell>
          <table:table-cell office:value-type="float" office:value="43475" calcext:value-type="float">
            <text:p>43475</text:p>
          </table:table-cell>
          <table:table-cell office:value-type="float" office:value="48000" calcext:value-type="float">
            <text:p>4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_QL_WIKI__EPSILON_SEARCH__ALPHA-0,9__GAMMA-0,8__PRUNE_TYPE-ROW__PRUNE_PERCENT-0,8__MIN_EPSILON-0,1__REWARD_TYPE-ACC_COMPRESS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0" calcext:value-type="float">
            <text:p>0</text:p>
          </table:table-cell>
          <table:table-cell office:value-type="float" office:value="95.4334038054968" calcext:value-type="float">
            <text:p>95,4334038054968</text:p>
          </table:table-cell>
          <table:table-cell office:value-type="float" office:value="4514" calcext:value-type="float">
            <text:p>4514</text:p>
          </table:table-cell>
          <table:table-cell office:value-type="float" office:value="4730" calcext:value-type="float">
            <text:p>4730</text:p>
          </table:table-cell>
          <table:table-cell/>
          <table:table-cell table:formula="of:=IF([.C255] &gt; 0;1/([.C255]/100);100)" office:value-type="float" office:value="1.04785112981834" calcext:value-type="float">
            <text:p>1,047851129818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1" calcext:value-type="float">
            <text:p>1</text:p>
          </table:table-cell>
          <table:table-cell office:value-type="float" office:value="96.2243198223209" calcext:value-type="float">
            <text:p>96,2243198223209</text:p>
          </table:table-cell>
          <table:table-cell office:value-type="float" office:value="5199" calcext:value-type="float">
            <text:p>5199</text:p>
          </table:table-cell>
          <table:table-cell office:value-type="float" office:value="5403" calcext:value-type="float">
            <text:p>5403</text:p>
          </table:table-cell>
          <table:table-cell/>
          <table:table-cell table:formula="of:=IF([.C256] &gt; 0;1/([.C256]/100);100)" office:value-type="float" office:value="1.03923831506059" calcext:value-type="float">
            <text:p>1,039238315060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2" calcext:value-type="float">
            <text:p>2</text:p>
          </table:table-cell>
          <table:table-cell office:value-type="float" office:value="88.9747337648779" calcext:value-type="float">
            <text:p>88,9747337648779</text:p>
          </table:table-cell>
          <table:table-cell office:value-type="float" office:value="4261" calcext:value-type="float">
            <text:p>4261</text:p>
          </table:table-cell>
          <table:table-cell office:value-type="float" office:value="4789" calcext:value-type="float">
            <text:p>4789</text:p>
          </table:table-cell>
          <table:table-cell/>
          <table:table-cell table:formula="of:=IF([.C257] &gt; 0;1/([.C257]/100);100)" office:value-type="float" office:value="1.12391457404365" calcext:value-type="float">
            <text:p>1,12391457404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3" calcext:value-type="float">
            <text:p>3</text:p>
          </table:table-cell>
          <table:table-cell office:value-type="float" office:value="87.9478827361564" calcext:value-type="float">
            <text:p>87,9478827361564</text:p>
          </table:table-cell>
          <table:table-cell office:value-type="float" office:value="4320" calcext:value-type="float">
            <text:p>4320</text:p>
          </table:table-cell>
          <table:table-cell office:value-type="float" office:value="4912" calcext:value-type="float">
            <text:p>4912</text:p>
          </table:table-cell>
          <table:table-cell/>
          <table:table-cell table:formula="of:=IF([.C258] &gt; 0;1/([.C258]/100);100)" office:value-type="float" office:value="1.13703703703704" calcext:value-type="float">
            <text:p>1,137037037037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4" calcext:value-type="float">
            <text:p>4</text:p>
          </table:table-cell>
          <table:table-cell office:value-type="float" office:value="89.8250853242321" calcext:value-type="float">
            <text:p>89,8250853242321</text:p>
          </table:table-cell>
          <table:table-cell office:value-type="float" office:value="4211" calcext:value-type="float">
            <text:p>4211</text:p>
          </table:table-cell>
          <table:table-cell office:value-type="float" office:value="4688" calcext:value-type="float">
            <text:p>4688</text:p>
          </table:table-cell>
          <table:table-cell/>
          <table:table-cell table:formula="of:=IF([.C259] &gt; 0;1/([.C259]/100);100)" office:value-type="float" office:value="1.11327475658988" calcext:value-type="float">
            <text:p>1,113274756589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5" calcext:value-type="float">
            <text:p>5</text:p>
          </table:table-cell>
          <table:table-cell office:value-type="float" office:value="83.0516323222968" calcext:value-type="float">
            <text:p>83,0516323222968</text:p>
          </table:table-cell>
          <table:table-cell office:value-type="float" office:value="3587" calcext:value-type="float">
            <text:p>3587</text:p>
          </table:table-cell>
          <table:table-cell office:value-type="float" office:value="4319" calcext:value-type="float">
            <text:p>4319</text:p>
          </table:table-cell>
          <table:table-cell/>
          <table:table-cell table:formula="of:=IF([.C260] &gt; 0;1/([.C260]/100);100)" office:value-type="float" office:value="1.2040702536939" calcext:value-type="float">
            <text:p>1,20407025369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6" calcext:value-type="float">
            <text:p>6</text:p>
          </table:table-cell>
          <table:table-cell office:value-type="float" office:value="94.3104906937394" calcext:value-type="float">
            <text:p>94,3104906937394</text:p>
          </table:table-cell>
          <table:table-cell office:value-type="float" office:value="4459" calcext:value-type="float">
            <text:p>4459</text:p>
          </table:table-cell>
          <table:table-cell office:value-type="float" office:value="4728" calcext:value-type="float">
            <text:p>4728</text:p>
          </table:table-cell>
          <table:table-cell/>
          <table:table-cell table:formula="of:=IF([.C261] &gt; 0;1/([.C261]/100);100)" office:value-type="float" office:value="1.06032742767437" calcext:value-type="float">
            <text:p>1,060327427674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7" calcext:value-type="float">
            <text:p>7</text:p>
          </table:table-cell>
          <table:table-cell office:value-type="float" office:value="88.5013949780789" calcext:value-type="float">
            <text:p>88,5013949780789</text:p>
          </table:table-cell>
          <table:table-cell office:value-type="float" office:value="4441" calcext:value-type="float">
            <text:p>4441</text:p>
          </table:table-cell>
          <table:table-cell office:value-type="float" office:value="5018" calcext:value-type="float">
            <text:p>5018</text:p>
          </table:table-cell>
          <table:table-cell/>
          <table:table-cell table:formula="of:=IF([.C262] &gt; 0;1/([.C262]/100);100)" office:value-type="float" office:value="1.12992569241162" calcext:value-type="float">
            <text:p>1,129925692411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8" calcext:value-type="float">
            <text:p>8</text:p>
          </table:table-cell>
          <table:table-cell office:value-type="float" office:value="90.9671921602045" calcext:value-type="float">
            <text:p>90,9671921602045</text:p>
          </table:table-cell>
          <table:table-cell office:value-type="float" office:value="4270" calcext:value-type="float">
            <text:p>4270</text:p>
          </table:table-cell>
          <table:table-cell office:value-type="float" office:value="4694" calcext:value-type="float">
            <text:p>4694</text:p>
          </table:table-cell>
          <table:table-cell/>
          <table:table-cell table:formula="of:=IF([.C263] &gt; 0;1/([.C263]/100);100)" office:value-type="float" office:value="1.09929742388759" calcext:value-type="float">
            <text:p>1,099297423887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9" calcext:value-type="float">
            <text:p>9</text:p>
          </table:table-cell>
          <table:table-cell office:value-type="float" office:value="87.3490146217419" calcext:value-type="float">
            <text:p>87,3490146217419</text:p>
          </table:table-cell>
          <table:table-cell office:value-type="float" office:value="4122" calcext:value-type="float">
            <text:p>4122</text:p>
          </table:table-cell>
          <table:table-cell office:value-type="float" office:value="4719" calcext:value-type="float">
            <text:p>4719</text:p>
          </table:table-cell>
          <table:table-cell/>
          <table:table-cell table:formula="of:=IF([.C264] &gt; 0;1/([.C264]/100);100)" office:value-type="float" office:value="1.1448326055313" calcext:value-type="float">
            <text:p>1,1448326055313</text:p>
          </table:table-cell>
          <table:table-cell office:value-type="string" calcext:value-type="string">
            <text:p>M_H</text:p>
          </table:table-cell>
          <table:table-cell table:formula="of:=10/SUM([.G255:.G264])" office:value-type="float" office:value="0.900919632257946" calcext:value-type="float">
            <text:p>0,9009196322579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 Accuracy (Overall):</text:p>
          </table:table-cell>
          <table:table-cell office:value-type="float" office:value="90.3833333333333" calcext:value-type="float">
            <text:p>90,3833333333333</text:p>
          </table:table-cell>
          <table:table-cell office:value-type="float" office:value="43384" calcext:value-type="float">
            <text:p>43384</text:p>
          </table:table-cell>
          <table:table-cell office:value-type="float" office:value="48000" calcext:value-type="float">
            <text:p>4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_QL_WIKI__ALPHA_SEARCH__MIN_ALPHA-0,2__GAMMA-0,6__PRUNE_TYPE-ROW__PRUNE_PERCENT-0,8__EPSILON-0,1__REWARD_TYPE-ACC_COMPRESS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0" calcext:value-type="float">
            <text:p>0</text:p>
          </table:table-cell>
          <table:table-cell office:value-type="float" office:value="96.1099365750529" calcext:value-type="float">
            <text:p>96,1099365750529</text:p>
          </table:table-cell>
          <table:table-cell office:value-type="float" office:value="4546" calcext:value-type="float">
            <text:p>4546</text:p>
          </table:table-cell>
          <table:table-cell office:value-type="float" office:value="4730" calcext:value-type="float">
            <text:p>4730</text:p>
          </table:table-cell>
          <table:table-cell/>
          <table:table-cell table:formula="of:=IF([.C267] &gt; 0;1/([.C267]/100);100)" office:value-type="float" office:value="1.04047514298284" calcext:value-type="float">
            <text:p>1,04047514298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1" calcext:value-type="float">
            <text:p>1</text:p>
          </table:table-cell>
          <table:table-cell office:value-type="float" office:value="96.1317786414955" calcext:value-type="float">
            <text:p>96,1317786414955</text:p>
          </table:table-cell>
          <table:table-cell office:value-type="float" office:value="5194" calcext:value-type="float">
            <text:p>5194</text:p>
          </table:table-cell>
          <table:table-cell office:value-type="float" office:value="5403" calcext:value-type="float">
            <text:p>5403</text:p>
          </table:table-cell>
          <table:table-cell/>
          <table:table-cell table:formula="of:=IF([.C268] &gt; 0;1/([.C268]/100);100)" office:value-type="float" office:value="1.04023873700424" calcext:value-type="float">
            <text:p>1,040238737004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2" calcext:value-type="float">
            <text:p>2</text:p>
          </table:table-cell>
          <table:table-cell office:value-type="float" office:value="89.1209020672374" calcext:value-type="float">
            <text:p>89,1209020672374</text:p>
          </table:table-cell>
          <table:table-cell office:value-type="float" office:value="4268" calcext:value-type="float">
            <text:p>4268</text:p>
          </table:table-cell>
          <table:table-cell office:value-type="float" office:value="4789" calcext:value-type="float">
            <text:p>4789</text:p>
          </table:table-cell>
          <table:table-cell/>
          <table:table-cell table:formula="of:=IF([.C269] &gt; 0;1/([.C269]/100);100)" office:value-type="float" office:value="1.12207122774133" calcext:value-type="float">
            <text:p>1,122071227741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3" calcext:value-type="float">
            <text:p>3</text:p>
          </table:table-cell>
          <table:table-cell office:value-type="float" office:value="86.1156351791531" calcext:value-type="float">
            <text:p>86,1156351791531</text:p>
          </table:table-cell>
          <table:table-cell office:value-type="float" office:value="4230" calcext:value-type="float">
            <text:p>4230</text:p>
          </table:table-cell>
          <table:table-cell office:value-type="float" office:value="4912" calcext:value-type="float">
            <text:p>4912</text:p>
          </table:table-cell>
          <table:table-cell/>
          <table:table-cell table:formula="of:=IF([.C270] &gt; 0;1/([.C270]/100);100)" office:value-type="float" office:value="1.1612293144208" calcext:value-type="float">
            <text:p>1,16122931442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4" calcext:value-type="float">
            <text:p>4</text:p>
          </table:table-cell>
          <table:table-cell office:value-type="float" office:value="92.3421501706485" calcext:value-type="float">
            <text:p>92,3421501706485</text:p>
          </table:table-cell>
          <table:table-cell office:value-type="float" office:value="4329" calcext:value-type="float">
            <text:p>4329</text:p>
          </table:table-cell>
          <table:table-cell office:value-type="float" office:value="4688" calcext:value-type="float">
            <text:p>4688</text:p>
          </table:table-cell>
          <table:table-cell/>
          <table:table-cell table:formula="of:=IF([.C271] &gt; 0;1/([.C271]/100);100)" office:value-type="float" office:value="1.08292908292908" calcext:value-type="float">
            <text:p>1,082929082929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5" calcext:value-type="float">
            <text:p>5</text:p>
          </table:table-cell>
          <table:table-cell office:value-type="float" office:value="85.8532067608243" calcext:value-type="float">
            <text:p>85,8532067608243</text:p>
          </table:table-cell>
          <table:table-cell office:value-type="float" office:value="3708" calcext:value-type="float">
            <text:p>3708</text:p>
          </table:table-cell>
          <table:table-cell office:value-type="float" office:value="4319" calcext:value-type="float">
            <text:p>4319</text:p>
          </table:table-cell>
          <table:table-cell/>
          <table:table-cell table:formula="of:=IF([.C272] &gt; 0;1/([.C272]/100);100)" office:value-type="float" office:value="1.16477885652643" calcext:value-type="float">
            <text:p>1,164778856526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6" calcext:value-type="float">
            <text:p>6</text:p>
          </table:table-cell>
          <table:table-cell office:value-type="float" office:value="95.7698815566836" calcext:value-type="float">
            <text:p>95,7698815566836</text:p>
          </table:table-cell>
          <table:table-cell office:value-type="float" office:value="4528" calcext:value-type="float">
            <text:p>4528</text:p>
          </table:table-cell>
          <table:table-cell office:value-type="float" office:value="4728" calcext:value-type="float">
            <text:p>4728</text:p>
          </table:table-cell>
          <table:table-cell/>
          <table:table-cell table:formula="of:=IF([.C273] &gt; 0;1/([.C273]/100);100)" office:value-type="float" office:value="1.04416961130742" calcext:value-type="float">
            <text:p>1,044169611307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7" calcext:value-type="float">
            <text:p>7</text:p>
          </table:table-cell>
          <table:table-cell office:value-type="float" office:value="92.2678357911519" calcext:value-type="float">
            <text:p>92,2678357911519</text:p>
          </table:table-cell>
          <table:table-cell office:value-type="float" office:value="4630" calcext:value-type="float">
            <text:p>4630</text:p>
          </table:table-cell>
          <table:table-cell office:value-type="float" office:value="5018" calcext:value-type="float">
            <text:p>5018</text:p>
          </table:table-cell>
          <table:table-cell/>
          <table:table-cell table:formula="of:=IF([.C274] &gt; 0;1/([.C274]/100);100)" office:value-type="float" office:value="1.08380129589633" calcext:value-type="float">
            <text:p>1,083801295896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8" calcext:value-type="float">
            <text:p>8</text:p>
          </table:table-cell>
          <table:table-cell office:value-type="float" office:value="84.4269279931828" calcext:value-type="float">
            <text:p>84,4269279931828</text:p>
          </table:table-cell>
          <table:table-cell office:value-type="float" office:value="3963" calcext:value-type="float">
            <text:p>3963</text:p>
          </table:table-cell>
          <table:table-cell office:value-type="float" office:value="4694" calcext:value-type="float">
            <text:p>4694</text:p>
          </table:table-cell>
          <table:table-cell/>
          <table:table-cell table:formula="of:=IF([.C275] &gt; 0;1/([.C275]/100);100)" office:value-type="float" office:value="1.18445622003533" calcext:value-type="float">
            <text:p>1,184456220035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9" calcext:value-type="float">
            <text:p>9</text:p>
          </table:table-cell>
          <table:table-cell office:value-type="float" office:value="89.044289044289" calcext:value-type="float">
            <text:p>89,044289044289</text:p>
          </table:table-cell>
          <table:table-cell office:value-type="float" office:value="4202" calcext:value-type="float">
            <text:p>4202</text:p>
          </table:table-cell>
          <table:table-cell office:value-type="float" office:value="4719" calcext:value-type="float">
            <text:p>4719</text:p>
          </table:table-cell>
          <table:table-cell/>
          <table:table-cell table:formula="of:=IF([.C276] &gt; 0;1/([.C276]/100);100)" office:value-type="float" office:value="1.12303664921466" calcext:value-type="float">
            <text:p>1,12303664921466</text:p>
          </table:table-cell>
          <table:table-cell office:value-type="string" calcext:value-type="string">
            <text:p>M_H</text:p>
          </table:table-cell>
          <table:table-cell table:formula="of:=10/SUM([.G267:.G276])" office:value-type="float" office:value="0.90520788506941" calcext:value-type="float">
            <text:p>0,90520788506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 Accuracy (Overall):</text:p>
          </table:table-cell>
          <table:table-cell office:value-type="float" office:value="90.8291666666667" calcext:value-type="float">
            <text:p>90,8291666666667</text:p>
          </table:table-cell>
          <table:table-cell office:value-type="float" office:value="43598" calcext:value-type="float">
            <text:p>43598</text:p>
          </table:table-cell>
          <table:table-cell office:value-type="float" office:value="48000" calcext:value-type="float">
            <text:p>4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_QL_WIKI__ALPHA_SEARCH__MIN_ALPHA-0,2__GAMMA-0,9__PRUNE_TYPE-ROW__PRUNE_PERCENT-0,8__EPSILON-0,1__REWARD_TYPE-ACC_COMPRESS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0" calcext:value-type="float">
            <text:p>0</text:p>
          </table:table-cell>
          <table:table-cell office:value-type="float" office:value="95.7928118393235" calcext:value-type="float">
            <text:p>95,7928118393235</text:p>
          </table:table-cell>
          <table:table-cell office:value-type="float" office:value="4531" calcext:value-type="float">
            <text:p>4531</text:p>
          </table:table-cell>
          <table:table-cell office:value-type="float" office:value="4730" calcext:value-type="float">
            <text:p>4730</text:p>
          </table:table-cell>
          <table:table-cell/>
          <table:table-cell table:formula="of:=IF([.C279] &gt; 0;1/([.C279]/100);100)" office:value-type="float" office:value="1.04391966453322" calcext:value-type="float">
            <text:p>1,043919664533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1" calcext:value-type="float">
            <text:p>1</text:p>
          </table:table-cell>
          <table:table-cell office:value-type="float" office:value="96.1317786414955" calcext:value-type="float">
            <text:p>96,1317786414955</text:p>
          </table:table-cell>
          <table:table-cell office:value-type="float" office:value="5194" calcext:value-type="float">
            <text:p>5194</text:p>
          </table:table-cell>
          <table:table-cell office:value-type="float" office:value="5403" calcext:value-type="float">
            <text:p>5403</text:p>
          </table:table-cell>
          <table:table-cell/>
          <table:table-cell table:formula="of:=IF([.C280] &gt; 0;1/([.C280]/100);100)" office:value-type="float" office:value="1.04023873700424" calcext:value-type="float">
            <text:p>1,040238737004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2" calcext:value-type="float">
            <text:p>2</text:p>
          </table:table-cell>
          <table:table-cell office:value-type="float" office:value="89.3505951138025" calcext:value-type="float">
            <text:p>89,3505951138025</text:p>
          </table:table-cell>
          <table:table-cell office:value-type="float" office:value="4279" calcext:value-type="float">
            <text:p>4279</text:p>
          </table:table-cell>
          <table:table-cell office:value-type="float" office:value="4789" calcext:value-type="float">
            <text:p>4789</text:p>
          </table:table-cell>
          <table:table-cell/>
          <table:table-cell table:formula="of:=IF([.C281] &gt; 0;1/([.C281]/100);100)" office:value-type="float" office:value="1.11918672587053" calcext:value-type="float">
            <text:p>1,119186725870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3" calcext:value-type="float">
            <text:p>3</text:p>
          </table:table-cell>
          <table:table-cell office:value-type="float" office:value="88.314332247557" calcext:value-type="float">
            <text:p>88,314332247557</text:p>
          </table:table-cell>
          <table:table-cell office:value-type="float" office:value="4338" calcext:value-type="float">
            <text:p>4338</text:p>
          </table:table-cell>
          <table:table-cell office:value-type="float" office:value="4912" calcext:value-type="float">
            <text:p>4912</text:p>
          </table:table-cell>
          <table:table-cell/>
          <table:table-cell table:formula="of:=IF([.C282] &gt; 0;1/([.C282]/100);100)" office:value-type="float" office:value="1.13231904103273" calcext:value-type="float">
            <text:p>1,132319041032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4" calcext:value-type="float">
            <text:p>4</text:p>
          </table:table-cell>
          <table:table-cell office:value-type="float" office:value="93.0247440273038" calcext:value-type="float">
            <text:p>93,0247440273038</text:p>
          </table:table-cell>
          <table:table-cell office:value-type="float" office:value="4361" calcext:value-type="float">
            <text:p>4361</text:p>
          </table:table-cell>
          <table:table-cell office:value-type="float" office:value="4688" calcext:value-type="float">
            <text:p>4688</text:p>
          </table:table-cell>
          <table:table-cell/>
          <table:table-cell table:formula="of:=IF([.C283] &gt; 0;1/([.C283]/100);100)" office:value-type="float" office:value="1.07498280210961" calcext:value-type="float">
            <text:p>1,074982802109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5" calcext:value-type="float">
            <text:p>5</text:p>
          </table:table-cell>
          <table:table-cell office:value-type="float" office:value="84.8112989117851" calcext:value-type="float">
            <text:p>84,8112989117851</text:p>
          </table:table-cell>
          <table:table-cell office:value-type="float" office:value="3663" calcext:value-type="float">
            <text:p>3663</text:p>
          </table:table-cell>
          <table:table-cell office:value-type="float" office:value="4319" calcext:value-type="float">
            <text:p>4319</text:p>
          </table:table-cell>
          <table:table-cell/>
          <table:table-cell table:formula="of:=IF([.C284] &gt; 0;1/([.C284]/100);100)" office:value-type="float" office:value="1.17908817908818" calcext:value-type="float">
            <text:p>1,17908817908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6" calcext:value-type="float">
            <text:p>6</text:p>
          </table:table-cell>
          <table:table-cell office:value-type="float" office:value="95.494923857868" calcext:value-type="float">
            <text:p>95,494923857868</text:p>
          </table:table-cell>
          <table:table-cell office:value-type="float" office:value="4515" calcext:value-type="float">
            <text:p>4515</text:p>
          </table:table-cell>
          <table:table-cell office:value-type="float" office:value="4728" calcext:value-type="float">
            <text:p>4728</text:p>
          </table:table-cell>
          <table:table-cell/>
          <table:table-cell table:formula="of:=IF([.C285] &gt; 0;1/([.C285]/100);100)" office:value-type="float" office:value="1.04717607973422" calcext:value-type="float">
            <text:p>1,047176079734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7" calcext:value-type="float">
            <text:p>7</text:p>
          </table:table-cell>
          <table:table-cell office:value-type="float" office:value="93.2243921881228" calcext:value-type="float">
            <text:p>93,2243921881228</text:p>
          </table:table-cell>
          <table:table-cell office:value-type="float" office:value="4678" calcext:value-type="float">
            <text:p>4678</text:p>
          </table:table-cell>
          <table:table-cell office:value-type="float" office:value="5018" calcext:value-type="float">
            <text:p>5018</text:p>
          </table:table-cell>
          <table:table-cell/>
          <table:table-cell table:formula="of:=IF([.C286] &gt; 0;1/([.C286]/100);100)" office:value-type="float" office:value="1.07268063274904" calcext:value-type="float">
            <text:p>1,07268063274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8" calcext:value-type="float">
            <text:p>8</text:p>
          </table:table-cell>
          <table:table-cell office:value-type="float" office:value="87.963357477631" calcext:value-type="float">
            <text:p>87,963357477631</text:p>
          </table:table-cell>
          <table:table-cell office:value-type="float" office:value="4129" calcext:value-type="float">
            <text:p>4129</text:p>
          </table:table-cell>
          <table:table-cell office:value-type="float" office:value="4694" calcext:value-type="float">
            <text:p>4694</text:p>
          </table:table-cell>
          <table:table-cell/>
          <table:table-cell table:formula="of:=IF([.C287] &gt; 0;1/([.C287]/100);100)" office:value-type="float" office:value="1.13683700653911" calcext:value-type="float">
            <text:p>1,136837006539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9" calcext:value-type="float">
            <text:p>9</text:p>
          </table:table-cell>
          <table:table-cell office:value-type="float" office:value="90.4428904428904" calcext:value-type="float">
            <text:p>90,4428904428904</text:p>
          </table:table-cell>
          <table:table-cell office:value-type="float" office:value="4268" calcext:value-type="float">
            <text:p>4268</text:p>
          </table:table-cell>
          <table:table-cell office:value-type="float" office:value="4719" calcext:value-type="float">
            <text:p>4719</text:p>
          </table:table-cell>
          <table:table-cell/>
          <table:table-cell table:formula="of:=IF([.C288] &gt; 0;1/([.C288]/100);100)" office:value-type="float" office:value="1.10567010309278" calcext:value-type="float">
            <text:p>1,10567010309278</text:p>
          </table:table-cell>
          <table:table-cell office:value-type="string" calcext:value-type="string">
            <text:p>M_H</text:p>
          </table:table-cell>
          <table:table-cell table:formula="of:=10/SUM([.G279:.G288])" office:value-type="float" office:value="0.91306698613579" calcext:value-type="float">
            <text:p>0,91306698613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 Accuracy (Overall):</text:p>
          </table:table-cell>
          <table:table-cell office:value-type="float" office:value="91575" calcext:value-type="float">
            <text:p>91575</text:p>
          </table:table-cell>
          <table:table-cell office:value-type="float" office:value="43956" calcext:value-type="float">
            <text:p>43956</text:p>
          </table:table-cell>
          <table:table-cell office:value-type="float" office:value="48000" calcext:value-type="float">
            <text:p>4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_QL_WIKI__ALPHA_SEARCH__MIN_ALPHA-0,2__GAMMA-0,8__PRUNE_TYPE-ROW__PRUNE_PERCENT-0,8__EPSILON-0,1__REWARD_TYPE-ACC_COMPRESS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0" calcext:value-type="float">
            <text:p>0</text:p>
          </table:table-cell>
          <table:table-cell office:value-type="float" office:value="96.7019027484144" calcext:value-type="float">
            <text:p>96,7019027484144</text:p>
          </table:table-cell>
          <table:table-cell office:value-type="float" office:value="4574" calcext:value-type="float">
            <text:p>4574</text:p>
          </table:table-cell>
          <table:table-cell office:value-type="float" office:value="4730" calcext:value-type="float">
            <text:p>4730</text:p>
          </table:table-cell>
          <table:table-cell/>
          <table:table-cell table:formula="of:=IF([.C291] &gt; 0;1/([.C291]/100);100)" office:value-type="float" office:value="1.03410581547879" calcext:value-type="float">
            <text:p>1,034105815478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1" calcext:value-type="float">
            <text:p>1</text:p>
          </table:table-cell>
          <table:table-cell office:value-type="float" office:value="96.427910420137" calcext:value-type="float">
            <text:p>96,427910420137</text:p>
          </table:table-cell>
          <table:table-cell office:value-type="float" office:value="5210" calcext:value-type="float">
            <text:p>5210</text:p>
          </table:table-cell>
          <table:table-cell office:value-type="float" office:value="5403" calcext:value-type="float">
            <text:p>5403</text:p>
          </table:table-cell>
          <table:table-cell/>
          <table:table-cell table:formula="of:=IF([.C292] &gt; 0;1/([.C292]/100);100)" office:value-type="float" office:value="1.03704414587332" calcext:value-type="float">
            <text:p>1,037044145873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2" calcext:value-type="float">
            <text:p>2</text:p>
          </table:table-cell>
          <table:table-cell office:value-type="float" office:value="87.4921695552307" calcext:value-type="float">
            <text:p>87,4921695552307</text:p>
          </table:table-cell>
          <table:table-cell office:value-type="float" office:value="4190" calcext:value-type="float">
            <text:p>4190</text:p>
          </table:table-cell>
          <table:table-cell office:value-type="float" office:value="4789" calcext:value-type="float">
            <text:p>4789</text:p>
          </table:table-cell>
          <table:table-cell/>
          <table:table-cell table:formula="of:=IF([.C293] &gt; 0;1/([.C293]/100);100)" office:value-type="float" office:value="1.14295942720764" calcext:value-type="float">
            <text:p>1,142959427207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3" calcext:value-type="float">
            <text:p>3</text:p>
          </table:table-cell>
          <table:table-cell office:value-type="float" office:value="85.4030944625407" calcext:value-type="float">
            <text:p>85,4030944625407</text:p>
          </table:table-cell>
          <table:table-cell office:value-type="float" office:value="4195" calcext:value-type="float">
            <text:p>4195</text:p>
          </table:table-cell>
          <table:table-cell office:value-type="float" office:value="4912" calcext:value-type="float">
            <text:p>4912</text:p>
          </table:table-cell>
          <table:table-cell/>
          <table:table-cell table:formula="of:=IF([.C294] &gt; 0;1/([.C294]/100);100)" office:value-type="float" office:value="1.17091775923719" calcext:value-type="float">
            <text:p>1,170917759237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4" calcext:value-type="float">
            <text:p>4</text:p>
          </table:table-cell>
          <table:table-cell office:value-type="float" office:value="94.3686006825939" calcext:value-type="float">
            <text:p>94,3686006825939</text:p>
          </table:table-cell>
          <table:table-cell office:value-type="float" office:value="4424" calcext:value-type="float">
            <text:p>4424</text:p>
          </table:table-cell>
          <table:table-cell office:value-type="float" office:value="4688" calcext:value-type="float">
            <text:p>4688</text:p>
          </table:table-cell>
          <table:table-cell/>
          <table:table-cell table:formula="of:=IF([.C295] &gt; 0;1/([.C295]/100);100)" office:value-type="float" office:value="1.05967450271248" calcext:value-type="float">
            <text:p>1,059674502712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5" calcext:value-type="float">
            <text:p>5</text:p>
          </table:table-cell>
          <table:table-cell office:value-type="float" office:value="85.2512155591572" calcext:value-type="float">
            <text:p>85,2512155591572</text:p>
          </table:table-cell>
          <table:table-cell office:value-type="float" office:value="3682" calcext:value-type="float">
            <text:p>3682</text:p>
          </table:table-cell>
          <table:table-cell office:value-type="float" office:value="4319" calcext:value-type="float">
            <text:p>4319</text:p>
          </table:table-cell>
          <table:table-cell/>
          <table:table-cell table:formula="of:=IF([.C296] &gt; 0;1/([.C296]/100);100)" office:value-type="float" office:value="1.17300380228137" calcext:value-type="float">
            <text:p>1,173003802281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6" calcext:value-type="float">
            <text:p>6</text:p>
          </table:table-cell>
          <table:table-cell office:value-type="float" office:value="94.2681895093063" calcext:value-type="float">
            <text:p>94,2681895093063</text:p>
          </table:table-cell>
          <table:table-cell office:value-type="float" office:value="4457" calcext:value-type="float">
            <text:p>4457</text:p>
          </table:table-cell>
          <table:table-cell office:value-type="float" office:value="4728" calcext:value-type="float">
            <text:p>4728</text:p>
          </table:table-cell>
          <table:table-cell/>
          <table:table-cell table:formula="of:=IF([.C297] &gt; 0;1/([.C297]/100);100)" office:value-type="float" office:value="1.06080323087278" calcext:value-type="float">
            <text:p>1,060803230872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7" calcext:value-type="float">
            <text:p>7</text:p>
          </table:table-cell>
          <table:table-cell office:value-type="float" office:value="92.7859705061778" calcext:value-type="float">
            <text:p>92,7859705061778</text:p>
          </table:table-cell>
          <table:table-cell office:value-type="float" office:value="4656" calcext:value-type="float">
            <text:p>4656</text:p>
          </table:table-cell>
          <table:table-cell office:value-type="float" office:value="5018" calcext:value-type="float">
            <text:p>5018</text:p>
          </table:table-cell>
          <table:table-cell/>
          <table:table-cell table:formula="of:=IF([.C298] &gt; 0;1/([.C298]/100);100)" office:value-type="float" office:value="1.07774914089347" calcext:value-type="float">
            <text:p>1,07774914089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8" calcext:value-type="float">
            <text:p>8</text:p>
          </table:table-cell>
          <table:table-cell office:value-type="float" office:value="88.9859394972305" calcext:value-type="float">
            <text:p>88,9859394972305</text:p>
          </table:table-cell>
          <table:table-cell office:value-type="float" office:value="4177" calcext:value-type="float">
            <text:p>4177</text:p>
          </table:table-cell>
          <table:table-cell office:value-type="float" office:value="4694" calcext:value-type="float">
            <text:p>4694</text:p>
          </table:table-cell>
          <table:table-cell/>
          <table:table-cell table:formula="of:=IF([.C299] &gt; 0;1/([.C299]/100);100)" office:value-type="float" office:value="1.12377304285372" calcext:value-type="float">
            <text:p>1,123773042853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9" calcext:value-type="float">
            <text:p>9</text:p>
          </table:table-cell>
          <table:table-cell office:value-type="float" office:value="86.6073320618775" calcext:value-type="float">
            <text:p>86,6073320618775</text:p>
          </table:table-cell>
          <table:table-cell office:value-type="float" office:value="4087" calcext:value-type="float">
            <text:p>4087</text:p>
          </table:table-cell>
          <table:table-cell office:value-type="float" office:value="4719" calcext:value-type="float">
            <text:p>4719</text:p>
          </table:table-cell>
          <table:table-cell/>
          <table:table-cell table:formula="of:=IF([.C300] &gt; 0;1/([.C300]/100);100)" office:value-type="float" office:value="1.15463665280157" calcext:value-type="float">
            <text:p>1,15463665280157</text:p>
          </table:table-cell>
          <table:table-cell office:value-type="string" calcext:value-type="string">
            <text:p>M_H</text:p>
          </table:table-cell>
          <table:table-cell table:formula="of:=10/SUM([.G291:.G300])" office:value-type="float" office:value="0.906234825986636" calcext:value-type="float">
            <text:p>0,906234825986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 Accuracy (Overall):</text:p>
          </table:table-cell>
          <table:table-cell office:value-type="float" office:value="90.9416666666667" calcext:value-type="float">
            <text:p>90,9416666666667</text:p>
          </table:table-cell>
          <table:table-cell office:value-type="float" office:value="43652" calcext:value-type="float">
            <text:p>43652</text:p>
          </table:table-cell>
          <table:table-cell office:value-type="float" office:value="48000" calcext:value-type="float">
            <text:p>4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_QL_WIKI__EPSILON_SEARCH__ALPHA-0,9__GAMMA-0,9__PRUNE_TYPE-ROW__PRUNE_PERCENT-0,8__MIN_EPSILON-0,1__REWARD_TYPE-ACC_COMPRESS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0" calcext:value-type="float">
            <text:p>0</text:p>
          </table:table-cell>
          <table:table-cell office:value-type="float" office:value="96.1945031712474" calcext:value-type="float">
            <text:p>96,1945031712474</text:p>
          </table:table-cell>
          <table:table-cell office:value-type="float" office:value="4550" calcext:value-type="float">
            <text:p>4550</text:p>
          </table:table-cell>
          <table:table-cell office:value-type="float" office:value="4730" calcext:value-type="float">
            <text:p>4730</text:p>
          </table:table-cell>
          <table:table-cell/>
          <table:table-cell table:formula="of:=IF([.C303] &gt; 0;1/([.C303]/100);100)" office:value-type="float" office:value="1.03956043956044" calcext:value-type="float">
            <text:p>1,039560439560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1" calcext:value-type="float">
            <text:p>1</text:p>
          </table:table-cell>
          <table:table-cell office:value-type="float" office:value="96.5019433647973" calcext:value-type="float">
            <text:p>96,5019433647973</text:p>
          </table:table-cell>
          <table:table-cell office:value-type="float" office:value="5214" calcext:value-type="float">
            <text:p>5214</text:p>
          </table:table-cell>
          <table:table-cell office:value-type="float" office:value="5403" calcext:value-type="float">
            <text:p>5403</text:p>
          </table:table-cell>
          <table:table-cell/>
          <table:table-cell table:formula="of:=IF([.C304] &gt; 0;1/([.C304]/100);100)" office:value-type="float" office:value="1.03624856156502" calcext:value-type="float">
            <text:p>1,036248561565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2" calcext:value-type="float">
            <text:p>2</text:p>
          </table:table-cell>
          <table:table-cell office:value-type="float" office:value="89.6429317185216" calcext:value-type="float">
            <text:p>89,6429317185216</text:p>
          </table:table-cell>
          <table:table-cell office:value-type="float" office:value="4293" calcext:value-type="float">
            <text:p>4293</text:p>
          </table:table-cell>
          <table:table-cell office:value-type="float" office:value="4789" calcext:value-type="float">
            <text:p>4789</text:p>
          </table:table-cell>
          <table:table-cell/>
          <table:table-cell table:formula="of:=IF([.C305] &gt; 0;1/([.C305]/100);100)" office:value-type="float" office:value="1.11553692056837" calcext:value-type="float">
            <text:p>1,115536920568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3" calcext:value-type="float">
            <text:p>3</text:p>
          </table:table-cell>
          <table:table-cell office:value-type="float" office:value="87.6221498371335" calcext:value-type="float">
            <text:p>87,6221498371335</text:p>
          </table:table-cell>
          <table:table-cell office:value-type="float" office:value="4304" calcext:value-type="float">
            <text:p>4304</text:p>
          </table:table-cell>
          <table:table-cell office:value-type="float" office:value="4912" calcext:value-type="float">
            <text:p>4912</text:p>
          </table:table-cell>
          <table:table-cell/>
          <table:table-cell table:formula="of:=IF([.C306] &gt; 0;1/([.C306]/100);100)" office:value-type="float" office:value="1.14126394052045" calcext:value-type="float">
            <text:p>1,141263940520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4" calcext:value-type="float">
            <text:p>4</text:p>
          </table:table-cell>
          <table:table-cell office:value-type="float" office:value="90.401023890785" calcext:value-type="float">
            <text:p>90,401023890785</text:p>
          </table:table-cell>
          <table:table-cell office:value-type="float" office:value="4238" calcext:value-type="float">
            <text:p>4238</text:p>
          </table:table-cell>
          <table:table-cell office:value-type="float" office:value="4688" calcext:value-type="float">
            <text:p>4688</text:p>
          </table:table-cell>
          <table:table-cell/>
          <table:table-cell table:formula="of:=IF([.C307] &gt; 0;1/([.C307]/100);100)" office:value-type="float" office:value="1.10618216139689" calcext:value-type="float">
            <text:p>1,106182161396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5" calcext:value-type="float">
            <text:p>5</text:p>
          </table:table-cell>
          <table:table-cell office:value-type="float" office:value="83.0979393378097" calcext:value-type="float">
            <text:p>83,0979393378097</text:p>
          </table:table-cell>
          <table:table-cell office:value-type="float" office:value="3589" calcext:value-type="float">
            <text:p>3589</text:p>
          </table:table-cell>
          <table:table-cell office:value-type="float" office:value="4319" calcext:value-type="float">
            <text:p>4319</text:p>
          </table:table-cell>
          <table:table-cell/>
          <table:table-cell table:formula="of:=IF([.C308] &gt; 0;1/([.C308]/100);100)" office:value-type="float" office:value="1.20339927556422" calcext:value-type="float">
            <text:p>1,203399275564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6" calcext:value-type="float">
            <text:p>6</text:p>
          </table:table-cell>
          <table:table-cell office:value-type="float" office:value="95.8544839255499" calcext:value-type="float">
            <text:p>95,8544839255499</text:p>
          </table:table-cell>
          <table:table-cell office:value-type="float" office:value="4532" calcext:value-type="float">
            <text:p>4532</text:p>
          </table:table-cell>
          <table:table-cell office:value-type="float" office:value="4728" calcext:value-type="float">
            <text:p>4728</text:p>
          </table:table-cell>
          <table:table-cell/>
          <table:table-cell table:formula="of:=IF([.C309] &gt; 0;1/([.C309]/100);100)" office:value-type="float" office:value="1.0432480141218" calcext:value-type="float">
            <text:p>1,04324801412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7" calcext:value-type="float">
            <text:p>7</text:p>
          </table:table-cell>
          <table:table-cell office:value-type="float" office:value="91.2514946193703" calcext:value-type="float">
            <text:p>91,2514946193703</text:p>
          </table:table-cell>
          <table:table-cell office:value-type="float" office:value="4579" calcext:value-type="float">
            <text:p>4579</text:p>
          </table:table-cell>
          <table:table-cell office:value-type="float" office:value="5018" calcext:value-type="float">
            <text:p>5018</text:p>
          </table:table-cell>
          <table:table-cell/>
          <table:table-cell table:formula="of:=IF([.C310] &gt; 0;1/([.C310]/100);100)" office:value-type="float" office:value="1.09587246123608" calcext:value-type="float">
            <text:p>1,095872461236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8" calcext:value-type="float">
            <text:p>8</text:p>
          </table:table-cell>
          <table:table-cell office:value-type="float" office:value="84.7890924584576" calcext:value-type="float">
            <text:p>84,7890924584576</text:p>
          </table:table-cell>
          <table:table-cell office:value-type="float" office:value="3980" calcext:value-type="float">
            <text:p>3980</text:p>
          </table:table-cell>
          <table:table-cell office:value-type="float" office:value="4694" calcext:value-type="float">
            <text:p>4694</text:p>
          </table:table-cell>
          <table:table-cell/>
          <table:table-cell table:formula="of:=IF([.C311] &gt; 0;1/([.C311]/100);100)" office:value-type="float" office:value="1.17939698492462" calcext:value-type="float">
            <text:p>1,179396984924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9" calcext:value-type="float">
            <text:p>9</text:p>
          </table:table-cell>
          <table:table-cell office:value-type="float" office:value="88.4509429963975" calcext:value-type="float">
            <text:p>88,4509429963975</text:p>
          </table:table-cell>
          <table:table-cell office:value-type="float" office:value="4174" calcext:value-type="float">
            <text:p>4174</text:p>
          </table:table-cell>
          <table:table-cell office:value-type="float" office:value="4719" calcext:value-type="float">
            <text:p>4719</text:p>
          </table:table-cell>
          <table:table-cell/>
          <table:table-cell table:formula="of:=IF([.C312] &gt; 0;1/([.C312]/100);100)" office:value-type="float" office:value="1.13057019645424" calcext:value-type="float">
            <text:p>1,13057019645424</text:p>
          </table:table-cell>
          <table:table-cell office:value-type="string" calcext:value-type="string">
            <text:p>M_H</text:p>
          </table:table-cell>
          <table:table-cell table:formula="of:=10/SUM([.G303:.G312])" office:value-type="float" office:value="0.901609276959856" calcext:value-type="float">
            <text:p>0,9016092769598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 Accuracy (Overall):</text:p>
          </table:table-cell>
          <table:table-cell office:value-type="float" office:value="90.5270833333333" calcext:value-type="float">
            <text:p>90,5270833333333</text:p>
          </table:table-cell>
          <table:table-cell office:value-type="float" office:value="43453" calcext:value-type="float">
            <text:p>43453</text:p>
          </table:table-cell>
          <table:table-cell office:value-type="float" office:value="48000" calcext:value-type="float">
            <text:p>4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_QL_WIKI__ALPHA_SEARCH__MIN_ALPHA-0,2__GAMMA-1,0__PRUNE_TYPE-ROW__PRUNE_PERCENT-0,8__EPSILON-0,1__REWARD_TYPE-ACC_COMPRESS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0" calcext:value-type="float">
            <text:p>0</text:p>
          </table:table-cell>
          <table:table-cell office:value-type="float" office:value="96.2790697674419" calcext:value-type="float">
            <text:p>96,2790697674419</text:p>
          </table:table-cell>
          <table:table-cell office:value-type="float" office:value="4554" calcext:value-type="float">
            <text:p>4554</text:p>
          </table:table-cell>
          <table:table-cell office:value-type="float" office:value="4730" calcext:value-type="float">
            <text:p>4730</text:p>
          </table:table-cell>
          <table:table-cell/>
          <table:table-cell table:formula="of:=IF([.C315] &gt; 0;1/([.C315]/100);100)" office:value-type="float" office:value="1.03864734299517" calcext:value-type="float">
            <text:p>1,038647342995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1" calcext:value-type="float">
            <text:p>1</text:p>
          </table:table-cell>
          <table:table-cell office:value-type="float" office:value="95.6135480288728" calcext:value-type="float">
            <text:p>95,6135480288728</text:p>
          </table:table-cell>
          <table:table-cell office:value-type="float" office:value="5166" calcext:value-type="float">
            <text:p>5166</text:p>
          </table:table-cell>
          <table:table-cell office:value-type="float" office:value="5403" calcext:value-type="float">
            <text:p>5403</text:p>
          </table:table-cell>
          <table:table-cell/>
          <table:table-cell table:formula="of:=IF([.C316] &gt; 0;1/([.C316]/100);100)" office:value-type="float" office:value="1.0458768873403" calcext:value-type="float">
            <text:p>1,04587688734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2" calcext:value-type="float">
            <text:p>2</text:p>
          </table:table-cell>
          <table:table-cell office:value-type="float" office:value="88.0350803925663" calcext:value-type="float">
            <text:p>88,0350803925663</text:p>
          </table:table-cell>
          <table:table-cell office:value-type="float" office:value="4216" calcext:value-type="float">
            <text:p>4216</text:p>
          </table:table-cell>
          <table:table-cell office:value-type="float" office:value="4789" calcext:value-type="float">
            <text:p>4789</text:p>
          </table:table-cell>
          <table:table-cell/>
          <table:table-cell table:formula="of:=IF([.C317] &gt; 0;1/([.C317]/100);100)" office:value-type="float" office:value="1.13591081593928" calcext:value-type="float">
            <text:p>1,135910815939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3" calcext:value-type="float">
            <text:p>3</text:p>
          </table:table-cell>
          <table:table-cell office:value-type="float" office:value="88.9454397394137" calcext:value-type="float">
            <text:p>88,9454397394137</text:p>
          </table:table-cell>
          <table:table-cell office:value-type="float" office:value="4369" calcext:value-type="float">
            <text:p>4369</text:p>
          </table:table-cell>
          <table:table-cell office:value-type="float" office:value="4912" calcext:value-type="float">
            <text:p>4912</text:p>
          </table:table-cell>
          <table:table-cell/>
          <table:table-cell table:formula="of:=IF([.C318] &gt; 0;1/([.C318]/100);100)" office:value-type="float" office:value="1.12428473334859" calcext:value-type="float">
            <text:p>1,12428473334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4" calcext:value-type="float">
            <text:p>4</text:p>
          </table:table-cell>
          <table:table-cell office:value-type="float" office:value="92.9180887372014" calcext:value-type="float">
            <text:p>92,9180887372014</text:p>
          </table:table-cell>
          <table:table-cell office:value-type="float" office:value="4356" calcext:value-type="float">
            <text:p>4356</text:p>
          </table:table-cell>
          <table:table-cell office:value-type="float" office:value="4688" calcext:value-type="float">
            <text:p>4688</text:p>
          </table:table-cell>
          <table:table-cell/>
          <table:table-cell table:formula="of:=IF([.C319] &gt; 0;1/([.C319]/100);100)" office:value-type="float" office:value="1.07621671258035" calcext:value-type="float">
            <text:p>1,076216712580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5" calcext:value-type="float">
            <text:p>5</text:p>
          </table:table-cell>
          <table:table-cell office:value-type="float" office:value="82.8895577680019" calcext:value-type="float">
            <text:p>82,8895577680019</text:p>
          </table:table-cell>
          <table:table-cell office:value-type="float" office:value="3580" calcext:value-type="float">
            <text:p>3580</text:p>
          </table:table-cell>
          <table:table-cell office:value-type="float" office:value="4319" calcext:value-type="float">
            <text:p>4319</text:p>
          </table:table-cell>
          <table:table-cell/>
          <table:table-cell table:formula="of:=IF([.C320] &gt; 0;1/([.C320]/100);100)" office:value-type="float" office:value="1.20642458100559" calcext:value-type="float">
            <text:p>1,206424581005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6" calcext:value-type="float">
            <text:p>6</text:p>
          </table:table-cell>
          <table:table-cell office:value-type="float" office:value="95.3891708967851" calcext:value-type="float">
            <text:p>95,3891708967851</text:p>
          </table:table-cell>
          <table:table-cell office:value-type="float" office:value="4510" calcext:value-type="float">
            <text:p>4510</text:p>
          </table:table-cell>
          <table:table-cell office:value-type="float" office:value="4728" calcext:value-type="float">
            <text:p>4728</text:p>
          </table:table-cell>
          <table:table-cell/>
          <table:table-cell table:formula="of:=IF([.C321] &gt; 0;1/([.C321]/100);100)" office:value-type="float" office:value="1.04833702882483" calcext:value-type="float">
            <text:p>1,048337028824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7" calcext:value-type="float">
            <text:p>7</text:p>
          </table:table-cell>
          <table:table-cell office:value-type="float" office:value="92.2877640494221" calcext:value-type="float">
            <text:p>92,2877640494221</text:p>
          </table:table-cell>
          <table:table-cell office:value-type="float" office:value="4631" calcext:value-type="float">
            <text:p>4631</text:p>
          </table:table-cell>
          <table:table-cell office:value-type="float" office:value="5018" calcext:value-type="float">
            <text:p>5018</text:p>
          </table:table-cell>
          <table:table-cell/>
          <table:table-cell table:formula="of:=IF([.C322] &gt; 0;1/([.C322]/100);100)" office:value-type="float" office:value="1.08356726408983" calcext:value-type="float">
            <text:p>1,083567264089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8" calcext:value-type="float">
            <text:p>8</text:p>
          </table:table-cell>
          <table:table-cell office:value-type="float" office:value="88.5811674478057" calcext:value-type="float">
            <text:p>88,5811674478057</text:p>
          </table:table-cell>
          <table:table-cell office:value-type="float" office:value="4158" calcext:value-type="float">
            <text:p>4158</text:p>
          </table:table-cell>
          <table:table-cell office:value-type="float" office:value="4694" calcext:value-type="float">
            <text:p>4694</text:p>
          </table:table-cell>
          <table:table-cell/>
          <table:table-cell table:formula="of:=IF([.C323] &gt; 0;1/([.C323]/100);100)" office:value-type="float" office:value="1.12890812890813" calcext:value-type="float">
            <text:p>1,128908128908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9" calcext:value-type="float">
            <text:p>9</text:p>
          </table:table-cell>
          <table:table-cell office:value-type="float" office:value="88.3026064844247" calcext:value-type="float">
            <text:p>88,3026064844247</text:p>
          </table:table-cell>
          <table:table-cell office:value-type="float" office:value="4167" calcext:value-type="float">
            <text:p>4167</text:p>
          </table:table-cell>
          <table:table-cell office:value-type="float" office:value="4719" calcext:value-type="float">
            <text:p>4719</text:p>
          </table:table-cell>
          <table:table-cell/>
          <table:table-cell table:formula="of:=IF([.C324] &gt; 0;1/([.C324]/100);100)" office:value-type="float" office:value="1.1324694024478" calcext:value-type="float">
            <text:p>1,1324694024478</text:p>
          </table:table-cell>
          <table:table-cell office:value-type="string" calcext:value-type="string">
            <text:p>M_H</text:p>
          </table:table-cell>
          <table:table-cell table:formula="of:=10/SUM([.G315:.G324])" office:value-type="float" office:value="0.907388080080767" calcext:value-type="float">
            <text:p>0,907388080080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 Accuracy (Overall):</text:p>
          </table:table-cell>
          <table:table-cell office:value-type="float" office:value="91.05625" calcext:value-type="float">
            <text:p>91,05625</text:p>
          </table:table-cell>
          <table:table-cell office:value-type="float" office:value="43707" calcext:value-type="float">
            <text:p>43707</text:p>
          </table:table-cell>
          <table:table-cell office:value-type="float" office:value="48000" calcext:value-type="float">
            <text:p>4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TTERY_TICKE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0" calcext:value-type="float">
            <text:p>0</text:p>
          </table:table-cell>
          <table:table-cell office:value-type="float" office:value="98.3932346723045" calcext:value-type="float">
            <text:p>98,3932346723045</text:p>
          </table:table-cell>
          <table:table-cell office:value-type="float" office:value="4654" calcext:value-type="float">
            <text:p>4654</text:p>
          </table:table-cell>
          <table:table-cell office:value-type="float" office:value="4730" calcext:value-type="float">
            <text:p>4730</text:p>
          </table:table-cell>
          <table:table-cell/>
          <table:table-cell table:formula="of:=IF([.C327] &gt; 0;1/([.C327]/100);100)" office:value-type="float" office:value="1.01633003867641" calcext:value-type="float">
            <text:p>1,016330038676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1" calcext:value-type="float">
            <text:p>1</text:p>
          </table:table-cell>
          <table:table-cell office:value-type="float" office:value="97.5569128262077" calcext:value-type="float">
            <text:p>97,5569128262077</text:p>
          </table:table-cell>
          <table:table-cell office:value-type="float" office:value="5271" calcext:value-type="float">
            <text:p>5271</text:p>
          </table:table-cell>
          <table:table-cell office:value-type="float" office:value="5403" calcext:value-type="float">
            <text:p>5403</text:p>
          </table:table-cell>
          <table:table-cell/>
          <table:table-cell table:formula="of:=IF([.C328] &gt; 0;1/([.C328]/100);100)" office:value-type="float" office:value="1.02504268639727" calcext:value-type="float">
            <text:p>1,025042686397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2" calcext:value-type="float">
            <text:p>2</text:p>
          </table:table-cell>
          <table:table-cell office:value-type="float" office:value="96.0743370223429" calcext:value-type="float">
            <text:p>96,0743370223429</text:p>
          </table:table-cell>
          <table:table-cell office:value-type="float" office:value="4601" calcext:value-type="float">
            <text:p>4601</text:p>
          </table:table-cell>
          <table:table-cell office:value-type="float" office:value="4789" calcext:value-type="float">
            <text:p>4789</text:p>
          </table:table-cell>
          <table:table-cell/>
          <table:table-cell table:formula="of:=IF([.C329] &gt; 0;1/([.C329]/100);100)" office:value-type="float" office:value="1.04086068246033" calcext:value-type="float">
            <text:p>1,040860682460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3" calcext:value-type="float">
            <text:p>3</text:p>
          </table:table-cell>
          <table:table-cell office:value-type="float" office:value="95.663680781759" calcext:value-type="float">
            <text:p>95,663680781759</text:p>
          </table:table-cell>
          <table:table-cell office:value-type="float" office:value="4699" calcext:value-type="float">
            <text:p>4699</text:p>
          </table:table-cell>
          <table:table-cell office:value-type="float" office:value="4912" calcext:value-type="float">
            <text:p>4912</text:p>
          </table:table-cell>
          <table:table-cell/>
          <table:table-cell table:formula="of:=IF([.C330] &gt; 0;1/([.C330]/100);100)" office:value-type="float" office:value="1.04532879336029" calcext:value-type="float">
            <text:p>1,045328793360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4" calcext:value-type="float">
            <text:p>4</text:p>
          </table:table-cell>
          <table:table-cell office:value-type="float" office:value="96.9283276450512" calcext:value-type="float">
            <text:p>96,9283276450512</text:p>
          </table:table-cell>
          <table:table-cell office:value-type="float" office:value="4544" calcext:value-type="float">
            <text:p>4544</text:p>
          </table:table-cell>
          <table:table-cell office:value-type="float" office:value="4688" calcext:value-type="float">
            <text:p>4688</text:p>
          </table:table-cell>
          <table:table-cell/>
          <table:table-cell table:formula="of:=IF([.C331] &gt; 0;1/([.C331]/100);100)" office:value-type="float" office:value="1.03169014084507" calcext:value-type="float">
            <text:p>1,031690140845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5" calcext:value-type="float">
            <text:p>5</text:p>
          </table:table-cell>
          <table:table-cell office:value-type="float" office:value="95.5082194952535" calcext:value-type="float">
            <text:p>95,5082194952535</text:p>
          </table:table-cell>
          <table:table-cell office:value-type="float" office:value="4125" calcext:value-type="float">
            <text:p>4125</text:p>
          </table:table-cell>
          <table:table-cell office:value-type="float" office:value="4319" calcext:value-type="float">
            <text:p>4319</text:p>
          </table:table-cell>
          <table:table-cell/>
          <table:table-cell table:formula="of:=IF([.C332] &gt; 0;1/([.C332]/100);100)" office:value-type="float" office:value="1.0470303030303" calcext:value-type="float">
            <text:p>1,04703030303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6" calcext:value-type="float">
            <text:p>6</text:p>
          </table:table-cell>
          <table:table-cell office:value-type="float" office:value="98.1175972927242" calcext:value-type="float">
            <text:p>98,1175972927242</text:p>
          </table:table-cell>
          <table:table-cell office:value-type="float" office:value="4639" calcext:value-type="float">
            <text:p>4639</text:p>
          </table:table-cell>
          <table:table-cell office:value-type="float" office:value="4728" calcext:value-type="float">
            <text:p>4728</text:p>
          </table:table-cell>
          <table:table-cell/>
          <table:table-cell table:formula="of:=IF([.C333] &gt; 0;1/([.C333]/100);100)" office:value-type="float" office:value="1.0191851692175" calcext:value-type="float">
            <text:p>1,01918516921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7" calcext:value-type="float">
            <text:p>7</text:p>
          </table:table-cell>
          <table:table-cell office:value-type="float" office:value="97.8477481068155" calcext:value-type="float">
            <text:p>97,8477481068155</text:p>
          </table:table-cell>
          <table:table-cell office:value-type="float" office:value="4910" calcext:value-type="float">
            <text:p>4910</text:p>
          </table:table-cell>
          <table:table-cell office:value-type="float" office:value="5018" calcext:value-type="float">
            <text:p>5018</text:p>
          </table:table-cell>
          <table:table-cell/>
          <table:table-cell table:formula="of:=IF([.C334] &gt; 0;1/([.C334]/100);100)" office:value-type="float" office:value="1.02199592668024" calcext:value-type="float">
            <text:p>1,021995926680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8" calcext:value-type="float">
            <text:p>8</text:p>
          </table:table-cell>
          <table:table-cell office:value-type="float" office:value="96.7192160204516" calcext:value-type="float">
            <text:p>96,7192160204516</text:p>
          </table:table-cell>
          <table:table-cell office:value-type="float" office:value="4540" calcext:value-type="float">
            <text:p>4540</text:p>
          </table:table-cell>
          <table:table-cell office:value-type="float" office:value="4694" calcext:value-type="float">
            <text:p>4694</text:p>
          </table:table-cell>
          <table:table-cell/>
          <table:table-cell table:formula="of:=IF([.C335] &gt; 0;1/([.C335]/100);100)" office:value-type="float" office:value="1.03392070484582" calcext:value-type="float">
            <text:p>1,033920704845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Accuracy of</text:p>
          </table:table-cell>
          <table:table-cell office:value-type="float" office:value="9" calcext:value-type="float">
            <text:p>9</text:p>
          </table:table-cell>
          <table:table-cell office:value-type="float" office:value="95.9313413858868" calcext:value-type="float">
            <text:p>95,9313413858868</text:p>
          </table:table-cell>
          <table:table-cell office:value-type="float" office:value="4527" calcext:value-type="float">
            <text:p>4527</text:p>
          </table:table-cell>
          <table:table-cell office:value-type="float" office:value="4719" calcext:value-type="float">
            <text:p>4719</text:p>
          </table:table-cell>
          <table:table-cell/>
          <table:table-cell table:formula="of:=IF([.C336] &gt; 0;1/([.C336]/100);100)" office:value-type="float" office:value="1.04241219350563" calcext:value-type="float">
            <text:p>1,04241219350563</text:p>
          </table:table-cell>
          <table:table-cell office:value-type="string" calcext:value-type="string">
            <text:p>M_H</text:p>
          </table:table-cell>
          <table:table-cell table:formula="of:=10/SUM([.G327:.G336])" office:value-type="float" office:value="0.968635895267921" calcext:value-type="float">
            <text:p>0,968635895267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 Accuracy (Overall):</text:p>
          </table:table-cell>
          <table:table-cell office:value-type="float" office:value="96.8958333333333" calcext:value-type="float">
            <text:p>96,8958333333333</text:p>
          </table:table-cell>
          <table:table-cell office:value-type="float" office:value="46510" calcext:value-type="float">
            <text:p>46510</text:p>
          </table:table-cell>
          <table:table-cell office:value-type="float" office:value="48000" calcext:value-type="float">
            <text:p>4800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4T19:56:02.494105664</dc:date>
    <meta:editing-duration>PT4M49S</meta:editing-duration>
    <meta:editing-cycles>1</meta:editing-cycles>
    <meta:document-statistic meta:table-count="1" meta:cell-count="1888" meta:object-count="0"/>
    <meta:generator>LibreOffice/6.0.7.3$Linux_X86_64 LibreOffice_project/00m0$Build-3</meta:generator>
  </office:meta>
</office:document-meta>
</file>